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2000000A000000DD000000DD245BE18F0D847CFC.svm" manifest:media-type="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Pictures/2000000A000000DF000000DF245BE18F0D847CFC.svm" manifest:media-type="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95.23mm" svg:y="0mm">
            <loext:p draw:notify-on-update-of-ranges="Hoja1.A4:Hoja1.A201 Hoja1.B4:Hoja1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6.02mm" svg:y="0mm">
            <loext:p draw:notify-on-update-of-ranges="Hoja1.A4:Hoja1.A201 Hoja1.B4:Hoja1.B2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16.23mm" svg:y="0.11mm">
            <loext:p draw:notify-on-update-of-ranges="Hoja1.A4:Hoja1.A201 Hoja1.B4:Hoja1.B2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54.56mm" svg:y="87.7mm">
            <loext:p draw:notify-on-update-of-ranges="Hoja1.A4:Hoja1.A201 Hoja1.B4:Hoja1.B201 Hoja1.C4:Hoja1.C2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15.52mm" svg:y="90.69mm">
            <loext:p draw:notify-on-update-of-ranges="Hoja1.A4:Hoja1.A201 Hoja1.B4:Hoja1.B201 Hoja1.C4:Hoja1.C201 Hoja1.D4:Hoja1.D2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ASE=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=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3.1416*([.$A4]+[.B$1])/[.B$2])" office:value-type="float" office:value="0" calcext:value-type="float">
            <text:p>0</text:p>
          </table:table-cell>
          <table:table-cell/>
          <table:table-cell table:formula="of:=SIN(2*3.1416*([.$A4]+[.D$1])/[.D$2])" office:value-type="float" office:value="0.500001060362603" calcext:value-type="float">
            <text:p>0,500001060362603</text:p>
          </table:table-cell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table:formula="of:=SIN(2*3.1416*([.$A5]+[.B$1])/[.B$2])" office:value-type="float" office:value="0.156434827838406" calcext:value-type="float">
            <text:p>0,156434827838406</text:p>
          </table:table-cell>
          <table:table-cell/>
          <table:table-cell table:formula="of:=SIN(2*3.1416*([.$A5]+[.D$1])/[.D$2])" office:value-type="float" office:value="0.54464016457117" calcext:value-type="float">
            <text:p>0,54464016457117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SIN(2*3.1416*([.$A6]+[.B$1])/[.B$2])" office:value-type="float" office:value="0.309017693059994" calcext:value-type="float">
            <text:p>0,309017693059994</text:p>
          </table:table-cell>
          <table:table-cell/>
          <table:table-cell table:formula="of:=SIN(2*3.1416*([.$A6]+[.D$1])/[.D$2])" office:value-type="float" office:value="0.58778644096598" calcext:value-type="float">
            <text:p>0,58778644096598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formula="of:=SIN(2*3.1416*([.$A7]+[.B$1])/[.B$2])" office:value-type="float" office:value="0.453991481594185" calcext:value-type="float">
            <text:p>0,453991481594185</text:p>
          </table:table-cell>
          <table:table-cell/>
          <table:table-cell table:formula="of:=SIN(2*3.1416*([.$A7]+[.D$1])/[.D$2])" office:value-type="float" office:value="0.629321628049529" calcext:value-type="float">
            <text:p>0,629321628049529</text:p>
          </table:table-cell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formula="of:=SIN(2*3.1416*([.$A8]+[.B$1])/[.B$2])" office:value-type="float" office:value="0.58778644096598" calcext:value-type="float">
            <text:p>0,58778644096598</text:p>
          </table:table-cell>
          <table:table-cell/>
          <table:table-cell table:formula="of:=SIN(2*3.1416*([.$A8]+[.D$1])/[.D$2])" office:value-type="float" office:value="0.669131880228779" calcext:value-type="float">
            <text:p>0,669131880228779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formula="of:=SIN(2*3.1416*([.$A9]+[.B$1])/[.B$2])" office:value-type="float" office:value="0.707108079859474" calcext:value-type="float">
            <text:p>0,707108079859474</text:p>
          </table:table-cell>
          <table:table-cell table:formula="of:=SIN(2*3.1416*([.$A9]+[.C$1])/[.C$2])" office:value-type="float" office:value="0.707108079859474" calcext:value-type="float">
            <text:p>0,707108079859474</text:p>
          </table:table-cell>
          <table:table-cell table:formula="of:=SIN(2*3.1416*([.$A9]+[.D$1])/[.D$2])" office:value-type="float" office:value="0.707108079859474" calcext:value-type="float">
            <text:p>0,707108079859474</text:p>
          </table:table-cell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formula="of:=SIN(2*3.1416*([.$A10]+[.B$1])/[.B$2])" office:value-type="float" office:value="0.809018289806456" calcext:value-type="float">
            <text:p>0,809018289806456</text:p>
          </table:table-cell>
          <table:table-cell/>
          <table:table-cell table:formula="of:=SIN(2*3.1416*([.$A10]+[.D$1])/[.D$2])" office:value-type="float" office:value="0.743146136331412" calcext:value-type="float">
            <text:p>0,743146136331412</text:p>
          </table:table-cell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table:formula="of:=SIN(2*3.1416*([.$A11]+[.B$1])/[.B$2])" office:value-type="float" office:value="0.891007691505577" calcext:value-type="float">
            <text:p>0,891007691505577</text:p>
          </table:table-cell>
          <table:table-cell/>
          <table:table-cell table:formula="of:=SIN(2*3.1416*([.$A11]+[.D$1])/[.D$2])" office:value-type="float" office:value="0.777147271374915" calcext:value-type="float">
            <text:p>0,777147271374915</text:p>
          </table:table-cell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table:formula="of:=SIN(2*3.1416*([.$A12]+[.B$1])/[.B$2])" office:value-type="float" office:value="0.951057424357288" calcext:value-type="float">
            <text:p>0,951057424357288</text:p>
          </table:table-cell>
          <table:table-cell/>
          <table:table-cell table:formula="of:=SIN(2*3.1416*([.$A12]+[.D$1])/[.D$2])" office:value-type="float" office:value="0.809018289806456" calcext:value-type="float">
            <text:p>0,809018289806456</text:p>
          </table:table-cell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table:formula="of:=SIN(2*3.1416*([.$A13]+[.B$1])/[.B$2])" office:value-type="float" office:value="0.987688857744028" calcext:value-type="float">
            <text:p>0,987688857744028</text:p>
          </table:table-cell>
          <table:table-cell/>
          <table:table-cell table:formula="of:=SIN(2*3.1416*([.$A13]+[.D$1])/[.D$2])" office:value-type="float" office:value="0.83867183497138" calcext:value-type="float">
            <text:p>0,83867183497138</text:p>
          </table:table-cell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table:formula="of:=SIN(2*3.1416*([.$A14]+[.B$1])/[.B$2])" office:value-type="float" office:value="0.999999999993254" calcext:value-type="float">
            <text:p>0,999999999993254</text:p>
          </table:table-cell>
          <table:table-cell/>
          <table:table-cell table:formula="of:=SIN(2*3.1416*([.$A14]+[.D$1])/[.D$2])" office:value-type="float" office:value="0.866026628183543" calcext:value-type="float">
            <text:p>0,866026628183543</text:p>
          </table:table-cell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formula="of:=SIN(2*3.1416*([.$A15]+[.B$1])/[.B$2])" office:value-type="float" office:value="0.987687708509612" calcext:value-type="float">
            <text:p>0,987687708509612</text:p>
          </table:table-cell>
          <table:table-cell/>
          <table:table-cell table:formula="of:=SIN(2*3.1416*([.$A15]+[.D$1])/[.D$2])" office:value-type="float" office:value="0.891007691505577" calcext:value-type="float">
            <text:p>0,891007691505577</text:p>
          </table:table-cell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formula="of:=SIN(2*3.1416*([.$A16]+[.B$1])/[.B$2])" office:value-type="float" office:value="0.951055154186554" calcext:value-type="float">
            <text:p>0,951055154186554</text:p>
          </table:table-cell>
          <table:table-cell/>
          <table:table-cell table:formula="of:=SIN(2*3.1416*([.$A16]+[.D$1])/[.D$2])" office:value-type="float" office:value="0.91354655325917" calcext:value-type="float">
            <text:p>0,91354655325917</text:p>
          </table:table-cell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formula="of:=SIN(2*3.1416*([.$A17]+[.B$1])/[.B$2])" office:value-type="float" office:value="0.891004356297923" calcext:value-type="float">
            <text:p>0,891004356297923</text:p>
          </table:table-cell>
          <table:table-cell/>
          <table:table-cell table:formula="of:=SIN(2*3.1416*([.$A17]+[.D$1])/[.D$2])" office:value-type="float" office:value="0.933581435702052" calcext:value-type="float">
            <text:p>0,933581435702052</text:p>
          </table:table-cell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formula="of:=SIN(2*3.1416*([.$A18]+[.B$1])/[.B$2])" office:value-type="float" office:value="0.809013971686147" calcext:value-type="float">
            <text:p>0,809013971686147</text:p>
          </table:table-cell>
          <table:table-cell/>
          <table:table-cell table:formula="of:=SIN(2*3.1416*([.$A18]+[.D$1])/[.D$2])" office:value-type="float" office:value="0.951057424357288" calcext:value-type="float">
            <text:p>0,951057424357288</text:p>
          </table:table-cell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formula="of:=SIN(2*3.1416*([.$A19]+[.B$1])/[.B$2])" office:value-type="float" office:value="0.707102885153458" calcext:value-type="float">
            <text:p>0,707102885153458</text:p>
          </table:table-cell>
          <table:table-cell/>
          <table:table-cell table:formula="of:=SIN(2*3.1416*([.$A19]+[.D$1])/[.D$2])" office:value-type="float" office:value="0.965926618530741" calcext:value-type="float">
            <text:p>0,965926618530741</text:p>
          </table:table-cell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formula="of:=SIN(2*3.1416*([.$A20]+[.B$1])/[.B$2])" office:value-type="float" office:value="0.587780497585758" calcext:value-type="float">
            <text:p>0,587780497585758</text:p>
          </table:table-cell>
          <table:table-cell/>
          <table:table-cell table:formula="of:=SIN(2*3.1416*([.$A20]+[.D$1])/[.D$2])" office:value-type="float" office:value="0.978148262604162" calcext:value-type="float">
            <text:p>0,978148262604162</text:p>
          </table:table-cell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formula="of:=SIN(2*3.1416*([.$A21]+[.B$1])/[.B$2])" office:value-type="float" office:value="0.453984935886186" calcext:value-type="float">
            <text:p>0,453984935886186</text:p>
          </table:table-cell>
          <table:table-cell/>
          <table:table-cell table:formula="of:=SIN(2*3.1416*([.$A21]+[.D$1])/[.D$2])" office:value-type="float" office:value="0.987688857744028" calcext:value-type="float">
            <text:p>0,987688857744028</text:p>
          </table:table-cell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formula="of:=SIN(2*3.1416*([.$A22]+[.B$1])/[.B$2])" office:value-type="float" office:value="0.309010706202024" calcext:value-type="float">
            <text:p>0,309010706202024</text:p>
          </table:table-cell>
          <table:table-cell/>
          <table:table-cell table:formula="of:=SIN(2*3.1416*([.$A22]+[.D$1])/[.D$2])" office:value-type="float" office:value="0.994522253719948" calcext:value-type="float">
            <text:p>0,994522253719948</text:p>
          </table:table-cell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formula="of:=SIN(2*3.1416*([.$A23]+[.B$1])/[.B$2])" office:value-type="float" office:value="0.1564275718709" calcext:value-type="float">
            <text:p>0,1564275718709</text:p>
          </table:table-cell>
          <table:table-cell/>
          <table:table-cell table:formula="of:=SIN(2*3.1416*([.$A23]+[.D$1])/[.D$2])" office:value-type="float" office:value="0.998629720580957" calcext:value-type="float">
            <text:p>0,998629720580957</text:p>
          </table:table-cell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table:formula="of:=SIN(2*3.1416*([.$A24]+[.B$1])/[.B$2])" office:value-type="float" office:value="-0.00000734641020664359" calcext:value-type="float">
            <text:p>-7,34641020664359E-06</text:p>
          </table:table-cell>
          <table:table-cell/>
          <table:table-cell table:formula="of:=SIN(2*3.1416*([.$A24]+[.D$1])/[.D$2])" office:value-type="float" office:value="0.999999999993254" calcext:value-type="float">
            <text:p>0,999999999993254</text:p>
          </table:table-cell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table:formula="of:=SIN(2*3.1416*([.$A25]+[.B$1])/[.B$2])" office:value-type="float" office:value="-0.156442083797469" calcext:value-type="float">
            <text:p>-0,156442083797469</text:p>
          </table:table-cell>
          <table:table-cell/>
          <table:table-cell table:formula="of:=SIN(2*3.1416*([.$A25]+[.D$1])/[.D$2])" office:value-type="float" office:value="0.998629336098655" calcext:value-type="float">
            <text:p>0,998629336098655</text:p>
          </table:table-cell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table:formula="of:=SIN(2*3.1416*([.$A26]+[.B$1])/[.B$2])" office:value-type="float" office:value="-0.309024679901286" calcext:value-type="float">
            <text:p>-0,309024679901286</text:p>
          </table:table-cell>
          <table:table-cell/>
          <table:table-cell table:formula="of:=SIN(2*3.1416*([.$A26]+[.D$1])/[.D$2])" office:value-type="float" office:value="0.994521485809189" calcext:value-type="float">
            <text:p>0,994521485809189</text:p>
          </table:table-cell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formula="of:=SIN(2*3.1416*([.$A27]+[.B$1])/[.B$2])" office:value-type="float" office:value="-0.453998027277682" calcext:value-type="float">
            <text:p>-0,453998027277682</text:p>
          </table:table-cell>
          <table:table-cell/>
          <table:table-cell table:formula="of:=SIN(2*3.1416*([.$A27]+[.D$1])/[.D$2])" office:value-type="float" office:value="0.987687708509612" calcext:value-type="float">
            <text:p>0,987687708509612</text:p>
          </table:table-cell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formula="of:=SIN(2*3.1416*([.$A28]+[.B$1])/[.B$2])" office:value-type="float" office:value="-0.587792384314479" calcext:value-type="float">
            <text:p>-0,587792384314479</text:p>
          </table:table-cell>
          <table:table-cell/>
          <table:table-cell table:formula="of:=SIN(2*3.1416*([.$A28]+[.D$1])/[.D$2])" office:value-type="float" office:value="0.978146735196075" calcext:value-type="float">
            <text:p>0,978146735196075</text:p>
          </table:table-cell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formula="of:=SIN(2*3.1416*([.$A29]+[.B$1])/[.B$2])" office:value-type="float" office:value="-0.707113274527326" calcext:value-type="float">
            <text:p>-0,707113274527326</text:p>
          </table:table-cell>
          <table:table-cell/>
          <table:table-cell table:formula="of:=SIN(2*3.1416*([.$A29]+[.D$1])/[.D$2])" office:value-type="float" office:value="0.965924717135522" calcext:value-type="float">
            <text:p>0,965924717135522</text:p>
          </table:table-cell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formula="of:=SIN(2*3.1416*([.$A30]+[.B$1])/[.B$2])" office:value-type="float" office:value="-0.809022607883103" calcext:value-type="float">
            <text:p>-0,809022607883103</text:p>
          </table:table-cell>
          <table:table-cell/>
          <table:table-cell table:formula="of:=SIN(2*3.1416*([.$A30]+[.D$1])/[.D$2])" office:value-type="float" office:value="0.951055154186554" calcext:value-type="float">
            <text:p>0,951055154186554</text:p>
          </table:table-cell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formula="of:=SIN(2*3.1416*([.$A31]+[.B$1])/[.B$2])" office:value-type="float" office:value="-0.891011026665144" calcext:value-type="float">
            <text:p>-0,891011026665144</text:p>
          </table:table-cell>
          <table:table-cell/>
          <table:table-cell table:formula="of:=SIN(2*3.1416*([.$A31]+[.D$1])/[.D$2])" office:value-type="float" office:value="0.933578802978211" calcext:value-type="float">
            <text:p>0,933578802978211</text:p>
          </table:table-cell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formula="of:=SIN(2*3.1416*([.$A32]+[.B$1])/[.B$2])" office:value-type="float" office:value="-0.951059694476694" calcext:value-type="float">
            <text:p>-0,951059694476694</text:p>
          </table:table-cell>
          <table:table-cell/>
          <table:table-cell table:formula="of:=SIN(2*3.1416*([.$A32]+[.D$1])/[.D$2])" office:value-type="float" office:value="0.91354356519837" calcext:value-type="float">
            <text:p>0,91354356519837</text:p>
          </table:table-cell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table:formula="of:=SIN(2*3.1416*([.$A33]+[.B$1])/[.B$2])" office:value-type="float" office:value="-0.987690006925139" calcext:value-type="float">
            <text:p>-0,987690006925139</text:p>
          </table:table-cell>
          <table:table-cell/>
          <table:table-cell table:formula="of:=SIN(2*3.1416*([.$A33]+[.D$1])/[.D$2])" office:value-type="float" office:value="0.891004356297923" calcext:value-type="float">
            <text:p>0,891004356297923</text:p>
          </table:table-cell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table:formula="of:=SIN(2*3.1416*([.$A34]+[.B$1])/[.B$2])" office:value-type="float" office:value="-0.999999999939284" calcext:value-type="float">
            <text:p>-0,999999999939284</text:p>
          </table:table-cell>
          <table:table-cell/>
          <table:table-cell table:formula="of:=SIN(2*3.1416*([.$A34]+[.D$1])/[.D$2])" office:value-type="float" office:value="0.86602295497065" calcext:value-type="float">
            <text:p>0,86602295497065</text:p>
          </table:table-cell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table:formula="of:=SIN(2*3.1416*([.$A35]+[.B$1])/[.B$2])" office:value-type="float" office:value="-0.987686559221891" calcext:value-type="float">
            <text:p>-0,987686559221891</text:p>
          </table:table-cell>
          <table:table-cell/>
          <table:table-cell table:formula="of:=SIN(2*3.1416*([.$A35]+[.D$1])/[.D$2])" office:value-type="float" office:value="0.838667833821316" calcext:value-type="float">
            <text:p>0,838667833821316</text:p>
          </table:table-cell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table:formula="of:=SIN(2*3.1416*([.$A36]+[.B$1])/[.B$2])" office:value-type="float" office:value="-0.951052883964491" calcext:value-type="float">
            <text:p>-0,951052883964491</text:p>
          </table:table-cell>
          <table:table-cell/>
          <table:table-cell table:formula="of:=SIN(2*3.1416*([.$A36]+[.D$1])/[.D$2])" office:value-type="float" office:value="0.809013971686146" calcext:value-type="float">
            <text:p>0,809013971686146</text:p>
          </table:table-cell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table:formula="of:=SIN(2*3.1416*([.$A37]+[.B$1])/[.B$2])" office:value-type="float" office:value="-0.891001021042182" calcext:value-type="float">
            <text:p>-0,891001021042182</text:p>
          </table:table-cell>
          <table:table-cell/>
          <table:table-cell table:formula="of:=SIN(2*3.1416*([.$A37]+[.D$1])/[.D$2])" office:value-type="float" office:value="0.777142648120083" calcext:value-type="float">
            <text:p>0,777142648120083</text:p>
          </table:table-cell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 table:formula="of:=SIN(2*3.1416*([.$A38]+[.B$1])/[.B$2])" office:value-type="float" office:value="-0.809009653522175" calcext:value-type="float">
            <text:p>-0,809009653522175</text:p>
          </table:table-cell>
          <table:table-cell/>
          <table:table-cell table:formula="of:=SIN(2*3.1416*([.$A38]+[.D$1])/[.D$2])" office:value-type="float" office:value="0.743141220614138" calcext:value-type="float">
            <text:p>0,743141220614138</text:p>
          </table:table-cell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table:formula="of:=SIN(2*3.1416*([.$A39]+[.B$1])/[.B$2])" office:value-type="float" office:value="-0.707097690409281" calcext:value-type="float">
            <text:p>-0,707097690409281</text:p>
          </table:table-cell>
          <table:table-cell/>
          <table:table-cell table:formula="of:=SIN(2*3.1416*([.$A39]+[.D$1])/[.D$2])" office:value-type="float" office:value="0.707102885153459" calcext:value-type="float">
            <text:p>0,707102885153459</text:p>
          </table:table-cell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table:formula="of:=SIN(2*3.1416*([.$A40]+[.B$1])/[.B$2])" office:value-type="float" office:value="-0.587774554173814" calcext:value-type="float">
            <text:p>-0,587774554173814</text:p>
          </table:table-cell>
          <table:table-cell/>
          <table:table-cell table:formula="of:=SIN(2*3.1416*([.$A40]+[.D$1])/[.D$2])" office:value-type="float" office:value="0.669126420772418" calcext:value-type="float">
            <text:p>0,669126420772418</text:p>
          </table:table-cell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table:formula="of:=SIN(2*3.1416*([.$A41]+[.B$1])/[.B$2])" office:value-type="float" office:value="-0.453978390153685" calcext:value-type="float">
            <text:p>-0,453978390153685</text:p>
          </table:table-cell>
          <table:table-cell/>
          <table:table-cell table:formula="of:=SIN(2*3.1416*([.$A41]+[.D$1])/[.D$2])" office:value-type="float" office:value="0.629315918806882" calcext:value-type="float">
            <text:p>0,629315918806882</text:p>
          </table:table-cell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table:formula="of:=SIN(2*3.1416*([.$A42]+[.B$1])/[.B$2])" office:value-type="float" office:value="-0.309003719327378" calcext:value-type="float">
            <text:p>-0,309003719327378</text:p>
          </table:table-cell>
          <table:table-cell/>
          <table:table-cell table:formula="of:=SIN(2*3.1416*([.$A42]+[.D$1])/[.D$2])" office:value-type="float" office:value="0.587780497585758" calcext:value-type="float">
            <text:p>0,587780497585758</text:p>
          </table:table-cell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table:formula="of:=SIN(2*3.1416*([.$A43]+[.B$1])/[.B$2])" office:value-type="float" office:value="-0.156420315894952" calcext:value-type="float">
            <text:p>-0,156420315894952</text:p>
          </table:table-cell>
          <table:table-cell/>
          <table:table-cell table:formula="of:=SIN(2*3.1416*([.$A43]+[.D$1])/[.D$2])" office:value-type="float" office:value="0.544634003343842" calcext:value-type="float">
            <text:p>0,544634003343842</text:p>
          </table:table-cell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table:formula="of:=SIN(2*3.1416*([.$A44]+[.B$1])/[.B$2])" office:value-type="float" office:value="0.0000146928204128907" calcext:value-type="float">
            <text:p>1,46928204128907E-05</text:p>
          </table:table-cell>
          <table:table-cell/>
          <table:table-cell table:formula="of:=SIN(2*3.1416*([.$A44]+[.D$1])/[.D$2])" office:value-type="float" office:value="0.499994698175742" calcext:value-type="float">
            <text:p>0,499994698175742</text:p>
          </table:table-cell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table:formula="of:=SIN(2*3.1416*([.$A45]+[.B$1])/[.B$2])" office:value-type="float" office:value="0.156449339748088" calcext:value-type="float">
            <text:p>0,156449339748088</text:p>
          </table:table-cell>
          <table:table-cell/>
          <table:table-cell table:formula="of:=SIN(2*3.1416*([.$A45]+[.D$1])/[.D$2])" office:value-type="float" office:value="0.453984935886185" calcext:value-type="float">
            <text:p>0,453984935886185</text:p>
          </table:table-cell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table:formula="of:=SIN(2*3.1416*([.$A46]+[.B$1])/[.B$2])" office:value-type="float" office:value="0.3090316667259" calcext:value-type="float">
            <text:p>0,3090316667259</text:p>
          </table:table-cell>
          <table:table-cell/>
          <table:table-cell table:formula="of:=SIN(2*3.1416*([.$A46]+[.D$1])/[.D$2])" office:value-type="float" office:value="0.406730826625172" calcext:value-type="float">
            <text:p>0,406730826625172</text:p>
          </table:table-cell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table:formula="of:=SIN(2*3.1416*([.$A47]+[.B$1])/[.B$2])" office:value-type="float" office:value="0.454004572936677" calcext:value-type="float">
            <text:p>0,454004572936677</text:p>
          </table:table-cell>
          <table:table-cell/>
          <table:table-cell table:formula="of:=SIN(2*3.1416*([.$A47]+[.D$1])/[.D$2])" office:value-type="float" office:value="0.358361891227204" calcext:value-type="float">
            <text:p>0,358361891227204</text:p>
          </table:table-cell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table:formula="of:=SIN(2*3.1416*([.$A48]+[.B$1])/[.B$2])" office:value-type="float" office:value="0.587798327631255" calcext:value-type="float">
            <text:p>0,587798327631255</text:p>
          </table:table-cell>
          <table:table-cell/>
          <table:table-cell table:formula="of:=SIN(2*3.1416*([.$A48]+[.D$1])/[.D$2])" office:value-type="float" office:value="0.309010706202024" calcext:value-type="float">
            <text:p>0,309010706202024</text:p>
          </table:table-cell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table:formula="of:=SIN(2*3.1416*([.$A49]+[.B$1])/[.B$2])" office:value-type="float" office:value="0.707118469157016" calcext:value-type="float">
            <text:p>0,707118469157016</text:p>
          </table:table-cell>
          <table:table-cell/>
          <table:table-cell table:formula="of:=SIN(2*3.1416*([.$A49]+[.D$1])/[.D$2])" office:value-type="float" office:value="0.258812540349915" calcext:value-type="float">
            <text:p>0,258812540349915</text:p>
          </table:table-cell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table:formula="of:=SIN(2*3.1416*([.$A50]+[.B$1])/[.B$2])" office:value-type="float" office:value="0.809026925916086" calcext:value-type="float">
            <text:p>0,809026925916086</text:p>
          </table:table-cell>
          <table:table-cell/>
          <table:table-cell table:formula="of:=SIN(2*3.1416*([.$A50]+[.D$1])/[.D$2])" office:value-type="float" office:value="0.207904983997589" calcext:value-type="float">
            <text:p>0,207904983997589</text:p>
          </table:table-cell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table:formula="of:=SIN(2*3.1416*([.$A51]+[.B$1])/[.B$2])" office:value-type="float" office:value="0.891014361776623" calcext:value-type="float">
            <text:p>0,891014361776623</text:p>
          </table:table-cell>
          <table:table-cell/>
          <table:table-cell table:formula="of:=SIN(2*3.1416*([.$A51]+[.D$1])/[.D$2])" office:value-type="float" office:value="0.1564275718709" calcext:value-type="float">
            <text:p>0,1564275718709</text:p>
          </table:table-cell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table:formula="of:=SIN(2*3.1416*([.$A52]+[.B$1])/[.B$2])" office:value-type="float" office:value="0.951061964544772" calcext:value-type="float">
            <text:p>0,951061964544772</text:p>
          </table:table-cell>
          <table:table-cell/>
          <table:table-cell table:formula="of:=SIN(2*3.1416*([.$A52]+[.D$1])/[.D$2])" office:value-type="float" office:value="0.104521400638075" calcext:value-type="float">
            <text:p>0,104521400638075</text:p>
          </table:table-cell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table:formula="of:=SIN(2*3.1416*([.$A53]+[.B$1])/[.B$2])" office:value-type="float" office:value="0.987691156052944" calcext:value-type="float">
            <text:p>0,987691156052944</text:p>
          </table:table-cell>
          <table:table-cell/>
          <table:table-cell table:formula="of:=SIN(2*3.1416*([.$A53]+[.D$1])/[.D$2])" office:value-type="float" office:value="0.0523287421717418" calcext:value-type="float">
            <text:p>0,052328742171742</text:p>
          </table:table-cell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 table:formula="of:=SIN(2*3.1416*([.$A54]+[.B$1])/[.B$2])" office:value-type="float" office:value="0.999999999831345" calcext:value-type="float">
            <text:p>0,999999999831345</text:p>
          </table:table-cell>
          <table:table-cell/>
          <table:table-cell table:formula="of:=SIN(2*3.1416*([.$A54]+[.D$1])/[.D$2])" office:value-type="float" office:value="-0.00000734641020664359" calcext:value-type="float">
            <text:p>-7,34641020664359E-06</text:p>
          </table:table-cell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 table:formula="of:=SIN(2*3.1416*([.$A55]+[.B$1])/[.B$2])" office:value-type="float" office:value="0.987685409880865" calcext:value-type="float">
            <text:p>0,987685409880865</text:p>
          </table:table-cell>
          <table:table-cell/>
          <table:table-cell table:formula="of:=SIN(2*3.1416*([.$A55]+[.D$1])/[.D$2])" office:value-type="float" office:value="-0.0523434148560607" calcext:value-type="float">
            <text:p>-0,052343414856061</text:p>
          </table:table-cell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table:formula="of:=SIN(2*3.1416*([.$A56]+[.B$1])/[.B$2])" office:value-type="float" office:value="0.9510506136911" calcext:value-type="float">
            <text:p>0,9510506136911</text:p>
          </table:table-cell>
          <table:table-cell/>
          <table:table-cell table:formula="of:=SIN(2*3.1416*([.$A56]+[.D$1])/[.D$2])" office:value-type="float" office:value="-0.104536012969304" calcext:value-type="float">
            <text:p>-0,104536012969304</text:p>
          </table:table-cell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table:formula="of:=SIN(2*3.1416*([.$A57]+[.B$1])/[.B$2])" office:value-type="float" office:value="0.890997685738353" calcext:value-type="float">
            <text:p>0,890997685738353</text:p>
          </table:table-cell>
          <table:table-cell/>
          <table:table-cell table:formula="of:=SIN(2*3.1416*([.$A57]+[.D$1])/[.D$2])" office:value-type="float" office:value="-0.156442083797468" calcext:value-type="float">
            <text:p>-0,156442083797468</text:p>
          </table:table-cell>
        </table:table-row>
        <table:table-row table:style-name="ro1">
          <table:table-cell table:formula="of:=[.A57]+1" office:value-type="float" office:value="54" calcext:value-type="float">
            <text:p>54</text:p>
          </table:table-cell>
          <table:table-cell table:formula="of:=SIN(2*3.1416*([.$A58]+[.B$1])/[.B$2])" office:value-type="float" office:value="0.809005335314541" calcext:value-type="float">
            <text:p>0,809005335314541</text:p>
          </table:table-cell>
          <table:table-cell/>
          <table:table-cell table:formula="of:=SIN(2*3.1416*([.$A58]+[.D$1])/[.D$2])" office:value-type="float" office:value="-0.207919355743128" calcext:value-type="float">
            <text:p>-0,207919355743128</text:p>
          </table:table-cell>
        </table:table-row>
        <table:table-row table:style-name="ro1">
          <table:table-cell table:formula="of:=[.A58]+1" office:value-type="float" office:value="55" calcext:value-type="float">
            <text:p>55</text:p>
          </table:table-cell>
          <table:table-cell table:formula="of:=SIN(2*3.1416*([.$A59]+[.B$1])/[.B$2])" office:value-type="float" office:value="0.707092495626942" calcext:value-type="float">
            <text:p>0,707092495626942</text:p>
          </table:table-cell>
          <table:table-cell/>
          <table:table-cell table:formula="of:=SIN(2*3.1416*([.$A59]+[.D$1])/[.D$2])" office:value-type="float" office:value="-0.258826732522286" calcext:value-type="float">
            <text:p>-0,258826732522286</text:p>
          </table:table-cell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table:formula="of:=SIN(2*3.1416*([.$A60]+[.B$1])/[.B$2])" office:value-type="float" office:value="0.587768610730149" calcext:value-type="float">
            <text:p>0,587768610730149</text:p>
          </table:table-cell>
          <table:table-cell/>
          <table:table-cell table:formula="of:=SIN(2*3.1416*([.$A60]+[.D$1])/[.D$2])" office:value-type="float" office:value="-0.309024679901285" calcext:value-type="float">
            <text:p>-0,309024679901285</text:p>
          </table:table-cell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 table:formula="of:=SIN(2*3.1416*([.$A61]+[.B$1])/[.B$2])" office:value-type="float" office:value="0.453971844396684" calcext:value-type="float">
            <text:p>0,453971844396684</text:p>
          </table:table-cell>
          <table:table-cell/>
          <table:table-cell table:formula="of:=SIN(2*3.1416*([.$A61]+[.D$1])/[.D$2])" office:value-type="float" office:value="-0.358375608152239" calcext:value-type="float">
            <text:p>-0,358375608152239</text:p>
          </table:table-cell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table:formula="of:=SIN(2*3.1416*([.$A62]+[.B$1])/[.B$2])" office:value-type="float" office:value="0.308996732436054" calcext:value-type="float">
            <text:p>0,308996732436054</text:p>
          </table:table-cell>
          <table:table-cell/>
          <table:table-cell table:formula="of:=SIN(2*3.1416*([.$A62]+[.D$1])/[.D$2])" office:value-type="float" office:value="-0.406744249178666" calcext:value-type="float">
            <text:p>-0,406744249178666</text:p>
          </table:table-cell>
        </table:table-row>
        <table:table-row table:style-name="ro1">
          <table:table-cell table:formula="of:=[.A62]+1" office:value-type="float" office:value="59" calcext:value-type="float">
            <text:p>59</text:p>
          </table:table-cell>
          <table:table-cell table:formula="of:=SIN(2*3.1416*([.$A63]+[.B$1])/[.B$2])" office:value-type="float" office:value="0.156413059910561" calcext:value-type="float">
            <text:p>0,156413059910561</text:p>
          </table:table-cell>
          <table:table-cell/>
          <table:table-cell table:formula="of:=SIN(2*3.1416*([.$A63]+[.D$1])/[.D$2])" office:value-type="float" office:value="-0.453998027277682" calcext:value-type="float">
            <text:p>-0,453998027277682</text:p>
          </table:table-cell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table:formula="of:=SIN(2*3.1416*([.$A64]+[.B$1])/[.B$2])" office:value-type="float" office:value="-0.0000220392306196771" calcext:value-type="float">
            <text:p>-2,20392306196771E-05</text:p>
          </table:table-cell>
          <table:table-cell/>
          <table:table-cell table:formula="of:=SIN(2*3.1416*([.$A64]+[.D$1])/[.D$2])" office:value-type="float" office:value="-0.500007422522479" calcext:value-type="float">
            <text:p>-0,500007422522479</text:p>
          </table:table-cell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table:formula="of:=SIN(2*3.1416*([.$A65]+[.B$1])/[.B$2])" office:value-type="float" office:value="-0.156456595690264" calcext:value-type="float">
            <text:p>-0,156456595690264</text:p>
          </table:table-cell>
          <table:table-cell/>
          <table:table-cell table:formula="of:=SIN(2*3.1416*([.$A65]+[.D$1])/[.D$2])" office:value-type="float" office:value="-0.544646325769104" calcext:value-type="float">
            <text:p>-0,544646325769104</text:p>
          </table:table-cell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table:formula="of:=SIN(2*3.1416*([.$A66]+[.B$1])/[.B$2])" office:value-type="float" office:value="-0.309038653533836" calcext:value-type="float">
            <text:p>-0,309038653533836</text:p>
          </table:table-cell>
          <table:table-cell/>
          <table:table-cell table:formula="of:=SIN(2*3.1416*([.$A66]+[.D$1])/[.D$2])" office:value-type="float" office:value="-0.587792384314479" calcext:value-type="float">
            <text:p>-0,587792384314479</text:p>
          </table:table-cell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table:formula="of:=SIN(2*3.1416*([.$A67]+[.B$1])/[.B$2])" office:value-type="float" office:value="-0.454011118571169" calcext:value-type="float">
            <text:p>-0,454011118571169</text:p>
          </table:table-cell>
          <table:table-cell/>
          <table:table-cell table:formula="of:=SIN(2*3.1416*([.$A67]+[.D$1])/[.D$2])" office:value-type="float" office:value="-0.629327337258211" calcext:value-type="float">
            <text:p>-0,629327337258211</text:p>
          </table:table-cell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table:formula="of:=SIN(2*3.1416*([.$A68]+[.B$1])/[.B$2])" office:value-type="float" office:value="-0.587804270916307" calcext:value-type="float">
            <text:p>-0,587804270916307</text:p>
          </table:table-cell>
          <table:table-cell/>
          <table:table-cell table:formula="of:=SIN(2*3.1416*([.$A68]+[.D$1])/[.D$2])" office:value-type="float" office:value="-0.669137339649027" calcext:value-type="float">
            <text:p>-0,669137339649027</text:p>
          </table:table-cell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table:formula="of:=SIN(2*3.1416*([.$A69]+[.B$1])/[.B$2])" office:value-type="float" office:value="-0.707123663748544" calcext:value-type="float">
            <text:p>-0,707123663748544</text:p>
          </table:table-cell>
          <table:table-cell table:formula="of:=SIN(2*3.1416*([.$A69]+[.C$1])/[.C$2])" office:value-type="float" office:value="-0.707113274527326" calcext:value-type="float">
            <text:p>-0,707113274527326</text:p>
          </table:table-cell>
          <table:table-cell table:formula="of:=SIN(2*3.1416*([.$A69]+[.D$1])/[.D$2])" office:value-type="float" office:value="-0.707113274527326" calcext:value-type="float">
            <text:p>-0,707113274527326</text:p>
          </table:table-cell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table:formula="of:=SIN(2*3.1416*([.$A70]+[.B$1])/[.B$2])" office:value-type="float" office:value="-0.809031243905407" calcext:value-type="float">
            <text:p>-0,809031243905407</text:p>
          </table:table-cell>
          <table:table-cell/>
          <table:table-cell table:formula="of:=SIN(2*3.1416*([.$A70]+[.D$1])/[.D$2])" office:value-type="float" office:value="-0.74315105200858" calcext:value-type="float">
            <text:p>-0,74315105200858</text:p>
          </table:table-cell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table:formula="of:=SIN(2*3.1416*([.$A71]+[.B$1])/[.B$2])" office:value-type="float" office:value="-0.891017696840014" calcext:value-type="float">
            <text:p>-0,891017696840014</text:p>
          </table:table-cell>
          <table:table-cell/>
          <table:table-cell table:formula="of:=SIN(2*3.1416*([.$A71]+[.D$1])/[.D$2])" office:value-type="float" office:value="-0.777151894587804" calcext:value-type="float">
            <text:p>-0,777151894587804</text:p>
          </table:table-cell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 table:formula="of:=SIN(2*3.1416*([.$A72]+[.B$1])/[.B$2])" office:value-type="float" office:value="-0.95106423456152" calcext:value-type="float">
            <text:p>-0,95106423456152</text:p>
          </table:table-cell>
          <table:table-cell/>
          <table:table-cell table:formula="of:=SIN(2*3.1416*([.$A72]+[.D$1])/[.D$2])" office:value-type="float" office:value="-0.809022607883103" calcext:value-type="float">
            <text:p>-0,809022607883103</text:p>
          </table:table-cell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 table:formula="of:=SIN(2*3.1416*([.$A73]+[.B$1])/[.B$2])" office:value-type="float" office:value="-0.987692305127444" calcext:value-type="float">
            <text:p>-0,987692305127444</text:p>
          </table:table-cell>
          <table:table-cell/>
          <table:table-cell table:formula="of:=SIN(2*3.1416*([.$A73]+[.D$1])/[.D$2])" office:value-type="float" office:value="-0.838675836076181" calcext:value-type="float">
            <text:p>-0,838675836076181</text:p>
          </table:table-cell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table:formula="of:=SIN(2*3.1416*([.$A74]+[.B$1])/[.B$2])" office:value-type="float" office:value="-0.999999999669435" calcext:value-type="float">
            <text:p>-0,999999999669435</text:p>
          </table:table-cell>
          <table:table-cell/>
          <table:table-cell table:formula="of:=SIN(2*3.1416*([.$A74]+[.D$1])/[.D$2])" office:value-type="float" office:value="-0.866030301349697" calcext:value-type="float">
            <text:p>-0,866030301349697</text:p>
          </table:table-cell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table:formula="of:=SIN(2*3.1416*([.$A75]+[.B$1])/[.B$2])" office:value-type="float" office:value="-0.987684260486533" calcext:value-type="float">
            <text:p>-0,987684260486533</text:p>
          </table:table-cell>
          <table:table-cell/>
          <table:table-cell table:formula="of:=SIN(2*3.1416*([.$A75]+[.D$1])/[.D$2])" office:value-type="float" office:value="-0.891011026665144" calcext:value-type="float">
            <text:p>-0,891011026665144</text:p>
          </table:table-cell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table:formula="of:=SIN(2*3.1416*([.$A76]+[.B$1])/[.B$2])" office:value-type="float" office:value="-0.951048343366382" calcext:value-type="float">
            <text:p>-0,951048343366382</text:p>
          </table:table-cell>
          <table:table-cell/>
          <table:table-cell table:formula="of:=SIN(2*3.1416*([.$A76]+[.D$1])/[.D$2])" office:value-type="float" office:value="-0.913549541270666" calcext:value-type="float">
            <text:p>-0,913549541270666</text:p>
          </table:table-cell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table:formula="of:=SIN(2*3.1416*([.$A77]+[.B$1])/[.B$2])" office:value-type="float" office:value="-0.890994350386438" calcext:value-type="float">
            <text:p>-0,890994350386438</text:p>
          </table:table-cell>
          <table:table-cell/>
          <table:table-cell table:formula="of:=SIN(2*3.1416*([.$A77]+[.D$1])/[.D$2])" office:value-type="float" office:value="-0.933584068375507" calcext:value-type="float">
            <text:p>-0,933584068375507</text:p>
          </table:table-cell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table:formula="of:=SIN(2*3.1416*([.$A78]+[.B$1])/[.B$2])" office:value-type="float" office:value="-0.809001017063246" calcext:value-type="float">
            <text:p>-0,809001017063246</text:p>
          </table:table-cell>
          <table:table-cell/>
          <table:table-cell table:formula="of:=SIN(2*3.1416*([.$A78]+[.D$1])/[.D$2])" office:value-type="float" office:value="-0.951059694476694" calcext:value-type="float">
            <text:p>-0,951059694476694</text:p>
          </table:table-cell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table:formula="of:=SIN(2*3.1416*([.$A79]+[.B$1])/[.B$2])" office:value-type="float" office:value="-0.707087300806441" calcext:value-type="float">
            <text:p>-0,707087300806441</text:p>
          </table:table-cell>
          <table:table-cell/>
          <table:table-cell table:formula="of:=SIN(2*3.1416*([.$A79]+[.D$1])/[.D$2])" office:value-type="float" office:value="-0.965928519873829" calcext:value-type="float">
            <text:p>-0,965928519873829</text:p>
          </table:table-cell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table:formula="of:=SIN(2*3.1416*([.$A80]+[.B$1])/[.B$2])" office:value-type="float" office:value="-0.587762667254761" calcext:value-type="float">
            <text:p>-0,587762667254761</text:p>
          </table:table-cell>
          <table:table-cell/>
          <table:table-cell table:formula="of:=SIN(2*3.1416*([.$A80]+[.D$1])/[.D$2])" office:value-type="float" office:value="-0.978149789959458" calcext:value-type="float">
            <text:p>-0,978149789959458</text:p>
          </table:table-cell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table:formula="of:=SIN(2*3.1416*([.$A81]+[.B$1])/[.B$2])" office:value-type="float" office:value="-0.453965298615181" calcext:value-type="float">
            <text:p>-0,453965298615181</text:p>
          </table:table-cell>
          <table:table-cell/>
          <table:table-cell table:formula="of:=SIN(2*3.1416*([.$A81]+[.D$1])/[.D$2])" office:value-type="float" office:value="-0.987690006925139" calcext:value-type="float">
            <text:p>-0,987690006925139</text:p>
          </table:table-cell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table:formula="of:=SIN(2*3.1416*([.$A82]+[.B$1])/[.B$2])" office:value-type="float" office:value="-0.308989745528054" calcext:value-type="float">
            <text:p>-0,308989745528054</text:p>
          </table:table-cell>
          <table:table-cell/>
          <table:table-cell table:formula="of:=SIN(2*3.1416*([.$A82]+[.D$1])/[.D$2])" office:value-type="float" office:value="-0.994523021577032" calcext:value-type="float">
            <text:p>-0,994523021577032</text:p>
          </table:table-cell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 table:formula="of:=SIN(2*3.1416*([.$A83]+[.B$1])/[.B$2])" office:value-type="float" office:value="-0.156405803917731" calcext:value-type="float">
            <text:p>-0,156405803917731</text:p>
          </table:table-cell>
          <table:table-cell/>
          <table:table-cell table:formula="of:=SIN(2*3.1416*([.$A83]+[.D$1])/[.D$2])" office:value-type="float" office:value="-0.998630105009362" calcext:value-type="float">
            <text:p>-0,998630105009362</text:p>
          </table:table-cell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 table:formula="of:=SIN(2*3.1416*([.$A84]+[.B$1])/[.B$2])" office:value-type="float" office:value="0.0000293856408226095" calcext:value-type="float">
            <text:p>2,93856408226095E-05</text:p>
          </table:table-cell>
          <table:table-cell/>
          <table:table-cell table:formula="of:=SIN(2*3.1416*([.$A84]+[.D$1])/[.D$2])" office:value-type="float" office:value="-0.999999999939284" calcext:value-type="float">
            <text:p>-0,999999999939284</text:p>
          </table:table-cell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table:formula="of:=SIN(2*3.1416*([.$A85]+[.B$1])/[.B$2])" office:value-type="float" office:value="0.156463851623995" calcext:value-type="float">
            <text:p>0,156463851623995</text:p>
          </table:table-cell>
          <table:table-cell/>
          <table:table-cell table:formula="of:=SIN(2*3.1416*([.$A85]+[.D$1])/[.D$2])" office:value-type="float" office:value="-0.998628951562458" calcext:value-type="float">
            <text:p>-0,998628951562458</text:p>
          </table:table-cell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table:formula="of:=SIN(2*3.1416*([.$A86]+[.B$1])/[.B$2])" office:value-type="float" office:value="0.309045640325091" calcext:value-type="float">
            <text:p>0,309045640325091</text:p>
          </table:table-cell>
          <table:table-cell/>
          <table:table-cell table:formula="of:=SIN(2*3.1416*([.$A86]+[.D$1])/[.D$2])" office:value-type="float" office:value="-0.994520717844757" calcext:value-type="float">
            <text:p>-0,994520717844757</text:p>
          </table:table-cell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table:formula="of:=SIN(2*3.1416*([.$A87]+[.B$1])/[.B$2])" office:value-type="float" office:value="0.45401766418116" calcext:value-type="float">
            <text:p>0,45401766418116</text:p>
          </table:table-cell>
          <table:table-cell/>
          <table:table-cell table:formula="of:=SIN(2*3.1416*([.$A87]+[.D$1])/[.D$2])" office:value-type="float" office:value="-0.987686559221891" calcext:value-type="float">
            <text:p>-0,987686559221891</text:p>
          </table:table-cell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table:formula="of:=SIN(2*3.1416*([.$A88]+[.B$1])/[.B$2])" office:value-type="float" office:value="0.587810214169637" calcext:value-type="float">
            <text:p>0,587810214169637</text:p>
          </table:table-cell>
          <table:table-cell/>
          <table:table-cell table:formula="of:=SIN(2*3.1416*([.$A88]+[.D$1])/[.D$2])" office:value-type="float" office:value="-0.978145207735198" calcext:value-type="float">
            <text:p>-0,978145207735198</text:p>
          </table:table-cell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table:formula="of:=SIN(2*3.1416*([.$A89]+[.B$1])/[.B$2])" office:value-type="float" office:value="0.707128858301908" calcext:value-type="float">
            <text:p>0,707128858301908</text:p>
          </table:table-cell>
          <table:table-cell/>
          <table:table-cell table:formula="of:=SIN(2*3.1416*([.$A89]+[.D$1])/[.D$2])" office:value-type="float" office:value="-0.965922815688172" calcext:value-type="float">
            <text:p>-0,965922815688172</text:p>
          </table:table-cell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table:formula="of:=SIN(2*3.1416*([.$A90]+[.B$1])/[.B$2])" office:value-type="float" office:value="0.809035561851065" calcext:value-type="float">
            <text:p>0,809035561851065</text:p>
          </table:table-cell>
          <table:table-cell/>
          <table:table-cell table:formula="of:=SIN(2*3.1416*([.$A90]+[.D$1])/[.D$2])" office:value-type="float" office:value="-0.951052883964491" calcext:value-type="float">
            <text:p>-0,951052883964491</text:p>
          </table:table-cell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table:formula="of:=SIN(2*3.1416*([.$A91]+[.B$1])/[.B$2])" office:value-type="float" office:value="0.891021031855318" calcext:value-type="float">
            <text:p>0,891021031855318</text:p>
          </table:table-cell>
          <table:table-cell/>
          <table:table-cell table:formula="of:=SIN(2*3.1416*([.$A91]+[.D$1])/[.D$2])" office:value-type="float" office:value="-0.933576170203986" calcext:value-type="float">
            <text:p>-0,933576170203986</text:p>
          </table:table-cell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table:formula="of:=SIN(2*3.1416*([.$A92]+[.B$1])/[.B$2])" office:value-type="float" office:value="0.951066504526941" calcext:value-type="float">
            <text:p>0,951066504526941</text:p>
          </table:table-cell>
          <table:table-cell/>
          <table:table-cell table:formula="of:=SIN(2*3.1416*([.$A92]+[.D$1])/[.D$2])" office:value-type="float" office:value="-0.913540577088266" calcext:value-type="float">
            <text:p>-0,913540577088266</text:p>
          </table:table-cell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 table:formula="of:=SIN(2*3.1416*([.$A93]+[.B$1])/[.B$2])" office:value-type="float" office:value="0.987693454148638" calcext:value-type="float">
            <text:p>0,987693454148638</text:p>
          </table:table-cell>
          <table:table-cell/>
          <table:table-cell table:formula="of:=SIN(2*3.1416*([.$A93]+[.D$1])/[.D$2])" office:value-type="float" office:value="-0.891001021042182" calcext:value-type="float">
            <text:p>-0,891001021042182</text:p>
          </table:table-cell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table:formula="of:=SIN(2*3.1416*([.$A94]+[.B$1])/[.B$2])" office:value-type="float" office:value="0.999999999453556" calcext:value-type="float">
            <text:p>0,999999999453556</text:p>
          </table:table-cell>
          <table:table-cell/>
          <table:table-cell table:formula="of:=SIN(2*3.1416*([.$A94]+[.D$1])/[.D$2])" office:value-type="float" office:value="-0.866019281711018" calcext:value-type="float">
            <text:p>-0,866019281711018</text:p>
          </table:table-cell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table:formula="of:=SIN(2*3.1416*([.$A95]+[.B$1])/[.B$2])" office:value-type="float" office:value="0.987683111038897" calcext:value-type="float">
            <text:p>0,987683111038897</text:p>
          </table:table-cell>
          <table:table-cell/>
          <table:table-cell table:formula="of:=SIN(2*3.1416*([.$A95]+[.D$1])/[.D$2])" office:value-type="float" office:value="-0.83866383262599" calcext:value-type="float">
            <text:p>-0,83866383262599</text:p>
          </table:table-cell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table:formula="of:=SIN(2*3.1416*([.$A96]+[.B$1])/[.B$2])" office:value-type="float" office:value="0.951046072990335" calcext:value-type="float">
            <text:p>0,951046072990335</text:p>
          </table:table-cell>
          <table:table-cell/>
          <table:table-cell table:formula="of:=SIN(2*3.1416*([.$A96]+[.D$1])/[.D$2])" office:value-type="float" office:value="-0.809009653522175" calcext:value-type="float">
            <text:p>-0,809009653522175</text:p>
          </table:table-cell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table:formula="of:=SIN(2*3.1416*([.$A97]+[.B$1])/[.B$2])" office:value-type="float" office:value="0.890991014986436" calcext:value-type="float">
            <text:p>0,890991014986436</text:p>
          </table:table-cell>
          <table:table-cell/>
          <table:table-cell table:formula="of:=SIN(2*3.1416*([.$A97]+[.D$1])/[.D$2])" office:value-type="float" office:value="-0.77713802482331" calcext:value-type="float">
            <text:p>-0,77713802482331</text:p>
          </table:table-cell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table:formula="of:=SIN(2*3.1416*([.$A98]+[.B$1])/[.B$2])" office:value-type="float" office:value="0.808996698768289" calcext:value-type="float">
            <text:p>0,808996698768289</text:p>
          </table:table-cell>
          <table:table-cell/>
          <table:table-cell table:formula="of:=SIN(2*3.1416*([.$A98]+[.D$1])/[.D$2])" office:value-type="float" office:value="-0.743136304856756" calcext:value-type="float">
            <text:p>-0,743136304856756</text:p>
          </table:table-cell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table:formula="of:=SIN(2*3.1416*([.$A99]+[.B$1])/[.B$2])" office:value-type="float" office:value="0.70708210594778" calcext:value-type="float">
            <text:p>0,70708210594778</text:p>
          </table:table-cell>
          <table:table-cell/>
          <table:table-cell table:formula="of:=SIN(2*3.1416*([.$A99]+[.D$1])/[.D$2])" office:value-type="float" office:value="-0.707097690409281" calcext:value-type="float">
            <text:p>-0,707097690409281</text:p>
          </table:table-cell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table:formula="of:=SIN(2*3.1416*([.$A100]+[.B$1])/[.B$2])" office:value-type="float" office:value="0.587756723747651" calcext:value-type="float">
            <text:p>0,587756723747651</text:p>
          </table:table-cell>
          <table:table-cell/>
          <table:table-cell table:formula="of:=SIN(2*3.1416*([.$A100]+[.D$1])/[.D$2])" office:value-type="float" office:value="-0.669120961279944" calcext:value-type="float">
            <text:p>-0,669120961279944</text:p>
          </table:table-cell>
        </table:table-row>
        <table:table-row table:style-name="ro1">
          <table:table-cell table:formula="of:=[.A100]+1" office:value-type="float" office:value="97" calcext:value-type="float">
            <text:p>97</text:p>
          </table:table-cell>
          <table:table-cell table:formula="of:=SIN(2*3.1416*([.$A101]+[.B$1])/[.B$2])" office:value-type="float" office:value="0.453958752809178" calcext:value-type="float">
            <text:p>0,453958752809178</text:p>
          </table:table-cell>
          <table:table-cell/>
          <table:table-cell table:formula="of:=SIN(2*3.1416*([.$A101]+[.D$1])/[.D$2])" office:value-type="float" office:value="-0.629310209530271" calcext:value-type="float">
            <text:p>-0,629310209530271</text:p>
          </table:table-cell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table:formula="of:=SIN(2*3.1416*([.$A102]+[.B$1])/[.B$2])" office:value-type="float" office:value="0.308982758603377" calcext:value-type="float">
            <text:p>0,308982758603377</text:p>
          </table:table-cell>
          <table:table-cell/>
          <table:table-cell table:formula="of:=SIN(2*3.1416*([.$A102]+[.D$1])/[.D$2])" office:value-type="float" office:value="-0.587774554173814" calcext:value-type="float">
            <text:p>-0,587774554173814</text:p>
          </table:table-cell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table:formula="of:=SIN(2*3.1416*([.$A103]+[.B$1])/[.B$2])" office:value-type="float" office:value="0.156398547916458" calcext:value-type="float">
            <text:p>0,156398547916458</text:p>
          </table:table-cell>
          <table:table-cell/>
          <table:table-cell table:formula="of:=SIN(2*3.1416*([.$A103]+[.D$1])/[.D$2])" office:value-type="float" office:value="-0.54462784208712" calcext:value-type="float">
            <text:p>-0,54462784208712</text:p>
          </table:table-cell>
        </table:table-row>
        <table:table-row table:style-name="ro1">
          <table:table-cell table:formula="of:=[.A103]+1" office:value-type="float" office:value="100" calcext:value-type="float">
            <text:p>100</text:p>
          </table:table-cell>
          <table:table-cell table:formula="of:=SIN(2*3.1416*([.$A104]+[.B$1])/[.B$2])" office:value-type="float" office:value="-0.000036732051023956" calcext:value-type="float">
            <text:p>-3,6732051023956E-05</text:p>
          </table:table-cell>
          <table:table-cell/>
          <table:table-cell table:formula="of:=SIN(2*3.1416*([.$A104]+[.D$1])/[.D$2])" office:value-type="float" office:value="-0.499988335961896" calcext:value-type="float">
            <text:p>-0,499988335961896</text:p>
          </table:table-cell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table:formula="of:=SIN(2*3.1416*([.$A105]+[.B$1])/[.B$2])" office:value-type="float" office:value="-0.156471107549285" calcext:value-type="float">
            <text:p>-0,156471107549285</text:p>
          </table:table-cell>
          <table:table-cell/>
          <table:table-cell table:formula="of:=SIN(2*3.1416*([.$A105]+[.D$1])/[.D$2])" office:value-type="float" office:value="-0.453978390153685" calcext:value-type="float">
            <text:p>-0,453978390153685</text:p>
          </table:table-cell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 table:formula="of:=SIN(2*3.1416*([.$A106]+[.B$1])/[.B$2])" office:value-type="float" office:value="-0.309052627099669" calcext:value-type="float">
            <text:p>-0,309052627099669</text:p>
          </table:table-cell>
          <table:table-cell/>
          <table:table-cell table:formula="of:=SIN(2*3.1416*([.$A106]+[.D$1])/[.D$2])" office:value-type="float" office:value="-0.406724115315497" calcext:value-type="float">
            <text:p>-0,406724115315497</text:p>
          </table:table-cell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 table:formula="of:=SIN(2*3.1416*([.$A107]+[.B$1])/[.B$2])" office:value-type="float" office:value="-0.454024209766646" calcext:value-type="float">
            <text:p>-0,454024209766646</text:p>
          </table:table-cell>
          <table:table-cell/>
          <table:table-cell table:formula="of:=SIN(2*3.1416*([.$A107]+[.D$1])/[.D$2])" office:value-type="float" office:value="-0.358355032735676" calcext:value-type="float">
            <text:p>-0,358355032735676</text:p>
          </table:table-cell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 table:formula="of:=SIN(2*3.1416*([.$A108]+[.B$1])/[.B$2])" office:value-type="float" office:value="-0.587816157391242" calcext:value-type="float">
            <text:p>-0,587816157391242</text:p>
          </table:table-cell>
          <table:table-cell/>
          <table:table-cell table:formula="of:=SIN(2*3.1416*([.$A108]+[.D$1])/[.D$2])" office:value-type="float" office:value="-0.309003719327377" calcext:value-type="float">
            <text:p>-0,309003719327377</text:p>
          </table:table-cell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 table:formula="of:=SIN(2*3.1416*([.$A109]+[.B$1])/[.B$2])" office:value-type="float" office:value="-0.707134052817108" calcext:value-type="float">
            <text:p>-0,707134052817108</text:p>
          </table:table-cell>
          <table:table-cell/>
          <table:table-cell table:formula="of:=SIN(2*3.1416*([.$A109]+[.D$1])/[.D$2])" office:value-type="float" office:value="-0.258805444242778" calcext:value-type="float">
            <text:p>-0,258805444242778</text:p>
          </table:table-cell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 table:formula="of:=SIN(2*3.1416*([.$A110]+[.B$1])/[.B$2])" office:value-type="float" office:value="-0.809039879753059" calcext:value-type="float">
            <text:p>-0,809039879753059</text:p>
          </table:table-cell>
          <table:table-cell/>
          <table:table-cell table:formula="of:=SIN(2*3.1416*([.$A110]+[.D$1])/[.D$2])" office:value-type="float" office:value="-0.207897798107989" calcext:value-type="float">
            <text:p>-0,207897798107989</text:p>
          </table:table-cell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 table:formula="of:=SIN(2*3.1416*([.$A111]+[.B$1])/[.B$2])" office:value-type="float" office:value="-0.891024366822533" calcext:value-type="float">
            <text:p>-0,891024366822533</text:p>
          </table:table-cell>
          <table:table-cell/>
          <table:table-cell table:formula="of:=SIN(2*3.1416*([.$A111]+[.D$1])/[.D$2])" office:value-type="float" office:value="-0.156420315894952" calcext:value-type="float">
            <text:p>-0,156420315894952</text:p>
          </table:table-cell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 table:formula="of:=SIN(2*3.1416*([.$A112]+[.B$1])/[.B$2])" office:value-type="float" office:value="-0.951068774441032" calcext:value-type="float">
            <text:p>-0,951068774441032</text:p>
          </table:table-cell>
          <table:table-cell/>
          <table:table-cell table:formula="of:=SIN(2*3.1416*([.$A112]+[.D$1])/[.D$2])" office:value-type="float" office:value="-0.104514094463999" calcext:value-type="float">
            <text:p>-0,104514094463999</text:p>
          </table:table-cell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 table:formula="of:=SIN(2*3.1416*([.$A113]+[.B$1])/[.B$2])" office:value-type="float" office:value="-0.987694603116527" calcext:value-type="float">
            <text:p>-0,987694603116527</text:p>
          </table:table-cell>
          <table:table-cell/>
          <table:table-cell table:formula="of:=SIN(2*3.1416*([.$A113]+[.D$1])/[.D$2])" office:value-type="float" office:value="-0.0523214058253456" calcext:value-type="float">
            <text:p>-0,052321405825346</text:p>
          </table:table-cell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 table:formula="of:=SIN(2*3.1416*([.$A114]+[.B$1])/[.B$2])" office:value-type="float" office:value="-0.999999999183708" calcext:value-type="float">
            <text:p>-0,999999999183708</text:p>
          </table:table-cell>
          <table:table-cell/>
          <table:table-cell table:formula="of:=SIN(2*3.1416*([.$A114]+[.D$1])/[.D$2])" office:value-type="float" office:value="0.0000146928204128907" calcext:value-type="float">
            <text:p>1,46928204128907E-05</text:p>
          </table:table-cell>
        </table:table-row>
        <table:table-row table:style-name="ro1">
          <table:table-cell table:formula="of:=[.A114]+1" office:value-type="float" office:value="111" calcext:value-type="float">
            <text:p>111</text:p>
          </table:table-cell>
          <table:table-cell table:formula="of:=SIN(2*3.1416*([.$A115]+[.B$1])/[.B$2])" office:value-type="float" office:value="-0.987681961537955" calcext:value-type="float">
            <text:p>-0,987681961537955</text:p>
          </table:table-cell>
          <table:table-cell/>
          <table:table-cell table:formula="of:=SIN(2*3.1416*([.$A115]+[.D$1])/[.D$2])" office:value-type="float" office:value="0.0523507511939836" calcext:value-type="float">
            <text:p>0,052350751193984</text:p>
          </table:table-cell>
        </table:table-row>
        <table:table-row table:style-name="ro1">
          <table:table-cell table:formula="of:=[.A115]+1" office:value-type="float" office:value="112" calcext:value-type="float">
            <text:p>112</text:p>
          </table:table-cell>
          <table:table-cell table:formula="of:=SIN(2*3.1416*([.$A116]+[.B$1])/[.B$2])" office:value-type="float" office:value="-0.951043802562962" calcext:value-type="float">
            <text:p>-0,951043802562962</text:p>
          </table:table-cell>
          <table:table-cell/>
          <table:table-cell table:formula="of:=SIN(2*3.1416*([.$A116]+[.D$1])/[.D$2])" office:value-type="float" office:value="0.104543319126456" calcext:value-type="float">
            <text:p>0,104543319126456</text:p>
          </table:table-cell>
        </table:table-row>
        <table:table-row table:style-name="ro1">
          <table:table-cell table:formula="of:=[.A116]+1" office:value-type="float" office:value="113" calcext:value-type="float">
            <text:p>113</text:p>
          </table:table-cell>
          <table:table-cell table:formula="of:=SIN(2*3.1416*([.$A117]+[.B$1])/[.B$2])" office:value-type="float" office:value="-0.890987679538347" calcext:value-type="float">
            <text:p>-0,890987679538347</text:p>
          </table:table-cell>
          <table:table-cell/>
          <table:table-cell table:formula="of:=SIN(2*3.1416*([.$A117]+[.D$1])/[.D$2])" office:value-type="float" office:value="0.156449339748088" calcext:value-type="float">
            <text:p>0,156449339748088</text:p>
          </table:table-cell>
        </table:table-row>
        <table:table-row table:style-name="ro1">
          <table:table-cell table:formula="of:=[.A117]+1" office:value-type="float" office:value="114" calcext:value-type="float">
            <text:p>114</text:p>
          </table:table-cell>
          <table:table-cell table:formula="of:=SIN(2*3.1416*([.$A118]+[.B$1])/[.B$2])" office:value-type="float" office:value="-0.808992380429671" calcext:value-type="float">
            <text:p>-0,808992380429671</text:p>
          </table:table-cell>
          <table:table-cell/>
          <table:table-cell table:formula="of:=SIN(2*3.1416*([.$A118]+[.D$1])/[.D$2])" office:value-type="float" office:value="0.207926541599066" calcext:value-type="float">
            <text:p>0,207926541599066</text:p>
          </table:table-cell>
        </table:table-row>
        <table:table-row table:style-name="ro1">
          <table:table-cell table:formula="of:=[.A118]+1" office:value-type="float" office:value="115" calcext:value-type="float">
            <text:p>115</text:p>
          </table:table-cell>
          <table:table-cell table:formula="of:=SIN(2*3.1416*([.$A119]+[.B$1])/[.B$2])" office:value-type="float" office:value="-0.707076911050956" calcext:value-type="float">
            <text:p>-0,707076911050956</text:p>
          </table:table-cell>
          <table:table-cell/>
          <table:table-cell table:formula="of:=SIN(2*3.1416*([.$A119]+[.D$1])/[.D$2])" office:value-type="float" office:value="0.258833828587518" calcext:value-type="float">
            <text:p>0,258833828587518</text:p>
          </table:table-cell>
        </table:table-row>
        <table:table-row table:style-name="ro1">
          <table:table-cell table:formula="of:=[.A119]+1" office:value-type="float" office:value="116" calcext:value-type="float">
            <text:p>116</text:p>
          </table:table-cell>
          <table:table-cell table:formula="of:=SIN(2*3.1416*([.$A120]+[.B$1])/[.B$2])" office:value-type="float" office:value="-0.58775078020882" calcext:value-type="float">
            <text:p>-0,58775078020882</text:p>
          </table:table-cell>
          <table:table-cell/>
          <table:table-cell table:formula="of:=SIN(2*3.1416*([.$A120]+[.D$1])/[.D$2])" office:value-type="float" office:value="0.309031666725899" calcext:value-type="float">
            <text:p>0,309031666725899</text:p>
          </table:table-cell>
        </table:table-row>
        <table:table-row table:style-name="ro1">
          <table:table-cell table:formula="of:=[.A120]+1" office:value-type="float" office:value="117" calcext:value-type="float">
            <text:p>117</text:p>
          </table:table-cell>
          <table:table-cell table:formula="of:=SIN(2*3.1416*([.$A121]+[.B$1])/[.B$2])" office:value-type="float" office:value="-0.453952206978674" calcext:value-type="float">
            <text:p>-0,453952206978674</text:p>
          </table:table-cell>
          <table:table-cell/>
          <table:table-cell table:formula="of:=SIN(2*3.1416*([.$A121]+[.D$1])/[.D$2])" office:value-type="float" office:value="0.358382466585745" calcext:value-type="float">
            <text:p>0,358382466585745</text:p>
          </table:table-cell>
        </table:table-row>
        <table:table-row table:style-name="ro1">
          <table:table-cell table:formula="of:=[.A121]+1" office:value-type="float" office:value="118" calcext:value-type="float">
            <text:p>118</text:p>
          </table:table-cell>
          <table:table-cell table:formula="of:=SIN(2*3.1416*([.$A122]+[.B$1])/[.B$2])" office:value-type="float" office:value="-0.308975771662025" calcext:value-type="float">
            <text:p>-0,308975771662025</text:p>
          </table:table-cell>
          <table:table-cell/>
          <table:table-cell table:formula="of:=SIN(2*3.1416*([.$A122]+[.D$1])/[.D$2])" office:value-type="float" office:value="0.406750960422486" calcext:value-type="float">
            <text:p>0,406750960422486</text:p>
          </table:table-cell>
        </table:table-row>
        <table:table-row table:style-name="ro1">
          <table:table-cell table:formula="of:=[.A122]+1" office:value-type="float" office:value="119" calcext:value-type="float">
            <text:p>119</text:p>
          </table:table-cell>
          <table:table-cell table:formula="of:=SIN(2*3.1416*([.$A123]+[.B$1])/[.B$2])" office:value-type="float" office:value="-0.156391291906746" calcext:value-type="float">
            <text:p>-0,156391291906746</text:p>
          </table:table-cell>
          <table:table-cell/>
          <table:table-cell table:formula="of:=SIN(2*3.1416*([.$A123]+[.D$1])/[.D$2])" office:value-type="float" office:value="0.454004572936677" calcext:value-type="float">
            <text:p>0,454004572936677</text:p>
          </table:table-cell>
        </table:table-row>
        <table:table-row table:style-name="ro1">
          <table:table-cell table:formula="of:=[.A123]+1" office:value-type="float" office:value="120" calcext:value-type="float">
            <text:p>120</text:p>
          </table:table-cell>
          <table:table-cell table:formula="of:=SIN(2*3.1416*([.$A124]+[.B$1])/[.B$2])" office:value-type="float" office:value="0.0000440784612286491" calcext:value-type="float">
            <text:p>4,40784612286491E-05</text:p>
          </table:table-cell>
          <table:table-cell/>
          <table:table-cell table:formula="of:=SIN(2*3.1416*([.$A124]+[.D$1])/[.D$2])" office:value-type="float" office:value="0.500013784655369" calcext:value-type="float">
            <text:p>0,500013784655369</text:p>
          </table:table-cell>
        </table:table-row>
        <table:table-row table:style-name="ro1">
          <table:table-cell table:formula="of:=[.A124]+1" office:value-type="float" office:value="121" calcext:value-type="float">
            <text:p>121</text:p>
          </table:table-cell>
          <table:table-cell table:formula="of:=SIN(2*3.1416*([.$A125]+[.B$1])/[.B$2])" office:value-type="float" office:value="0.156478363466127" calcext:value-type="float">
            <text:p>0,156478363466127</text:p>
          </table:table-cell>
          <table:table-cell/>
          <table:table-cell table:formula="of:=SIN(2*3.1416*([.$A125]+[.D$1])/[.D$2])" office:value-type="float" office:value="0.544652486937645" calcext:value-type="float">
            <text:p>0,544652486937645</text:p>
          </table:table-cell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table:formula="of:=SIN(2*3.1416*([.$A126]+[.B$1])/[.B$2])" office:value-type="float" office:value="0.309059613857568" calcext:value-type="float">
            <text:p>0,309059613857568</text:p>
          </table:table-cell>
          <table:table-cell/>
          <table:table-cell table:formula="of:=SIN(2*3.1416*([.$A126]+[.D$1])/[.D$2])" office:value-type="float" office:value="0.587798327631254" calcext:value-type="float">
            <text:p>0,587798327631254</text:p>
          </table:table-cell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table:formula="of:=SIN(2*3.1416*([.$A127]+[.B$1])/[.B$2])" office:value-type="float" office:value="0.454030755327627" calcext:value-type="float">
            <text:p>0,454030755327627</text:p>
          </table:table-cell>
          <table:table-cell/>
          <table:table-cell table:formula="of:=SIN(2*3.1416*([.$A127]+[.D$1])/[.D$2])" office:value-type="float" office:value="0.629333046432929" calcext:value-type="float">
            <text:p>0,629333046432929</text:p>
          </table:table-cell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table:formula="of:=SIN(2*3.1416*([.$A128]+[.B$1])/[.B$2])" office:value-type="float" office:value="0.587822100581123" calcext:value-type="float">
            <text:p>0,587822100581123</text:p>
          </table:table-cell>
          <table:table-cell/>
          <table:table-cell table:formula="of:=SIN(2*3.1416*([.$A128]+[.D$1])/[.D$2])" office:value-type="float" office:value="0.669142799033162" calcext:value-type="float">
            <text:p>0,669142799033162</text:p>
          </table:table-cell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table:formula="of:=SIN(2*3.1416*([.$A129]+[.B$1])/[.B$2])" office:value-type="float" office:value="0.707139247294142" calcext:value-type="float">
            <text:p>0,707139247294142</text:p>
          </table:table-cell>
          <table:table-cell table:formula="of:=SIN(2*3.1416*([.$A129]+[.C$1])/[.C$2])" office:value-type="float" office:value="0.707118469157016" calcext:value-type="float">
            <text:p>0,707118469157016</text:p>
          </table:table-cell>
          <table:table-cell table:formula="of:=SIN(2*3.1416*([.$A129]+[.D$1])/[.D$2])" office:value-type="float" office:value="0.707118469157016" calcext:value-type="float">
            <text:p>0,707118469157016</text:p>
          </table:table-cell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table:formula="of:=SIN(2*3.1416*([.$A130]+[.B$1])/[.B$2])" office:value-type="float" office:value="0.80904419761139" calcext:value-type="float">
            <text:p>0,80904419761139</text:p>
          </table:table-cell>
          <table:table-cell/>
          <table:table-cell table:formula="of:=SIN(2*3.1416*([.$A130]+[.D$1])/[.D$2])" office:value-type="float" office:value="0.743155967645639" calcext:value-type="float">
            <text:p>0,743155967645639</text:p>
          </table:table-cell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table:formula="of:=SIN(2*3.1416*([.$A131]+[.B$1])/[.B$2])" office:value-type="float" office:value="0.891027701741658" calcext:value-type="float">
            <text:p>0,891027701741658</text:p>
          </table:table-cell>
          <table:table-cell/>
          <table:table-cell table:formula="of:=SIN(2*3.1416*([.$A131]+[.D$1])/[.D$2])" office:value-type="float" office:value="0.777156517758751" calcext:value-type="float">
            <text:p>0,777156517758751</text:p>
          </table:table-cell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table:formula="of:=SIN(2*3.1416*([.$A132]+[.B$1])/[.B$2])" office:value-type="float" office:value="0.951071044303795" calcext:value-type="float">
            <text:p>0,951071044303795</text:p>
          </table:table-cell>
          <table:table-cell/>
          <table:table-cell table:formula="of:=SIN(2*3.1416*([.$A132]+[.D$1])/[.D$2])" office:value-type="float" office:value="0.809026925916086" calcext:value-type="float">
            <text:p>0,809026925916086</text:p>
          </table:table-cell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table:formula="of:=SIN(2*3.1416*([.$A133]+[.B$1])/[.B$2])" office:value-type="float" office:value="0.98769575203111" calcext:value-type="float">
            <text:p>0,98769575203111</text:p>
          </table:table-cell>
          <table:table-cell/>
          <table:table-cell table:formula="of:=SIN(2*3.1416*([.$A133]+[.D$1])/[.D$2])" office:value-type="float" office:value="0.838679837135719" calcext:value-type="float">
            <text:p>0,838679837135719</text:p>
          </table:table-cell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table:formula="of:=SIN(2*3.1416*([.$A134]+[.B$1])/[.B$2])" office:value-type="float" office:value="0.999999998859889" calcext:value-type="float">
            <text:p>0,999999998859889</text:p>
          </table:table-cell>
          <table:table-cell/>
          <table:table-cell table:formula="of:=SIN(2*3.1416*([.$A134]+[.D$1])/[.D$2])" office:value-type="float" office:value="0.866033974469112" calcext:value-type="float">
            <text:p>0,866033974469112</text:p>
          </table:table-cell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table:formula="of:=SIN(2*3.1416*([.$A135]+[.B$1])/[.B$2])" office:value-type="float" office:value="0.987680811983709" calcext:value-type="float">
            <text:p>0,987680811983709</text:p>
          </table:table-cell>
          <table:table-cell/>
          <table:table-cell table:formula="of:=SIN(2*3.1416*([.$A135]+[.D$1])/[.D$2])" office:value-type="float" office:value="0.891014361776623" calcext:value-type="float">
            <text:p>0,891014361776623</text:p>
          </table:table-cell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table:formula="of:=SIN(2*3.1416*([.$A136]+[.B$1])/[.B$2])" office:value-type="float" office:value="0.95104153208426" calcext:value-type="float">
            <text:p>0,95104153208426</text:p>
          </table:table-cell>
          <table:table-cell/>
          <table:table-cell table:formula="of:=SIN(2*3.1416*([.$A136]+[.D$1])/[.D$2])" office:value-type="float" office:value="0.913552529232857" calcext:value-type="float">
            <text:p>0,913552529232857</text:p>
          </table:table-cell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table:formula="of:=SIN(2*3.1416*([.$A137]+[.B$1])/[.B$2])" office:value-type="float" office:value="0.89098434404217" calcext:value-type="float">
            <text:p>0,89098434404217</text:p>
          </table:table-cell>
          <table:table-cell/>
          <table:table-cell table:formula="of:=SIN(2*3.1416*([.$A137]+[.D$1])/[.D$2])" office:value-type="float" office:value="0.933586700998578" calcext:value-type="float">
            <text:p>0,933586700998578</text:p>
          </table:table-cell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table:formula="of:=SIN(2*3.1416*([.$A138]+[.B$1])/[.B$2])" office:value-type="float" office:value="0.808988062047391" calcext:value-type="float">
            <text:p>0,808988062047391</text:p>
          </table:table-cell>
          <table:table-cell/>
          <table:table-cell table:formula="of:=SIN(2*3.1416*([.$A138]+[.D$1])/[.D$2])" office:value-type="float" office:value="0.951061964544772" calcext:value-type="float">
            <text:p>0,951061964544772</text:p>
          </table:table-cell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table:formula="of:=SIN(2*3.1416*([.$A139]+[.B$1])/[.B$2])" office:value-type="float" office:value="0.707071716115972" calcext:value-type="float">
            <text:p>0,707071716115972</text:p>
          </table:table-cell>
          <table:table-cell/>
          <table:table-cell table:formula="of:=SIN(2*3.1416*([.$A139]+[.D$1])/[.D$2])" office:value-type="float" office:value="0.965930421164786" calcext:value-type="float">
            <text:p>0,965930421164786</text:p>
          </table:table-cell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table:formula="of:=SIN(2*3.1416*([.$A140]+[.B$1])/[.B$2])" office:value-type="float" office:value="0.587744836638272" calcext:value-type="float">
            <text:p>0,587744836638272</text:p>
          </table:table-cell>
          <table:table-cell/>
          <table:table-cell table:formula="of:=SIN(2*3.1416*([.$A140]+[.D$1])/[.D$2])" office:value-type="float" office:value="0.978151317261964" calcext:value-type="float">
            <text:p>0,978151317261964</text:p>
          </table:table-cell>
        </table:table-row>
        <table:table-row table:style-name="ro1">
          <table:table-cell table:formula="of:=[.A140]+1" office:value-type="float" office:value="137" calcext:value-type="float">
            <text:p>137</text:p>
          </table:table-cell>
          <table:table-cell table:formula="of:=SIN(2*3.1416*([.$A141]+[.B$1])/[.B$2])" office:value-type="float" office:value="0.453945661123671" calcext:value-type="float">
            <text:p>0,453945661123671</text:p>
          </table:table-cell>
          <table:table-cell/>
          <table:table-cell table:formula="of:=SIN(2*3.1416*([.$A141]+[.D$1])/[.D$2])" office:value-type="float" office:value="0.987691156052944" calcext:value-type="float">
            <text:p>0,987691156052944</text:p>
          </table:table-cell>
        </table:table-row>
        <table:table-row table:style-name="ro1">
          <table:table-cell table:formula="of:=[.A141]+1" office:value-type="float" office:value="138" calcext:value-type="float">
            <text:p>138</text:p>
          </table:table-cell>
          <table:table-cell table:formula="of:=SIN(2*3.1416*([.$A142]+[.B$1])/[.B$2])" office:value-type="float" office:value="0.308968784704001" calcext:value-type="float">
            <text:p>0,308968784704001</text:p>
          </table:table-cell>
          <table:table-cell/>
          <table:table-cell table:formula="of:=SIN(2*3.1416*([.$A142]+[.D$1])/[.D$2])" office:value-type="float" office:value="0.994523789380443" calcext:value-type="float">
            <text:p>0,994523789380443</text:p>
          </table:table-cell>
        </table:table-row>
        <table:table-row table:style-name="ro1">
          <table:table-cell table:formula="of:=[.A142]+1" office:value-type="float" office:value="139" calcext:value-type="float">
            <text:p>139</text:p>
          </table:table-cell>
          <table:table-cell table:formula="of:=SIN(2*3.1416*([.$A143]+[.B$1])/[.B$2])" office:value-type="float" office:value="0.156384035888592" calcext:value-type="float">
            <text:p>0,156384035888592</text:p>
          </table:table-cell>
          <table:table-cell/>
          <table:table-cell table:formula="of:=SIN(2*3.1416*([.$A143]+[.D$1])/[.D$2])" office:value-type="float" office:value="0.998630489383872" calcext:value-type="float">
            <text:p>0,998630489383872</text:p>
          </table:table-cell>
        </table:table-row>
        <table:table-row table:style-name="ro1">
          <table:table-cell table:formula="of:=[.A143]+1" office:value-type="float" office:value="140" calcext:value-type="float">
            <text:p>140</text:p>
          </table:table-cell>
          <table:table-cell table:formula="of:=SIN(2*3.1416*([.$A144]+[.B$1])/[.B$2])" office:value-type="float" office:value="-0.0000514248714238579" calcext:value-type="float">
            <text:p>-5,14248714238579E-05</text:p>
          </table:table-cell>
          <table:table-cell/>
          <table:table-cell table:formula="of:=SIN(2*3.1416*([.$A144]+[.D$1])/[.D$2])" office:value-type="float" office:value="0.999999999831345" calcext:value-type="float">
            <text:p>0,999999999831345</text:p>
          </table:table-cell>
        </table:table-row>
        <table:table-row table:style-name="ro1">
          <table:table-cell table:formula="of:=[.A144]+1" office:value-type="float" office:value="141" calcext:value-type="float">
            <text:p>141</text:p>
          </table:table-cell>
          <table:table-cell table:formula="of:=SIN(2*3.1416*([.$A145]+[.B$1])/[.B$2])" office:value-type="float" office:value="-0.156485619374526" calcext:value-type="float">
            <text:p>-0,156485619374526</text:p>
          </table:table-cell>
          <table:table-cell/>
          <table:table-cell table:formula="of:=SIN(2*3.1416*([.$A145]+[.D$1])/[.D$2])" office:value-type="float" office:value="0.998628566972365" calcext:value-type="float">
            <text:p>0,998628566972365</text:p>
          </table:table-cell>
        </table:table-row>
        <table:table-row table:style-name="ro1">
          <table:table-cell table:formula="of:=[.A145]+1" office:value-type="float" office:value="142" calcext:value-type="float">
            <text:p>142</text:p>
          </table:table-cell>
          <table:table-cell table:formula="of:=SIN(2*3.1416*([.$A146]+[.B$1])/[.B$2])" office:value-type="float" office:value="-0.309066600598787" calcext:value-type="float">
            <text:p>-0,309066600598787</text:p>
          </table:table-cell>
          <table:table-cell/>
          <table:table-cell table:formula="of:=SIN(2*3.1416*([.$A146]+[.D$1])/[.D$2])" office:value-type="float" office:value="0.99451994982665" calcext:value-type="float">
            <text:p>0,99451994982665</text:p>
          </table:table-cell>
        </table:table-row>
        <table:table-row table:style-name="ro1">
          <table:table-cell table:formula="of:=[.A146]+1" office:value-type="float" office:value="143" calcext:value-type="float">
            <text:p>143</text:p>
          </table:table-cell>
          <table:table-cell table:formula="of:=SIN(2*3.1416*([.$A147]+[.B$1])/[.B$2])" office:value-type="float" office:value="-0.454037300864109" calcext:value-type="float">
            <text:p>-0,454037300864109</text:p>
          </table:table-cell>
          <table:table-cell/>
          <table:table-cell table:formula="of:=SIN(2*3.1416*([.$A147]+[.D$1])/[.D$2])" office:value-type="float" office:value="0.987685409880865" calcext:value-type="float">
            <text:p>0,987685409880865</text:p>
          </table:table-cell>
        </table:table-row>
        <table:table-row table:style-name="ro1">
          <table:table-cell table:formula="of:=[.A147]+1" office:value-type="float" office:value="144" calcext:value-type="float">
            <text:p>144</text:p>
          </table:table-cell>
          <table:table-cell table:formula="of:=SIN(2*3.1416*([.$A148]+[.B$1])/[.B$2])" office:value-type="float" office:value="-0.587828043739279" calcext:value-type="float">
            <text:p>-0,587828043739279</text:p>
          </table:table-cell>
          <table:table-cell/>
          <table:table-cell table:formula="of:=SIN(2*3.1416*([.$A148]+[.D$1])/[.D$2])" office:value-type="float" office:value="0.97814368022153" calcext:value-type="float">
            <text:p>0,97814368022153</text:p>
          </table:table-cell>
        </table:table-row>
        <table:table-row table:style-name="ro1">
          <table:table-cell table:formula="of:=[.A148]+1" office:value-type="float" office:value="145" calcext:value-type="float">
            <text:p>145</text:p>
          </table:table-cell>
          <table:table-cell table:formula="of:=SIN(2*3.1416*([.$A149]+[.B$1])/[.B$2])" office:value-type="float" office:value="-0.707144441733014" calcext:value-type="float">
            <text:p>-0,707144441733014</text:p>
          </table:table-cell>
          <table:table-cell/>
          <table:table-cell table:formula="of:=SIN(2*3.1416*([.$A149]+[.D$1])/[.D$2])" office:value-type="float" office:value="0.965920914188692" calcext:value-type="float">
            <text:p>0,965920914188692</text:p>
          </table:table-cell>
        </table:table-row>
        <table:table-row table:style-name="ro1">
          <table:table-cell table:formula="of:=[.A149]+1" office:value-type="float" office:value="146" calcext:value-type="float">
            <text:p>146</text:p>
          </table:table-cell>
          <table:table-cell table:formula="of:=SIN(2*3.1416*([.$A150]+[.B$1])/[.B$2])" office:value-type="float" office:value="-0.809048515426057" calcext:value-type="float">
            <text:p>-0,809048515426057</text:p>
          </table:table-cell>
          <table:table-cell/>
          <table:table-cell table:formula="of:=SIN(2*3.1416*([.$A150]+[.D$1])/[.D$2])" office:value-type="float" office:value="0.9510506136911" calcext:value-type="float">
            <text:p>0,9510506136911</text:p>
          </table:table-cell>
        </table:table-row>
        <table:table-row table:style-name="ro1">
          <table:table-cell table:formula="of:=[.A150]+1" office:value-type="float" office:value="147" calcext:value-type="float">
            <text:p>147</text:p>
          </table:table-cell>
          <table:table-cell table:formula="of:=SIN(2*3.1416*([.$A151]+[.B$1])/[.B$2])" office:value-type="float" office:value="-0.891031036612697" calcext:value-type="float">
            <text:p>-0,891031036612697</text:p>
          </table:table-cell>
          <table:table-cell/>
          <table:table-cell table:formula="of:=SIN(2*3.1416*([.$A151]+[.D$1])/[.D$2])" office:value-type="float" office:value="0.933573537379375" calcext:value-type="float">
            <text:p>0,933573537379375</text:p>
          </table:table-cell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table:formula="of:=SIN(2*3.1416*([.$A152]+[.B$1])/[.B$2])" office:value-type="float" office:value="-0.951073314115228" calcext:value-type="float">
            <text:p>-0,951073314115228</text:p>
          </table:table-cell>
          <table:table-cell/>
          <table:table-cell table:formula="of:=SIN(2*3.1416*([.$A152]+[.D$1])/[.D$2])" office:value-type="float" office:value="0.913537588928859" calcext:value-type="float">
            <text:p>0,913537588928859</text:p>
          </table:table-cell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table:formula="of:=SIN(2*3.1416*([.$A153]+[.B$1])/[.B$2])" office:value-type="float" office:value="-0.987696900892387" calcext:value-type="float">
            <text:p>-0,987696900892387</text:p>
          </table:table-cell>
          <table:table-cell/>
          <table:table-cell table:formula="of:=SIN(2*3.1416*([.$A153]+[.D$1])/[.D$2])" office:value-type="float" office:value="0.890997685738353" calcext:value-type="float">
            <text:p>0,890997685738353</text:p>
          </table:table-cell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table:formula="of:=SIN(2*3.1416*([.$A154]+[.B$1])/[.B$2])" office:value-type="float" office:value="-0.999999998482101" calcext:value-type="float">
            <text:p>-0,999999998482101</text:p>
          </table:table-cell>
          <table:table-cell/>
          <table:table-cell table:formula="of:=SIN(2*3.1416*([.$A154]+[.D$1])/[.D$2])" office:value-type="float" office:value="0.866015608404647" calcext:value-type="float">
            <text:p>0,866015608404647</text:p>
          </table:table-cell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table:formula="of:=SIN(2*3.1416*([.$A155]+[.B$1])/[.B$2])" office:value-type="float" office:value="-0.987679662376158" calcext:value-type="float">
            <text:p>-0,987679662376158</text:p>
          </table:table-cell>
          <table:table-cell/>
          <table:table-cell table:formula="of:=SIN(2*3.1416*([.$A155]+[.D$1])/[.D$2])" office:value-type="float" office:value="0.838659831385401" calcext:value-type="float">
            <text:p>0,838659831385401</text:p>
          </table:table-cell>
        </table:table-row>
        <table:table-row table:style-name="ro1">
          <table:table-cell table:formula="of:=[.A155]+1" office:value-type="float" office:value="152" calcext:value-type="float">
            <text:p>152</text:p>
          </table:table-cell>
          <table:table-cell table:formula="of:=SIN(2*3.1416*([.$A156]+[.B$1])/[.B$2])" office:value-type="float" office:value="-0.951039261554231" calcext:value-type="float">
            <text:p>-0,951039261554231</text:p>
          </table:table-cell>
          <table:table-cell/>
          <table:table-cell table:formula="of:=SIN(2*3.1416*([.$A156]+[.D$1])/[.D$2])" office:value-type="float" office:value="0.809005335314541" calcext:value-type="float">
            <text:p>0,809005335314541</text:p>
          </table:table-cell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table:formula="of:=SIN(2*3.1416*([.$A157]+[.B$1])/[.B$2])" office:value-type="float" office:value="-0.89098100849791" calcext:value-type="float">
            <text:p>-0,89098100849791</text:p>
          </table:table-cell>
          <table:table-cell/>
          <table:table-cell table:formula="of:=SIN(2*3.1416*([.$A157]+[.D$1])/[.D$2])" office:value-type="float" office:value="0.777133401484594" calcext:value-type="float">
            <text:p>0,777133401484594</text:p>
          </table:table-cell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table:formula="of:=SIN(2*3.1416*([.$A158]+[.B$1])/[.B$2])" office:value-type="float" office:value="-0.808983743621451" calcext:value-type="float">
            <text:p>-0,808983743621451</text:p>
          </table:table-cell>
          <table:table-cell/>
          <table:table-cell table:formula="of:=SIN(2*3.1416*([.$A158]+[.D$1])/[.D$2])" office:value-type="float" office:value="0.743131389059268" calcext:value-type="float">
            <text:p>0,743131389059268</text:p>
          </table:table-cell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table:formula="of:=SIN(2*3.1416*([.$A159]+[.B$1])/[.B$2])" office:value-type="float" office:value="-0.707066521142827" calcext:value-type="float">
            <text:p>-0,707066521142827</text:p>
          </table:table-cell>
          <table:table-cell/>
          <table:table-cell table:formula="of:=SIN(2*3.1416*([.$A159]+[.D$1])/[.D$2])" office:value-type="float" office:value="0.707092495626942" calcext:value-type="float">
            <text:p>0,707092495626942</text:p>
          </table:table-cell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table:formula="of:=SIN(2*3.1416*([.$A160]+[.B$1])/[.B$2])" office:value-type="float" office:value="-0.587738893035997" calcext:value-type="float">
            <text:p>-0,587738893035997</text:p>
          </table:table-cell>
          <table:table-cell/>
          <table:table-cell table:formula="of:=SIN(2*3.1416*([.$A160]+[.D$1])/[.D$2])" office:value-type="float" office:value="0.669115501751359" calcext:value-type="float">
            <text:p>0,669115501751359</text:p>
          </table:table-cell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table:formula="of:=SIN(2*3.1416*([.$A161]+[.B$1])/[.B$2])" office:value-type="float" office:value="-0.453939115244169" calcext:value-type="float">
            <text:p>-0,453939115244169</text:p>
          </table:table-cell>
          <table:table-cell/>
          <table:table-cell table:formula="of:=SIN(2*3.1416*([.$A161]+[.D$1])/[.D$2])" office:value-type="float" office:value="0.629304500219697" calcext:value-type="float">
            <text:p>0,629304500219697</text:p>
          </table:table-cell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table:formula="of:=SIN(2*3.1416*([.$A162]+[.B$1])/[.B$2])" office:value-type="float" office:value="-0.308961797729298" calcext:value-type="float">
            <text:p>-0,308961797729298</text:p>
          </table:table-cell>
          <table:table-cell/>
          <table:table-cell table:formula="of:=SIN(2*3.1416*([.$A162]+[.D$1])/[.D$2])" office:value-type="float" office:value="0.587768610730147" calcext:value-type="float">
            <text:p>0,587768610730147</text:p>
          </table:table-cell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table:formula="of:=SIN(2*3.1416*([.$A163]+[.B$1])/[.B$2])" office:value-type="float" office:value="-0.156376779861998" calcext:value-type="float">
            <text:p>-0,156376779861998</text:p>
          </table:table-cell>
          <table:table-cell/>
          <table:table-cell table:formula="of:=SIN(2*3.1416*([.$A163]+[.D$1])/[.D$2])" office:value-type="float" office:value="0.544621680801004" calcext:value-type="float">
            <text:p>0,544621680801004</text:p>
          </table:table-cell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table:formula="of:=SIN(2*3.1416*([.$A164]+[.B$1])/[.B$2])" office:value-type="float" office:value="0.000058771281619844" calcext:value-type="float">
            <text:p>5,8771281619844E-05</text:p>
          </table:table-cell>
          <table:table-cell/>
          <table:table-cell table:formula="of:=SIN(2*3.1416*([.$A164]+[.D$1])/[.D$2])" office:value-type="float" office:value="0.499981973721068" calcext:value-type="float">
            <text:p>0,499981973721068</text:p>
          </table:table-cell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table:formula="of:=SIN(2*3.1416*([.$A165]+[.B$1])/[.B$2])" office:value-type="float" office:value="0.156492875274479" calcext:value-type="float">
            <text:p>0,156492875274479</text:p>
          </table:table-cell>
          <table:table-cell/>
          <table:table-cell table:formula="of:=SIN(2*3.1416*([.$A165]+[.D$1])/[.D$2])" office:value-type="float" office:value="0.453971844396682" calcext:value-type="float">
            <text:p>0,453971844396682</text:p>
          </table:table-cell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table:formula="of:=SIN(2*3.1416*([.$A166]+[.B$1])/[.B$2])" office:value-type="float" office:value="0.309073587323322" calcext:value-type="float">
            <text:p>0,309073587323322</text:p>
          </table:table-cell>
          <table:table-cell/>
          <table:table-cell table:formula="of:=SIN(2*3.1416*([.$A166]+[.D$1])/[.D$2])" office:value-type="float" office:value="0.406717403983873" calcext:value-type="float">
            <text:p>0,406717403983873</text:p>
          </table:table-cell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table:formula="of:=SIN(2*3.1416*([.$A167]+[.B$1])/[.B$2])" office:value-type="float" office:value="0.454043846376081" calcext:value-type="float">
            <text:p>0,454043846376081</text:p>
          </table:table-cell>
          <table:table-cell/>
          <table:table-cell table:formula="of:=SIN(2*3.1416*([.$A167]+[.D$1])/[.D$2])" office:value-type="float" office:value="0.358348174224806" calcext:value-type="float">
            <text:p>0,358348174224806</text:p>
          </table:table-cell>
        </table:table-row>
        <table:table-row table:style-name="ro1">
          <table:table-cell table:formula="of:=[.A167]+1" office:value-type="float" office:value="164" calcext:value-type="float">
            <text:p>164</text:p>
          </table:table-cell>
          <table:table-cell table:formula="of:=SIN(2*3.1416*([.$A168]+[.B$1])/[.B$2])" office:value-type="float" office:value="0.587833986865708" calcext:value-type="float">
            <text:p>0,587833986865708</text:p>
          </table:table-cell>
          <table:table-cell/>
          <table:table-cell table:formula="of:=SIN(2*3.1416*([.$A168]+[.D$1])/[.D$2])" office:value-type="float" office:value="0.308996732436054" calcext:value-type="float">
            <text:p>0,308996732436054</text:p>
          </table:table-cell>
        </table:table-row>
        <table:table-row table:style-name="ro1">
          <table:table-cell table:formula="of:=[.A168]+1" office:value-type="float" office:value="165" calcext:value-type="float">
            <text:p>165</text:p>
          </table:table-cell>
          <table:table-cell table:formula="of:=SIN(2*3.1416*([.$A169]+[.B$1])/[.B$2])" office:value-type="float" office:value="0.707149636133725" calcext:value-type="float">
            <text:p>0,707149636133725</text:p>
          </table:table-cell>
          <table:table-cell/>
          <table:table-cell table:formula="of:=SIN(2*3.1416*([.$A169]+[.D$1])/[.D$2])" office:value-type="float" office:value="0.258798348121673" calcext:value-type="float">
            <text:p>0,258798348121673</text:p>
          </table:table-cell>
        </table:table-row>
        <table:table-row table:style-name="ro1">
          <table:table-cell table:formula="of:=[.A169]+1" office:value-type="float" office:value="166" calcext:value-type="float">
            <text:p>166</text:p>
          </table:table-cell>
          <table:table-cell table:formula="of:=SIN(2*3.1416*([.$A170]+[.B$1])/[.B$2])" office:value-type="float" office:value="0.80905283319706" calcext:value-type="float">
            <text:p>0,80905283319706</text:p>
          </table:table-cell>
          <table:table-cell/>
          <table:table-cell table:formula="of:=SIN(2*3.1416*([.$A170]+[.D$1])/[.D$2])" office:value-type="float" office:value="0.207890612207167" calcext:value-type="float">
            <text:p>0,207890612207167</text:p>
          </table:table-cell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table:formula="of:=SIN(2*3.1416*([.$A171]+[.B$1])/[.B$2])" office:value-type="float" office:value="0.891034371435647" calcext:value-type="float">
            <text:p>0,891034371435647</text:p>
          </table:table-cell>
          <table:table-cell/>
          <table:table-cell table:formula="of:=SIN(2*3.1416*([.$A171]+[.D$1])/[.D$2])" office:value-type="float" office:value="0.156413059910563" calcext:value-type="float">
            <text:p>0,156413059910563</text:p>
          </table:table-cell>
        </table:table-row>
        <table:table-row table:style-name="ro1">
          <table:table-cell table:formula="of:=[.A171]+1" office:value-type="float" office:value="168" calcext:value-type="float">
            <text:p>168</text:p>
          </table:table-cell>
          <table:table-cell table:formula="of:=SIN(2*3.1416*([.$A172]+[.B$1])/[.B$2])" office:value-type="float" office:value="0.951075583875333" calcext:value-type="float">
            <text:p>0,951075583875333</text:p>
          </table:table-cell>
          <table:table-cell/>
          <table:table-cell table:formula="of:=SIN(2*3.1416*([.$A172]+[.D$1])/[.D$2])" office:value-type="float" office:value="0.104506788284282" calcext:value-type="float">
            <text:p>0,104506788284282</text:p>
          </table:table-cell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table:formula="of:=SIN(2*3.1416*([.$A173]+[.B$1])/[.B$2])" office:value-type="float" office:value="0.987698049700359" calcext:value-type="float">
            <text:p>0,987698049700359</text:p>
          </table:table-cell>
          <table:table-cell/>
          <table:table-cell table:formula="of:=SIN(2*3.1416*([.$A173]+[.D$1])/[.D$2])" office:value-type="float" office:value="0.0523140694761243" calcext:value-type="float">
            <text:p>0,052314069476124</text:p>
          </table:table-cell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table:formula="of:=SIN(2*3.1416*([.$A174]+[.B$1])/[.B$2])" office:value-type="float" office:value="0.999999998050343" calcext:value-type="float">
            <text:p>0,999999998050343</text:p>
          </table:table-cell>
          <table:table-cell/>
          <table:table-cell table:formula="of:=SIN(2*3.1416*([.$A174]+[.D$1])/[.D$2])" office:value-type="float" office:value="-0.0000220392306179007" calcext:value-type="float">
            <text:p>-2,20392306179007E-05</text:p>
          </table:table-cell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table:formula="of:=SIN(2*3.1416*([.$A175]+[.B$1])/[.B$2])" office:value-type="float" office:value="0.987678512715301" calcext:value-type="float">
            <text:p>0,987678512715301</text:p>
          </table:table-cell>
          <table:table-cell/>
          <table:table-cell table:formula="of:=SIN(2*3.1416*([.$A175]+[.D$1])/[.D$2])" office:value-type="float" office:value="-0.0523580875290803" calcext:value-type="float">
            <text:p>-0,05235808752908</text:p>
          </table:table-cell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table:formula="of:=SIN(2*3.1416*([.$A176]+[.B$1])/[.B$2])" office:value-type="float" office:value="0.951036990972874" calcext:value-type="float">
            <text:p>0,951036990972874</text:p>
          </table:table-cell>
          <table:table-cell/>
          <table:table-cell table:formula="of:=SIN(2*3.1416*([.$A176]+[.D$1])/[.D$2])" office:value-type="float" office:value="-0.104550625277967" calcext:value-type="float">
            <text:p>-0,104550625277967</text:p>
          </table:table-cell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table:formula="of:=SIN(2*3.1416*([.$A177]+[.B$1])/[.B$2])" office:value-type="float" office:value="0.890977672905563" calcext:value-type="float">
            <text:p>0,890977672905563</text:p>
          </table:table-cell>
          <table:table-cell/>
          <table:table-cell table:formula="of:=SIN(2*3.1416*([.$A177]+[.D$1])/[.D$2])" office:value-type="float" office:value="-0.156456595690264" calcext:value-type="float">
            <text:p>-0,156456595690264</text:p>
          </table:table-cell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table:formula="of:=SIN(2*3.1416*([.$A178]+[.B$1])/[.B$2])" office:value-type="float" office:value="0.808979425151847" calcext:value-type="float">
            <text:p>0,808979425151847</text:p>
          </table:table-cell>
          <table:table-cell/>
          <table:table-cell table:formula="of:=SIN(2*3.1416*([.$A178]+[.D$1])/[.D$2])" office:value-type="float" office:value="-0.207933727443782" calcext:value-type="float">
            <text:p>-0,207933727443782</text:p>
          </table:table-cell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table:formula="of:=SIN(2*3.1416*([.$A179]+[.B$1])/[.B$2])" office:value-type="float" office:value="0.707061326131525" calcext:value-type="float">
            <text:p>0,707061326131525</text:p>
          </table:table-cell>
          <table:table-cell/>
          <table:table-cell table:formula="of:=SIN(2*3.1416*([.$A179]+[.D$1])/[.D$2])" office:value-type="float" office:value="-0.258840924638781" calcext:value-type="float">
            <text:p>-0,258840924638781</text:p>
          </table:table-cell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table:formula="of:=SIN(2*3.1416*([.$A180]+[.B$1])/[.B$2])" office:value-type="float" office:value="0.587732949402005" calcext:value-type="float">
            <text:p>0,587732949402005</text:p>
          </table:table-cell>
          <table:table-cell/>
          <table:table-cell table:formula="of:=SIN(2*3.1416*([.$A180]+[.D$1])/[.D$2])" office:value-type="float" office:value="-0.309038653533834" calcext:value-type="float">
            <text:p>-0,309038653533834</text:p>
          </table:table-cell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table:formula="of:=SIN(2*3.1416*([.$A181]+[.B$1])/[.B$2])" office:value-type="float" office:value="0.453932569340171" calcext:value-type="float">
            <text:p>0,453932569340171</text:p>
          </table:table-cell>
          <table:table-cell/>
          <table:table-cell table:formula="of:=SIN(2*3.1416*([.$A181]+[.D$1])/[.D$2])" office:value-type="float" office:value="-0.358389324999909" calcext:value-type="float">
            <text:p>-0,358389324999909</text:p>
          </table:table-cell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table:formula="of:=SIN(2*3.1416*([.$A182]+[.B$1])/[.B$2])" office:value-type="float" office:value="0.308954810737921" calcext:value-type="float">
            <text:p>0,308954810737921</text:p>
          </table:table-cell>
          <table:table-cell/>
          <table:table-cell table:formula="of:=SIN(2*3.1416*([.$A182]+[.D$1])/[.D$2])" office:value-type="float" office:value="-0.406757671644355" calcext:value-type="float">
            <text:p>-0,406757671644355</text:p>
          </table:table-cell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table:formula="of:=SIN(2*3.1416*([.$A183]+[.B$1])/[.B$2])" office:value-type="float" office:value="0.156369523826964" calcext:value-type="float">
            <text:p>0,156369523826964</text:p>
          </table:table-cell>
          <table:table-cell/>
          <table:table-cell table:formula="of:=SIN(2*3.1416*([.$A183]+[.D$1])/[.D$2])" office:value-type="float" office:value="-0.454011118571169" calcext:value-type="float">
            <text:p>-0,454011118571169</text:p>
          </table:table-cell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table:formula="of:=SIN(2*3.1416*([.$A184]+[.B$1])/[.B$2])" office:value-type="float" office:value="-0.0000661176918091056" calcext:value-type="float">
            <text:p>-6,61176918091056E-05</text:p>
          </table:table-cell>
          <table:table-cell/>
          <table:table-cell table:formula="of:=SIN(2*3.1416*([.$A184]+[.D$1])/[.D$2])" office:value-type="float" office:value="-0.500020146761273" calcext:value-type="float">
            <text:p>-0,500020146761273</text:p>
          </table:table-cell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table:formula="of:=SIN(2*3.1416*([.$A185]+[.B$1])/[.B$2])" office:value-type="float" office:value="-0.156500131165986" calcext:value-type="float">
            <text:p>-0,156500131165986</text:p>
          </table:table-cell>
          <table:table-cell/>
          <table:table-cell table:formula="of:=SIN(2*3.1416*([.$A185]+[.D$1])/[.D$2])" office:value-type="float" office:value="-0.544658648076791" calcext:value-type="float">
            <text:p>-0,544658648076791</text:p>
          </table:table-cell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table:formula="of:=SIN(2*3.1416*([.$A186]+[.B$1])/[.B$2])" office:value-type="float" office:value="-0.309080574031183" calcext:value-type="float">
            <text:p>-0,309080574031183</text:p>
          </table:table-cell>
          <table:table-cell/>
          <table:table-cell table:formula="of:=SIN(2*3.1416*([.$A186]+[.D$1])/[.D$2])" office:value-type="float" office:value="-0.587804270916307" calcext:value-type="float">
            <text:p>-0,587804270916307</text:p>
          </table:table-cell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table:formula="of:=SIN(2*3.1416*([.$A187]+[.B$1])/[.B$2])" office:value-type="float" office:value="-0.454050391863552" calcext:value-type="float">
            <text:p>-0,454050391863552</text:p>
          </table:table-cell>
          <table:table-cell/>
          <table:table-cell table:formula="of:=SIN(2*3.1416*([.$A187]+[.D$1])/[.D$2])" office:value-type="float" office:value="-0.629338755573681" calcext:value-type="float">
            <text:p>-0,629338755573681</text:p>
          </table:table-cell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table:formula="of:=SIN(2*3.1416*([.$A188]+[.B$1])/[.B$2])" office:value-type="float" office:value="-0.587839929960414" calcext:value-type="float">
            <text:p>-0,587839929960414</text:p>
          </table:table-cell>
          <table:table-cell/>
          <table:table-cell table:formula="of:=SIN(2*3.1416*([.$A188]+[.D$1])/[.D$2])" office:value-type="float" office:value="-0.669148258381184" calcext:value-type="float">
            <text:p>-0,669148258381184</text:p>
          </table:table-cell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table:formula="of:=SIN(2*3.1416*([.$A189]+[.B$1])/[.B$2])" office:value-type="float" office:value="-0.707154830496268" calcext:value-type="float">
            <text:p>-0,707154830496268</text:p>
          </table:table-cell>
          <table:table-cell table:formula="of:=SIN(2*3.1416*([.$A189]+[.C$1])/[.C$2])" office:value-type="float" office:value="-0.707123663748542" calcext:value-type="float">
            <text:p>-0,707123663748542</text:p>
          </table:table-cell>
          <table:table-cell table:formula="of:=SIN(2*3.1416*([.$A189]+[.D$1])/[.D$2])" office:value-type="float" office:value="-0.707123663748542" calcext:value-type="float">
            <text:p>-0,707123663748542</text:p>
          </table:table-cell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table:formula="of:=SIN(2*3.1416*([.$A190]+[.B$1])/[.B$2])" office:value-type="float" office:value="-0.809057150924396" calcext:value-type="float">
            <text:p>-0,809057150924396</text:p>
          </table:table-cell>
          <table:table-cell/>
          <table:table-cell table:formula="of:=SIN(2*3.1416*([.$A190]+[.D$1])/[.D$2])" office:value-type="float" office:value="-0.743160883242591" calcext:value-type="float">
            <text:p>-0,743160883242591</text:p>
          </table:table-cell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table:formula="of:=SIN(2*3.1416*([.$A191]+[.B$1])/[.B$2])" office:value-type="float" office:value="-0.891037706210507" calcext:value-type="float">
            <text:p>-0,891037706210507</text:p>
          </table:table-cell>
          <table:table-cell/>
          <table:table-cell table:formula="of:=SIN(2*3.1416*([.$A191]+[.D$1])/[.D$2])" office:value-type="float" office:value="-0.777161140887755" calcext:value-type="float">
            <text:p>-0,777161140887755</text:p>
          </table:table-cell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table:formula="of:=SIN(2*3.1416*([.$A192]+[.B$1])/[.B$2])" office:value-type="float" office:value="-0.951077853584108" calcext:value-type="float">
            <text:p>-0,951077853584108</text:p>
          </table:table-cell>
          <table:table-cell/>
          <table:table-cell table:formula="of:=SIN(2*3.1416*([.$A192]+[.D$1])/[.D$2])" office:value-type="float" office:value="-0.809031243905407" calcext:value-type="float">
            <text:p>-0,809031243905407</text:p>
          </table:table-cell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table:formula="of:=SIN(2*3.1416*([.$A193]+[.B$1])/[.B$2])" office:value-type="float" office:value="-0.987699198455025" calcext:value-type="float">
            <text:p>-0,987699198455025</text:p>
          </table:table-cell>
          <table:table-cell/>
          <table:table-cell table:formula="of:=SIN(2*3.1416*([.$A193]+[.D$1])/[.D$2])" office:value-type="float" office:value="-0.838683838149994" calcext:value-type="float">
            <text:p>-0,838683838149994</text:p>
          </table:table-cell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table:formula="of:=SIN(2*3.1416*([.$A194]+[.B$1])/[.B$2])" office:value-type="float" office:value="-0.999999997564615" calcext:value-type="float">
            <text:p>-0,999999997564615</text:p>
          </table:table-cell>
          <table:table-cell/>
          <table:table-cell table:formula="of:=SIN(2*3.1416*([.$A194]+[.D$1])/[.D$2])" office:value-type="float" office:value="-0.866037647541786" calcext:value-type="float">
            <text:p>-0,866037647541786</text:p>
          </table:table-cell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table:formula="of:=SIN(2*3.1416*([.$A195]+[.B$1])/[.B$2])" office:value-type="float" office:value="-0.98767736300114" calcext:value-type="float">
            <text:p>-0,98767736300114</text:p>
          </table:table-cell>
          <table:table-cell/>
          <table:table-cell table:formula="of:=SIN(2*3.1416*([.$A195]+[.D$1])/[.D$2])" office:value-type="float" office:value="-0.891017696840014" calcext:value-type="float">
            <text:p>-0,891017696840014</text:p>
          </table:table-cell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table:formula="of:=SIN(2*3.1416*([.$A196]+[.B$1])/[.B$2])" office:value-type="float" office:value="-0.95103472034019" calcext:value-type="float">
            <text:p>-0,95103472034019</text:p>
          </table:table-cell>
          <table:table-cell/>
          <table:table-cell table:formula="of:=SIN(2*3.1416*([.$A196]+[.D$1])/[.D$2])" office:value-type="float" office:value="-0.913555517145745" calcext:value-type="float">
            <text:p>-0,913555517145745</text:p>
          </table:table-cell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table:formula="of:=SIN(2*3.1416*([.$A197]+[.B$1])/[.B$2])" office:value-type="float" office:value="-0.890974337265129" calcext:value-type="float">
            <text:p>-0,890974337265129</text:p>
          </table:table-cell>
          <table:table-cell/>
          <table:table-cell table:formula="of:=SIN(2*3.1416*([.$A197]+[.D$1])/[.D$2])" office:value-type="float" office:value="-0.933589333571262" calcext:value-type="float">
            <text:p>-0,933589333571262</text:p>
          </table:table-cell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table:formula="of:=SIN(2*3.1416*([.$A198]+[.B$1])/[.B$2])" office:value-type="float" office:value="-0.808975106638588" calcext:value-type="float">
            <text:p>-0,808975106638588</text:p>
          </table:table-cell>
          <table:table-cell/>
          <table:table-cell table:formula="of:=SIN(2*3.1416*([.$A198]+[.D$1])/[.D$2])" office:value-type="float" office:value="-0.951064234561521" calcext:value-type="float">
            <text:p>-0,951064234561521</text:p>
          </table:table-cell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table:formula="of:=SIN(2*3.1416*([.$A199]+[.B$1])/[.B$2])" office:value-type="float" office:value="-0.70705613108206" calcext:value-type="float">
            <text:p>-0,70705613108206</text:p>
          </table:table-cell>
          <table:table-cell/>
          <table:table-cell table:formula="of:=SIN(2*3.1416*([.$A199]+[.D$1])/[.D$2])" office:value-type="float" office:value="-0.965932322403612" calcext:value-type="float">
            <text:p>-0,965932322403612</text:p>
          </table:table-cell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table:formula="of:=SIN(2*3.1416*([.$A200]+[.B$1])/[.B$2])" office:value-type="float" office:value="-0.587727005736294" calcext:value-type="float">
            <text:p>-0,587727005736294</text:p>
          </table:table-cell>
          <table:table-cell/>
          <table:table-cell table:formula="of:=SIN(2*3.1416*([.$A200]+[.D$1])/[.D$2])" office:value-type="float" office:value="-0.978152844511679" calcext:value-type="float">
            <text:p>-0,978152844511679</text:p>
          </table:table-cell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table:formula="of:=SIN(2*3.1416*([.$A201]+[.B$1])/[.B$2])" office:value-type="float" office:value="-0.453926023411668" calcext:value-type="float">
            <text:p>-0,453926023411668</text:p>
          </table:table-cell>
          <table:table-cell/>
          <table:table-cell table:formula="of:=SIN(2*3.1416*([.$A201]+[.D$1])/[.D$2])" office:value-type="float" office:value="-0.987692305127444" calcext:value-type="float">
            <text:p>-0,987692305127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ngel de la Encarnación García Baños</meta:initial-creator>
    <meta:creation-date>2017-03-21T05:01:07.208503249</meta:creation-date>
    <dc:date>2017-03-21T06:02:34.164055495</dc:date>
    <dc:creator>Ángel de la Encarnación García Baños</dc:creator>
    <meta:editing-duration>PT29M</meta:editing-duration>
    <meta:editing-cycles>3</meta:editing-cycles>
    <meta:generator>LibreOffice/5.2.3.3$Linux_x86 LibreOffice_project/d54a8868f08a7b39642414cf2c8ef2f228f780cf</meta:generator>
    <meta:document-statistic meta:table-count="1" meta:cell-count="6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>
        <chart:symbol-image xlink:href="Pictures/2000000A000000DF000000DF245BE18F0D847CFC.svm"/>
      </style:chart-properties>
    </style:style>
    <style:style style:name="ch3" style:family="chart" style:data-style-name="N0">
      <style:chart-properties chart:display-label="false" chart:tick-marks-major-inner="false" chart:tick-marks-maj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oja1.A4:Hoja1.B201" chart:data-source-has-labels="column" svg:x="0.32cm" svg:y="0.18cm" svg:width="15.36cm" svg:height="8.64cm">
          <chartooo:coordinate-region svg:x="0.32cm" svg:y="0.18cm" svg:width="15.36cm" svg:height="8.64cm"/>
          <chart:axis chart:dimension="x" chart:name="primary-x" chart:style-name="ch3" chartooo:axis-type="auto">
            <chartooo:date-scale/>
            <chart:categories table:cell-range-address="Hoja1.A4:Hoja1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201" chart:class="chart:line"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4:Hoja1.A201</svg:desc>
                </draw:g>
              </table:table-cell>
              <table:table-cell office:value-type="float" office:value="0">
                <text:p>0</text:p>
                <draw:g>
                  <svg:desc>Hoja1.B4:Hoja1.B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6434827838406">
                <text:p>0.156434827838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09017693059994">
                <text:p>0.3090176930599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3991481594185">
                <text:p>0.4539914815941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778644096598">
                <text:p>0.587786440965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07108079859474">
                <text:p>0.7071080798594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09018289806456">
                <text:p>0.8090182898064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91007691505577">
                <text:p>0.8910076915055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057424357288">
                <text:p>0.9510574243572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7688857744028">
                <text:p>0.9876888577440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999999993254">
                <text:p>0.9999999999932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7687708509612">
                <text:p>0.987687708509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055154186554">
                <text:p>0.9510551541865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91004356297923">
                <text:p>0.8910043562979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09013971686147">
                <text:p>0.8090139716861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7102885153458">
                <text:p>0.7071028851534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87780497585758">
                <text:p>0.5877804975857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53984935886186">
                <text:p>0.4539849358861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010706202024">
                <text:p>0.3090107062020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64275718709">
                <text:p>0.15642757187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0000734641020664359">
                <text:p>-0.000007346410206643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156442083797469">
                <text:p>-0.1564420837974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09024679901286">
                <text:p>-0.3090246799012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53998027277682">
                <text:p>-0.453998027277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87792384314479">
                <text:p>-0.5877923843144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707113274527326">
                <text:p>-0.7071132745273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809022607883103">
                <text:p>-0.8090226078831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891011026665144">
                <text:p>-0.8910110266651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951059694476694">
                <text:p>-0.95105969447669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987690006925139">
                <text:p>-0.9876900069251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999999999939284">
                <text:p>-0.9999999999392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987686559221891">
                <text:p>-0.987686559221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951052883964491">
                <text:p>-0.95105288396449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891001021042182">
                <text:p>-0.891001021042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09009653522175">
                <text:p>-0.8090096535221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707097690409281">
                <text:p>-0.7070976904092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587774554173814">
                <text:p>-0.58777455417381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453978390153685">
                <text:p>-0.45397839015368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09003719327378">
                <text:p>-0.30900371932737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156420315894952">
                <text:p>-0.1564203158949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146928204128907">
                <text:p>0.00001469282041289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6449339748088">
                <text:p>0.1564493397480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90316667259">
                <text:p>0.309031666725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54004572936677">
                <text:p>0.45400457293667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87798327631255">
                <text:p>0.5877983276312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07118469157016">
                <text:p>0.7071184691570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09026925916086">
                <text:p>0.80902692591608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1014361776623">
                <text:p>0.8910143617766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1061964544772">
                <text:p>0.9510619645447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7691156052944">
                <text:p>0.9876911560529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9999999831345">
                <text:p>0.99999999983134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87685409880865">
                <text:p>0.9876854098808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10506136911">
                <text:p>0.951050613691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90997685738353">
                <text:p>0.89099768573835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09005335314541">
                <text:p>0.8090053353145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07092495626942">
                <text:p>0.70709249562694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87768610730149">
                <text:p>0.58776861073014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53971844396684">
                <text:p>0.4539718443966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08996732436054">
                <text:p>0.3089967324360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56413059910561">
                <text:p>0.1564130599105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000220392306196771">
                <text:p>-0.000022039230619677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156456595690264">
                <text:p>-0.1564565956902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09038653533836">
                <text:p>-0.30903865353383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454011118571169">
                <text:p>-0.4540111185711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87804270916307">
                <text:p>-0.58780427091630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707123663748544">
                <text:p>-0.7071236637485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809031243905407">
                <text:p>-0.80903124390540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891017696840014">
                <text:p>-0.8910176968400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95106423456152">
                <text:p>-0.951064234561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987692305127444">
                <text:p>-0.9876923051274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999999999669435">
                <text:p>-0.99999999966943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987684260486533">
                <text:p>-0.9876842604865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951048343366382">
                <text:p>-0.95104834336638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890994350386438">
                <text:p>-0.8909943503864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809001017063246">
                <text:p>-0.8090010170632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707087300806441">
                <text:p>-0.70708730080644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587762667254761">
                <text:p>-0.58776266725476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53965298615181">
                <text:p>-0.45396529861518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308989745528054">
                <text:p>-0.30898974552805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156405803917731">
                <text:p>-0.1564058039177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293856408226095">
                <text:p>0.000029385640822609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56463851623995">
                <text:p>0.1564638516239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09045640325091">
                <text:p>0.3090456403250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5401766418116">
                <text:p>0.454017664181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87810214169637">
                <text:p>0.58781021416963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07128858301908">
                <text:p>0.70712885830190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09035561851065">
                <text:p>0.80903556185106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91021031855318">
                <text:p>0.89102103185531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51066504526941">
                <text:p>0.9510665045269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87693454148638">
                <text:p>0.9876934541486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453556">
                <text:p>0.99999999945355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87683111038897">
                <text:p>0.98768311103889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51046072990335">
                <text:p>0.95104607299033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90991014986436">
                <text:p>0.89099101498643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08996698768289">
                <text:p>0.8089966987682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0708210594778">
                <text:p>0.707082105947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87756723747651">
                <text:p>0.58775672374765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53958752809178">
                <text:p>0.45395875280917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08982758603377">
                <text:p>0.30898275860337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56398547916458">
                <text:p>0.1563985479164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000036732051023956">
                <text:p>-0.0000367320510239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56471107549285">
                <text:p>-0.15647110754928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309052627099669">
                <text:p>-0.30905262709966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454024209766646">
                <text:p>-0.45402420976664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87816157391242">
                <text:p>-0.58781615739124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707134052817108">
                <text:p>-0.70713405281710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809039879753059">
                <text:p>-0.80903987975305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891024366822533">
                <text:p>-0.89102436682253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951068774441032">
                <text:p>-0.95106877444103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987694603116527">
                <text:p>-0.98769460311652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999999999183708">
                <text:p>-0.99999999918370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987681961537955">
                <text:p>-0.98768196153795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951043802562962">
                <text:p>-0.9510438025629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890987679538347">
                <text:p>-0.89098767953834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808992380429671">
                <text:p>-0.80899238042967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707076911050956">
                <text:p>-0.70707691105095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58775078020882">
                <text:p>-0.5877507802088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453952206978674">
                <text:p>-0.45395220697867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308975771662025">
                <text:p>-0.30897577166202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56391291906746">
                <text:p>-0.1563912919067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440784612286491">
                <text:p>0.000044078461228649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56478363466127">
                <text:p>0.15647836346612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09059613857568">
                <text:p>0.30905961385756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54030755327627">
                <text:p>0.45403075532762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87822100581123">
                <text:p>0.58782210058112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07139247294142">
                <text:p>0.70713924729414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80904419761139">
                <text:p>0.8090441976113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91027701741658">
                <text:p>0.8910277017416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51071044303795">
                <text:p>0.95107104430379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98769575203111">
                <text:p>0.987695752031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9999998859889">
                <text:p>0.99999999885988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87680811983709">
                <text:p>0.98768081198370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5104153208426">
                <text:p>0.9510415320842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9098434404217">
                <text:p>0.8909843440421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08988062047391">
                <text:p>0.8089880620473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7071716115972">
                <text:p>0.70707171611597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87744836638272">
                <text:p>0.58774483663827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53945661123671">
                <text:p>0.45394566112367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8968784704001">
                <text:p>0.30896878470400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56384035888592">
                <text:p>0.1563840358885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0000514248714238579">
                <text:p>-0.000051424871423857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56485619374526">
                <text:p>-0.15648561937452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309066600598787">
                <text:p>-0.30906660059878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54037300864109">
                <text:p>-0.45403730086410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587828043739279">
                <text:p>-0.58782804373927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707144441733014">
                <text:p>-0.7071444417330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809048515426057">
                <text:p>-0.80904851542605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891031036612697">
                <text:p>-0.89103103661269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951073314115228">
                <text:p>-0.95107331411522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987696900892387">
                <text:p>-0.9876969008923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999999998482101">
                <text:p>-0.99999999848210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987679662376158">
                <text:p>-0.9876796623761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951039261554231">
                <text:p>-0.95103926155423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89098100849791">
                <text:p>-0.8909810084979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808983743621451">
                <text:p>-0.80898374362145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707066521142827">
                <text:p>-0.70706652114282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587738893035997">
                <text:p>-0.58773889303599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453939115244169">
                <text:p>-0.45393911524416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308961797729298">
                <text:p>-0.30896179772929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156376779861998">
                <text:p>-0.1563767798619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58771281619844">
                <text:p>0.00005877128161984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156492875274479">
                <text:p>0.15649287527447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09073587323322">
                <text:p>0.30907358732332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54043846376081">
                <text:p>0.45404384637608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87833986865708">
                <text:p>0.58783398686570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07149636133725">
                <text:p>0.70714963613372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0905283319706">
                <text:p>0.8090528331970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91034371435647">
                <text:p>0.89103437143564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51075583875333">
                <text:p>0.95107558387533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87698049700359">
                <text:p>0.98769804970035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9999998050343">
                <text:p>0.99999999805034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87678512715301">
                <text:p>0.9876785127153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951036990972874">
                <text:p>0.95103699097287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90977672905563">
                <text:p>0.89097767290556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08979425151847">
                <text:p>0.80897942515184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07061326131525">
                <text:p>0.70706132613152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87732949402005">
                <text:p>0.58773294940200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53932569340171">
                <text:p>0.45393256934017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08954810737921">
                <text:p>0.30895481073792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56369523826964">
                <text:p>0.1563695238269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661176918091056">
                <text:p>-0.000066117691809105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156500131165986">
                <text:p>-0.15650013116598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309080574031183">
                <text:p>-0.30908057403118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454050391863552">
                <text:p>-0.45405039186355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587839929960414">
                <text:p>-0.58783992996041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707154830496268">
                <text:p>-0.70715483049626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809057150924396">
                <text:p>-0.80905715092439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891037706210507">
                <text:p>-0.89103770621050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951077853584108">
                <text:p>-0.95107785358410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987699198455025">
                <text:p>-0.9876991984550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99999997564615">
                <text:p>-0.99999999756461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98767736300114">
                <text:p>-0.9876773630011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95103472034019">
                <text:p>-0.9510347203401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890974337265129">
                <text:p>-0.89097433726512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808975106638588">
                <text:p>-0.80897510663858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70705613108206">
                <text:p>-0.7070561310820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587727005736294">
                <text:p>-0.5877270057362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453926023411668">
                <text:p>-0.453926023411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3" style:family="chart" style:data-style-name="N0">
      <style:chart-properties chart:display-label="false" chart:tick-marks-major-inner="false" chart:tick-marks-maj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oja1.A4:Hoja1.B201" chart:data-source-has-labels="column" svg:x="0.32cm" svg:y="0.18cm" svg:width="15.36cm" svg:height="8.64cm">
          <chartooo:coordinate-region svg:x="0.32cm" svg:y="0.18cm" svg:width="15.36cm" svg:height="8.64cm"/>
          <chart:axis chart:dimension="x" chart:name="primary-x" chart:style-name="ch3" chartooo:axis-type="auto">
            <chartooo:date-scale/>
            <chart:categories table:cell-range-address="Hoja1.A4:Hoja1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201" chart:class="chart:line"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4:Hoja1.A201</svg:desc>
                </draw:g>
              </table:table-cell>
              <table:table-cell office:value-type="float" office:value="0">
                <text:p>0</text:p>
                <draw:g>
                  <svg:desc>Hoja1.B4:Hoja1.B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6434827838406">
                <text:p>0.156434827838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09017693059994">
                <text:p>0.3090176930599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3991481594185">
                <text:p>0.4539914815941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778644096598">
                <text:p>0.587786440965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07108079859474">
                <text:p>0.7071080798594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09018289806456">
                <text:p>0.8090182898064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91007691505577">
                <text:p>0.8910076915055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057424357288">
                <text:p>0.9510574243572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7688857744028">
                <text:p>0.9876888577440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999999993254">
                <text:p>0.9999999999932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7687708509612">
                <text:p>0.987687708509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055154186554">
                <text:p>0.9510551541865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91004356297923">
                <text:p>0.8910043562979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09013971686147">
                <text:p>0.8090139716861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7102885153458">
                <text:p>0.7071028851534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87780497585758">
                <text:p>0.5877804975857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53984935886186">
                <text:p>0.4539849358861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010706202024">
                <text:p>0.3090107062020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64275718709">
                <text:p>0.15642757187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0000734641020664359">
                <text:p>-0.000007346410206643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156442083797469">
                <text:p>-0.1564420837974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09024679901286">
                <text:p>-0.3090246799012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53998027277682">
                <text:p>-0.453998027277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87792384314479">
                <text:p>-0.5877923843144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707113274527326">
                <text:p>-0.7071132745273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809022607883103">
                <text:p>-0.8090226078831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891011026665144">
                <text:p>-0.8910110266651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951059694476694">
                <text:p>-0.95105969447669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987690006925139">
                <text:p>-0.9876900069251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999999999939284">
                <text:p>-0.9999999999392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987686559221891">
                <text:p>-0.987686559221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951052883964491">
                <text:p>-0.95105288396449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891001021042182">
                <text:p>-0.891001021042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09009653522175">
                <text:p>-0.8090096535221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707097690409281">
                <text:p>-0.7070976904092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587774554173814">
                <text:p>-0.58777455417381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453978390153685">
                <text:p>-0.45397839015368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09003719327378">
                <text:p>-0.30900371932737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156420315894952">
                <text:p>-0.1564203158949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146928204128907">
                <text:p>0.00001469282041289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6449339748088">
                <text:p>0.1564493397480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90316667259">
                <text:p>0.309031666725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54004572936677">
                <text:p>0.45400457293667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87798327631255">
                <text:p>0.5877983276312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07118469157016">
                <text:p>0.7071184691570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09026925916086">
                <text:p>0.80902692591608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1014361776623">
                <text:p>0.8910143617766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1061964544772">
                <text:p>0.9510619645447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7691156052944">
                <text:p>0.9876911560529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9999999831345">
                <text:p>0.99999999983134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87685409880865">
                <text:p>0.9876854098808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10506136911">
                <text:p>0.951050613691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90997685738353">
                <text:p>0.89099768573835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09005335314541">
                <text:p>0.8090053353145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07092495626942">
                <text:p>0.70709249562694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87768610730149">
                <text:p>0.58776861073014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53971844396684">
                <text:p>0.4539718443966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08996732436054">
                <text:p>0.3089967324360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56413059910561">
                <text:p>0.1564130599105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000220392306196771">
                <text:p>-0.000022039230619677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156456595690264">
                <text:p>-0.1564565956902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09038653533836">
                <text:p>-0.30903865353383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454011118571169">
                <text:p>-0.4540111185711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87804270916307">
                <text:p>-0.58780427091630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707123663748544">
                <text:p>-0.7071236637485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809031243905407">
                <text:p>-0.80903124390540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891017696840014">
                <text:p>-0.8910176968400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95106423456152">
                <text:p>-0.951064234561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987692305127444">
                <text:p>-0.9876923051274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999999999669435">
                <text:p>-0.99999999966943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987684260486533">
                <text:p>-0.9876842604865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951048343366382">
                <text:p>-0.95104834336638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890994350386438">
                <text:p>-0.8909943503864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809001017063246">
                <text:p>-0.8090010170632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707087300806441">
                <text:p>-0.70708730080644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587762667254761">
                <text:p>-0.58776266725476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53965298615181">
                <text:p>-0.45396529861518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308989745528054">
                <text:p>-0.30898974552805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156405803917731">
                <text:p>-0.1564058039177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293856408226095">
                <text:p>0.000029385640822609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56463851623995">
                <text:p>0.1564638516239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09045640325091">
                <text:p>0.3090456403250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5401766418116">
                <text:p>0.454017664181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87810214169637">
                <text:p>0.58781021416963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07128858301908">
                <text:p>0.70712885830190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09035561851065">
                <text:p>0.80903556185106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91021031855318">
                <text:p>0.89102103185531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51066504526941">
                <text:p>0.9510665045269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87693454148638">
                <text:p>0.9876934541486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453556">
                <text:p>0.99999999945355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87683111038897">
                <text:p>0.98768311103889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51046072990335">
                <text:p>0.95104607299033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90991014986436">
                <text:p>0.89099101498643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08996698768289">
                <text:p>0.8089966987682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0708210594778">
                <text:p>0.707082105947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87756723747651">
                <text:p>0.58775672374765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53958752809178">
                <text:p>0.45395875280917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08982758603377">
                <text:p>0.30898275860337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56398547916458">
                <text:p>0.1563985479164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000036732051023956">
                <text:p>-0.0000367320510239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56471107549285">
                <text:p>-0.15647110754928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309052627099669">
                <text:p>-0.30905262709966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454024209766646">
                <text:p>-0.45402420976664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87816157391242">
                <text:p>-0.58781615739124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707134052817108">
                <text:p>-0.70713405281710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809039879753059">
                <text:p>-0.80903987975305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891024366822533">
                <text:p>-0.89102436682253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951068774441032">
                <text:p>-0.95106877444103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987694603116527">
                <text:p>-0.98769460311652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999999999183708">
                <text:p>-0.99999999918370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987681961537955">
                <text:p>-0.98768196153795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951043802562962">
                <text:p>-0.9510438025629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890987679538347">
                <text:p>-0.89098767953834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808992380429671">
                <text:p>-0.80899238042967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707076911050956">
                <text:p>-0.70707691105095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58775078020882">
                <text:p>-0.5877507802088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453952206978674">
                <text:p>-0.45395220697867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308975771662025">
                <text:p>-0.30897577166202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56391291906746">
                <text:p>-0.1563912919067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440784612286491">
                <text:p>0.000044078461228649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56478363466127">
                <text:p>0.15647836346612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09059613857568">
                <text:p>0.30905961385756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54030755327627">
                <text:p>0.45403075532762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87822100581123">
                <text:p>0.58782210058112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07139247294142">
                <text:p>0.70713924729414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80904419761139">
                <text:p>0.8090441976113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91027701741658">
                <text:p>0.8910277017416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51071044303795">
                <text:p>0.95107104430379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98769575203111">
                <text:p>0.987695752031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9999998859889">
                <text:p>0.99999999885988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87680811983709">
                <text:p>0.98768081198370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5104153208426">
                <text:p>0.9510415320842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9098434404217">
                <text:p>0.8909843440421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08988062047391">
                <text:p>0.8089880620473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7071716115972">
                <text:p>0.70707171611597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87744836638272">
                <text:p>0.58774483663827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53945661123671">
                <text:p>0.45394566112367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8968784704001">
                <text:p>0.30896878470400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56384035888592">
                <text:p>0.1563840358885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0000514248714238579">
                <text:p>-0.000051424871423857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56485619374526">
                <text:p>-0.15648561937452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309066600598787">
                <text:p>-0.30906660059878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54037300864109">
                <text:p>-0.45403730086410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587828043739279">
                <text:p>-0.58782804373927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707144441733014">
                <text:p>-0.7071444417330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809048515426057">
                <text:p>-0.80904851542605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891031036612697">
                <text:p>-0.89103103661269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951073314115228">
                <text:p>-0.95107331411522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987696900892387">
                <text:p>-0.9876969008923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999999998482101">
                <text:p>-0.99999999848210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987679662376158">
                <text:p>-0.9876796623761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951039261554231">
                <text:p>-0.95103926155423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89098100849791">
                <text:p>-0.8909810084979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808983743621451">
                <text:p>-0.80898374362145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707066521142827">
                <text:p>-0.70706652114282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587738893035997">
                <text:p>-0.58773889303599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453939115244169">
                <text:p>-0.45393911524416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308961797729298">
                <text:p>-0.30896179772929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156376779861998">
                <text:p>-0.1563767798619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58771281619844">
                <text:p>0.00005877128161984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156492875274479">
                <text:p>0.15649287527447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09073587323322">
                <text:p>0.30907358732332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54043846376081">
                <text:p>0.45404384637608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87833986865708">
                <text:p>0.58783398686570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07149636133725">
                <text:p>0.70714963613372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0905283319706">
                <text:p>0.8090528331970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91034371435647">
                <text:p>0.89103437143564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51075583875333">
                <text:p>0.95107558387533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87698049700359">
                <text:p>0.98769804970035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9999998050343">
                <text:p>0.99999999805034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87678512715301">
                <text:p>0.9876785127153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951036990972874">
                <text:p>0.95103699097287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90977672905563">
                <text:p>0.89097767290556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08979425151847">
                <text:p>0.80897942515184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07061326131525">
                <text:p>0.70706132613152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87732949402005">
                <text:p>0.58773294940200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53932569340171">
                <text:p>0.45393256934017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08954810737921">
                <text:p>0.30895481073792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56369523826964">
                <text:p>0.1563695238269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661176918091056">
                <text:p>-0.000066117691809105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156500131165986">
                <text:p>-0.15650013116598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309080574031183">
                <text:p>-0.30908057403118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454050391863552">
                <text:p>-0.45405039186355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587839929960414">
                <text:p>-0.58783992996041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707154830496268">
                <text:p>-0.70715483049626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809057150924396">
                <text:p>-0.80905715092439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891037706210507">
                <text:p>-0.89103770621050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951077853584108">
                <text:p>-0.95107785358410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987699198455025">
                <text:p>-0.9876991984550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99999997564615">
                <text:p>-0.99999999756461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98767736300114">
                <text:p>-0.9876773630011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95103472034019">
                <text:p>-0.9510347203401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890974337265129">
                <text:p>-0.89097433726512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808975106638588">
                <text:p>-0.80897510663858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70705613108206">
                <text:p>-0.7070561310820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587727005736294">
                <text:p>-0.5877270057362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453926023411668">
                <text:p>-0.453926023411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oja1.A4:Hoja1.B201" chart:data-source-has-labels="column" svg:x="0.32cm" svg:y="0.18cm" svg:width="15.36cm" svg:height="8.64cm">
          <chartooo:coordinate-region svg:x="0.32cm" svg:y="0.18cm" svg:width="15.36cm" svg:height="8.64cm"/>
          <chart:axis chart:dimension="x" chart:name="primary-x" chart:style-name="ch3" chartooo:axis-type="auto">
            <chartooo:date-scale/>
            <chart:categories table:cell-range-address="Hoja1.A4:Hoja1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201" chart:class="chart:line"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4:Hoja1.A201</svg:desc>
                </draw:g>
              </table:table-cell>
              <table:table-cell office:value-type="float" office:value="0">
                <text:p>0</text:p>
                <draw:g>
                  <svg:desc>Hoja1.B4:Hoja1.B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6434827838406">
                <text:p>0.156434827838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09017693059994">
                <text:p>0.3090176930599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3991481594185">
                <text:p>0.4539914815941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778644096598">
                <text:p>0.587786440965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07108079859474">
                <text:p>0.7071080798594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09018289806456">
                <text:p>0.8090182898064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91007691505577">
                <text:p>0.8910076915055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057424357288">
                <text:p>0.9510574243572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7688857744028">
                <text:p>0.9876888577440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999999993254">
                <text:p>0.9999999999932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7687708509612">
                <text:p>0.987687708509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055154186554">
                <text:p>0.9510551541865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91004356297923">
                <text:p>0.8910043562979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09013971686147">
                <text:p>0.8090139716861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7102885153458">
                <text:p>0.7071028851534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87780497585758">
                <text:p>0.5877804975857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53984935886186">
                <text:p>0.4539849358861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010706202024">
                <text:p>0.3090107062020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64275718709">
                <text:p>0.15642757187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0000734641020664359">
                <text:p>-0.000007346410206643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156442083797469">
                <text:p>-0.1564420837974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09024679901286">
                <text:p>-0.3090246799012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53998027277682">
                <text:p>-0.453998027277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87792384314479">
                <text:p>-0.5877923843144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707113274527326">
                <text:p>-0.7071132745273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809022607883103">
                <text:p>-0.8090226078831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891011026665144">
                <text:p>-0.8910110266651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951059694476694">
                <text:p>-0.95105969447669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987690006925139">
                <text:p>-0.9876900069251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999999999939284">
                <text:p>-0.9999999999392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987686559221891">
                <text:p>-0.9876865592218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951052883964491">
                <text:p>-0.95105288396449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891001021042182">
                <text:p>-0.891001021042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09009653522175">
                <text:p>-0.8090096535221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707097690409281">
                <text:p>-0.7070976904092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587774554173814">
                <text:p>-0.58777455417381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453978390153685">
                <text:p>-0.45397839015368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09003719327378">
                <text:p>-0.30900371932737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156420315894952">
                <text:p>-0.1564203158949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146928204128907">
                <text:p>0.00001469282041289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6449339748088">
                <text:p>0.1564493397480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90316667259">
                <text:p>0.309031666725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54004572936677">
                <text:p>0.45400457293667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87798327631255">
                <text:p>0.5877983276312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07118469157016">
                <text:p>0.7071184691570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09026925916086">
                <text:p>0.80902692591608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1014361776623">
                <text:p>0.8910143617766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1061964544772">
                <text:p>0.9510619645447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7691156052944">
                <text:p>0.9876911560529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9999999831345">
                <text:p>0.99999999983134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87685409880865">
                <text:p>0.9876854098808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10506136911">
                <text:p>0.951050613691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90997685738353">
                <text:p>0.89099768573835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09005335314541">
                <text:p>0.8090053353145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07092495626942">
                <text:p>0.70709249562694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87768610730149">
                <text:p>0.58776861073014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53971844396684">
                <text:p>0.4539718443966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08996732436054">
                <text:p>0.3089967324360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56413059910561">
                <text:p>0.1564130599105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000220392306196771">
                <text:p>-0.000022039230619677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156456595690264">
                <text:p>-0.1564565956902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09038653533836">
                <text:p>-0.30903865353383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454011118571169">
                <text:p>-0.4540111185711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87804270916307">
                <text:p>-0.58780427091630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707123663748544">
                <text:p>-0.7071236637485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809031243905407">
                <text:p>-0.80903124390540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891017696840014">
                <text:p>-0.8910176968400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95106423456152">
                <text:p>-0.951064234561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987692305127444">
                <text:p>-0.9876923051274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999999999669435">
                <text:p>-0.99999999966943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987684260486533">
                <text:p>-0.9876842604865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951048343366382">
                <text:p>-0.95104834336638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890994350386438">
                <text:p>-0.8909943503864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809001017063246">
                <text:p>-0.8090010170632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707087300806441">
                <text:p>-0.70708730080644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587762667254761">
                <text:p>-0.58776266725476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53965298615181">
                <text:p>-0.45396529861518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308989745528054">
                <text:p>-0.30898974552805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156405803917731">
                <text:p>-0.1564058039177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293856408226095">
                <text:p>0.000029385640822609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56463851623995">
                <text:p>0.1564638516239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09045640325091">
                <text:p>0.3090456403250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5401766418116">
                <text:p>0.454017664181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87810214169637">
                <text:p>0.58781021416963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07128858301908">
                <text:p>0.70712885830190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09035561851065">
                <text:p>0.80903556185106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91021031855318">
                <text:p>0.89102103185531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51066504526941">
                <text:p>0.9510665045269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87693454148638">
                <text:p>0.9876934541486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453556">
                <text:p>0.99999999945355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87683111038897">
                <text:p>0.98768311103889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51046072990335">
                <text:p>0.95104607299033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90991014986436">
                <text:p>0.89099101498643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08996698768289">
                <text:p>0.8089966987682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0708210594778">
                <text:p>0.707082105947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87756723747651">
                <text:p>0.58775672374765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53958752809178">
                <text:p>0.45395875280917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08982758603377">
                <text:p>0.30898275860337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56398547916458">
                <text:p>0.1563985479164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000036732051023956">
                <text:p>-0.0000367320510239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56471107549285">
                <text:p>-0.15647110754928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309052627099669">
                <text:p>-0.30905262709966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454024209766646">
                <text:p>-0.45402420976664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87816157391242">
                <text:p>-0.58781615739124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707134052817108">
                <text:p>-0.70713405281710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809039879753059">
                <text:p>-0.80903987975305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891024366822533">
                <text:p>-0.89102436682253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951068774441032">
                <text:p>-0.95106877444103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987694603116527">
                <text:p>-0.98769460311652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999999999183708">
                <text:p>-0.99999999918370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987681961537955">
                <text:p>-0.98768196153795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951043802562962">
                <text:p>-0.9510438025629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890987679538347">
                <text:p>-0.89098767953834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808992380429671">
                <text:p>-0.80899238042967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707076911050956">
                <text:p>-0.70707691105095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58775078020882">
                <text:p>-0.5877507802088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453952206978674">
                <text:p>-0.45395220697867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308975771662025">
                <text:p>-0.30897577166202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56391291906746">
                <text:p>-0.1563912919067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440784612286491">
                <text:p>0.000044078461228649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56478363466127">
                <text:p>0.15647836346612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09059613857568">
                <text:p>0.30905961385756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54030755327627">
                <text:p>0.45403075532762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87822100581123">
                <text:p>0.58782210058112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07139247294142">
                <text:p>0.70713924729414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80904419761139">
                <text:p>0.8090441976113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91027701741658">
                <text:p>0.8910277017416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51071044303795">
                <text:p>0.95107104430379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98769575203111">
                <text:p>0.987695752031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9999998859889">
                <text:p>0.99999999885988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87680811983709">
                <text:p>0.98768081198370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5104153208426">
                <text:p>0.9510415320842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9098434404217">
                <text:p>0.8909843440421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08988062047391">
                <text:p>0.8089880620473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7071716115972">
                <text:p>0.70707171611597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87744836638272">
                <text:p>0.58774483663827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53945661123671">
                <text:p>0.45394566112367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8968784704001">
                <text:p>0.30896878470400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56384035888592">
                <text:p>0.1563840358885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0000514248714238579">
                <text:p>-0.000051424871423857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56485619374526">
                <text:p>-0.15648561937452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309066600598787">
                <text:p>-0.30906660059878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54037300864109">
                <text:p>-0.45403730086410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587828043739279">
                <text:p>-0.58782804373927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707144441733014">
                <text:p>-0.7071444417330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809048515426057">
                <text:p>-0.80904851542605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891031036612697">
                <text:p>-0.89103103661269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951073314115228">
                <text:p>-0.95107331411522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987696900892387">
                <text:p>-0.9876969008923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999999998482101">
                <text:p>-0.99999999848210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987679662376158">
                <text:p>-0.9876796623761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951039261554231">
                <text:p>-0.95103926155423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89098100849791">
                <text:p>-0.8909810084979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808983743621451">
                <text:p>-0.80898374362145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707066521142827">
                <text:p>-0.70706652114282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587738893035997">
                <text:p>-0.58773889303599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453939115244169">
                <text:p>-0.45393911524416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308961797729298">
                <text:p>-0.30896179772929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156376779861998">
                <text:p>-0.1563767798619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58771281619844">
                <text:p>0.00005877128161984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156492875274479">
                <text:p>0.15649287527447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09073587323322">
                <text:p>0.30907358732332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54043846376081">
                <text:p>0.45404384637608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87833986865708">
                <text:p>0.58783398686570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07149636133725">
                <text:p>0.70714963613372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0905283319706">
                <text:p>0.8090528331970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91034371435647">
                <text:p>0.89103437143564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51075583875333">
                <text:p>0.95107558387533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87698049700359">
                <text:p>0.98769804970035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9999998050343">
                <text:p>0.99999999805034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87678512715301">
                <text:p>0.9876785127153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951036990972874">
                <text:p>0.95103699097287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90977672905563">
                <text:p>0.89097767290556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08979425151847">
                <text:p>0.80897942515184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07061326131525">
                <text:p>0.70706132613152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87732949402005">
                <text:p>0.58773294940200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53932569340171">
                <text:p>0.45393256934017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08954810737921">
                <text:p>0.30895481073792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56369523826964">
                <text:p>0.1563695238269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661176918091056">
                <text:p>-0.000066117691809105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156500131165986">
                <text:p>-0.15650013116598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309080574031183">
                <text:p>-0.30908057403118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454050391863552">
                <text:p>-0.45405039186355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587839929960414">
                <text:p>-0.58783992996041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707154830496268">
                <text:p>-0.70715483049626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809057150924396">
                <text:p>-0.80905715092439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891037706210507">
                <text:p>-0.89103770621050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951077853584108">
                <text:p>-0.95107785358410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987699198455025">
                <text:p>-0.9876991984550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99999997564615">
                <text:p>-0.99999999756461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98767736300114">
                <text:p>-0.9876773630011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95103472034019">
                <text:p>-0.9510347203401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890974337265129">
                <text:p>-0.89097433726512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808975106638588">
                <text:p>-0.80897510663858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70705613108206">
                <text:p>-0.7070561310820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587727005736294">
                <text:p>-0.5877270057362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453926023411668">
                <text:p>-0.453926023411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oja1.A4:Hoja1.C201" chart:data-source-has-labels="column" svg:x="0.32cm" svg:y="0.18cm" svg:width="15.36cm" svg:height="8.64cm">
          <chartooo:coordinate-region svg:x="0.32cm" svg:y="0.18cm" svg:width="15.36cm" svg:height="8.64cm"/>
          <chart:axis chart:dimension="x" chart:name="primary-x" chart:style-name="ch3" chartooo:axis-type="auto">
            <chartooo:date-scale/>
            <chart:categories table:cell-range-address="Hoja1.A4:Hoja1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201" chart:class="chart:line">
            <chart:data-point chart:repeated="198"/>
          </chart:series>
          <chart:series chart:style-name="ch7" chart:values-cell-range-address="Hoja1.C4:Hoja1.C201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4:Hoja1.A201</svg:desc>
                </draw:g>
              </table:table-cell>
              <table:table-cell office:value-type="float" office:value="0">
                <text:p>0</text:p>
                <draw:g>
                  <svg:desc>Hoja1.B4:Hoja1.B201</svg:desc>
                </draw:g>
              </table:table-cell>
              <table:table-cell office:value-type="float" office:value="NaN">
                <text:p>NaN</text:p>
                <draw:g>
                  <svg:desc>Hoja1.C4:Hoja1.C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6434827838406">
                <text:p>0.156434827838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09017693059994">
                <text:p>0.30901769305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3991481594185">
                <text:p>0.453991481594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778644096598">
                <text:p>0.58778644096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07108079859474">
                <text:p>0.707108079859474</text:p>
              </table:table-cell>
              <table:table-cell office:value-type="float" office:value="0.707108079859474">
                <text:p>0.7071080798594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09018289806456">
                <text:p>0.809018289806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91007691505577">
                <text:p>0.891007691505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057424357288">
                <text:p>0.95105742435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7688857744028">
                <text:p>0.98768885774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999999993254">
                <text:p>0.999999999993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7687708509612">
                <text:p>0.987687708509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055154186554">
                <text:p>0.951055154186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91004356297923">
                <text:p>0.891004356297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09013971686147">
                <text:p>0.809013971686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7102885153458">
                <text:p>0.707102885153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87780497585758">
                <text:p>0.587780497585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53984935886186">
                <text:p>0.453984935886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010706202024">
                <text:p>0.309010706202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64275718709">
                <text:p>0.1564275718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0000734641020664359">
                <text:p>-0.00000734641020664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156442083797469">
                <text:p>-0.156442083797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09024679901286">
                <text:p>-0.30902467990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53998027277682">
                <text:p>-0.453998027277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87792384314479">
                <text:p>-0.587792384314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707113274527326">
                <text:p>-0.707113274527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809022607883103">
                <text:p>-0.809022607883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891011026665144">
                <text:p>-0.891011026665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951059694476694">
                <text:p>-0.951059694476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987690006925139">
                <text:p>-0.987690006925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999999999939284">
                <text:p>-0.999999999939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987686559221891">
                <text:p>-0.98768655922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951052883964491">
                <text:p>-0.951052883964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891001021042182">
                <text:p>-0.89100102104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09009653522175">
                <text:p>-0.80900965352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707097690409281">
                <text:p>-0.707097690409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587774554173814">
                <text:p>-0.58777455417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453978390153685">
                <text:p>-0.453978390153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09003719327378">
                <text:p>-0.309003719327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156420315894952">
                <text:p>-0.156420315894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146928204128907">
                <text:p>0.0000146928204128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6449339748088">
                <text:p>0.156449339748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90316667259">
                <text:p>0.3090316667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54004572936677">
                <text:p>0.454004572936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87798327631255">
                <text:p>0.58779832763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07118469157016">
                <text:p>0.70711846915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09026925916086">
                <text:p>0.809026925916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1014361776623">
                <text:p>0.891014361776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1061964544772">
                <text:p>0.951061964544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7691156052944">
                <text:p>0.98769115605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9999999831345">
                <text:p>0.99999999983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87685409880865">
                <text:p>0.987685409880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10506136911">
                <text:p>0.9510506136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90997685738353">
                <text:p>0.89099768573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09005335314541">
                <text:p>0.809005335314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07092495626942">
                <text:p>0.707092495626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87768610730149">
                <text:p>0.587768610730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53971844396684">
                <text:p>0.453971844396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08996732436054">
                <text:p>0.308996732436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56413059910561">
                <text:p>0.156413059910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000220392306196771">
                <text:p>-0.0000220392306196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156456595690264">
                <text:p>-0.156456595690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09038653533836">
                <text:p>-0.30903865353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454011118571169">
                <text:p>-0.45401111857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87804270916307">
                <text:p>-0.58780427091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707123663748544">
                <text:p>-0.707123663748544</text:p>
              </table:table-cell>
              <table:table-cell office:value-type="float" office:value="-0.707113274527326">
                <text:p>-0.70711327452732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809031243905407">
                <text:p>-0.809031243905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891017696840014">
                <text:p>-0.89101769684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95106423456152">
                <text:p>-0.9510642345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987692305127444">
                <text:p>-0.987692305127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999999999669435">
                <text:p>-0.999999999669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987684260486533">
                <text:p>-0.987684260486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951048343366382">
                <text:p>-0.951048343366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890994350386438">
                <text:p>-0.890994350386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809001017063246">
                <text:p>-0.809001017063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707087300806441">
                <text:p>-0.707087300806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587762667254761">
                <text:p>-0.587762667254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53965298615181">
                <text:p>-0.453965298615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308989745528054">
                <text:p>-0.308989745528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156405803917731">
                <text:p>-0.156405803917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293856408226095">
                <text:p>0.0000293856408226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56463851623995">
                <text:p>0.156463851623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09045640325091">
                <text:p>0.309045640325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5401766418116">
                <text:p>0.45401766418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87810214169637">
                <text:p>0.587810214169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07128858301908">
                <text:p>0.70712885830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09035561851065">
                <text:p>0.80903556185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91021031855318">
                <text:p>0.891021031855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51066504526941">
                <text:p>0.951066504526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87693454148638">
                <text:p>0.987693454148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453556">
                <text:p>0.999999999453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87683111038897">
                <text:p>0.987683111038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51046072990335">
                <text:p>0.951046072990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90991014986436">
                <text:p>0.890991014986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08996698768289">
                <text:p>0.808996698768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0708210594778">
                <text:p>0.7070821059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87756723747651">
                <text:p>0.587756723747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53958752809178">
                <text:p>0.453958752809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08982758603377">
                <text:p>0.308982758603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56398547916458">
                <text:p>0.156398547916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000036732051023956">
                <text:p>-0.00003673205102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56471107549285">
                <text:p>-0.156471107549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309052627099669">
                <text:p>-0.309052627099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454024209766646">
                <text:p>-0.454024209766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87816157391242">
                <text:p>-0.58781615739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707134052817108">
                <text:p>-0.70713405281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809039879753059">
                <text:p>-0.809039879753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891024366822533">
                <text:p>-0.891024366822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951068774441032">
                <text:p>-0.95106877444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987694603116527">
                <text:p>-0.987694603116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999999999183708">
                <text:p>-0.999999999183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987681961537955">
                <text:p>-0.987681961537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951043802562962">
                <text:p>-0.95104380256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890987679538347">
                <text:p>-0.890987679538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808992380429671">
                <text:p>-0.808992380429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707076911050956">
                <text:p>-0.707076911050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58775078020882">
                <text:p>-0.58775078020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453952206978674">
                <text:p>-0.45395220697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308975771662025">
                <text:p>-0.30897577166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56391291906746">
                <text:p>-0.156391291906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440784612286491">
                <text:p>0.0000440784612286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56478363466127">
                <text:p>0.156478363466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09059613857568">
                <text:p>0.309059613857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54030755327627">
                <text:p>0.454030755327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87822100581123">
                <text:p>0.58782210058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07139247294142">
                <text:p>0.707139247294142</text:p>
              </table:table-cell>
              <table:table-cell office:value-type="float" office:value="0.707118469157016">
                <text:p>0.70711846915701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80904419761139">
                <text:p>0.8090441976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91027701741658">
                <text:p>0.89102770174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51071044303795">
                <text:p>0.951071044303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98769575203111">
                <text:p>0.98769575203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9999998859889">
                <text:p>0.999999998859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87680811983709">
                <text:p>0.987680811983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5104153208426">
                <text:p>0.95104153208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9098434404217">
                <text:p>0.89098434404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08988062047391">
                <text:p>0.808988062047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7071716115972">
                <text:p>0.707071716115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87744836638272">
                <text:p>0.587744836638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53945661123671">
                <text:p>0.453945661123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8968784704001">
                <text:p>0.30896878470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56384035888592">
                <text:p>0.156384035888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0000514248714238579">
                <text:p>-0.0000514248714238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56485619374526">
                <text:p>-0.156485619374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309066600598787">
                <text:p>-0.309066600598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54037300864109">
                <text:p>-0.45403730086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587828043739279">
                <text:p>-0.587828043739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707144441733014">
                <text:p>-0.707144441733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809048515426057">
                <text:p>-0.809048515426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891031036612697">
                <text:p>-0.891031036612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951073314115228">
                <text:p>-0.95107331411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987696900892387">
                <text:p>-0.98769690089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999999998482101">
                <text:p>-0.99999999848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987679662376158">
                <text:p>-0.987679662376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951039261554231">
                <text:p>-0.951039261554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89098100849791">
                <text:p>-0.89098100849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808983743621451">
                <text:p>-0.80898374362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707066521142827">
                <text:p>-0.707066521142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587738893035997">
                <text:p>-0.58773889303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453939115244169">
                <text:p>-0.453939115244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308961797729298">
                <text:p>-0.308961797729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156376779861998">
                <text:p>-0.15637677986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58771281619844">
                <text:p>0.00005877128161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156492875274479">
                <text:p>0.156492875274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09073587323322">
                <text:p>0.30907358732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54043846376081">
                <text:p>0.45404384637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87833986865708">
                <text:p>0.587833986865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07149636133725">
                <text:p>0.707149636133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0905283319706">
                <text:p>0.80905283319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91034371435647">
                <text:p>0.89103437143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51075583875333">
                <text:p>0.951075583875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87698049700359">
                <text:p>0.987698049700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9999998050343">
                <text:p>0.99999999805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87678512715301">
                <text:p>0.987678512715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951036990972874">
                <text:p>0.951036990972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90977672905563">
                <text:p>0.890977672905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08979425151847">
                <text:p>0.808979425151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07061326131525">
                <text:p>0.70706132613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87732949402005">
                <text:p>0.58773294940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53932569340171">
                <text:p>0.453932569340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08954810737921">
                <text:p>0.30895481073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56369523826964">
                <text:p>0.156369523826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661176918091056">
                <text:p>-0.000066117691809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156500131165986">
                <text:p>-0.156500131165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309080574031183">
                <text:p>-0.30908057403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454050391863552">
                <text:p>-0.45405039186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587839929960414">
                <text:p>-0.587839929960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707154830496268">
                <text:p>-0.707154830496268</text:p>
              </table:table-cell>
              <table:table-cell office:value-type="float" office:value="-0.707123663748542">
                <text:p>-0.70712366374854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809057150924396">
                <text:p>-0.80905715092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891037706210507">
                <text:p>-0.891037706210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951077853584108">
                <text:p>-0.95107785358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987699198455025">
                <text:p>-0.987699198455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99999997564615">
                <text:p>-0.99999999756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98767736300114">
                <text:p>-0.9876773630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95103472034019">
                <text:p>-0.9510347203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890974337265129">
                <text:p>-0.890974337265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808975106638588">
                <text:p>-0.808975106638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70705613108206">
                <text:p>-0.70705613108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587727005736294">
                <text:p>-0.587727005736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453926023411668">
                <text:p>-0.4539260234116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oja1.A4:Hoja1.D201" chart:data-source-has-labels="column" svg:x="0.32cm" svg:y="0.18cm" svg:width="15.36cm" svg:height="8.64cm">
          <chartooo:coordinate-region svg:x="0.32cm" svg:y="0.18cm" svg:width="15.36cm" svg:height="8.64cm"/>
          <chart:axis chart:dimension="x" chart:name="primary-x" chart:style-name="ch3" chartooo:axis-type="auto">
            <chartooo:date-scale/>
            <chart:categories table:cell-range-address="Hoja1.A4:Hoja1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201" chart:class="chart:line">
            <chart:data-point chart:repeated="198"/>
          </chart:series>
          <chart:series chart:style-name="ch7" chart:values-cell-range-address="Hoja1.C4:Hoja1.C201" chart:class="chart:line">
            <chart:data-point chart:repeated="198"/>
          </chart:series>
          <chart:series chart:style-name="ch8" chart:values-cell-range-address="Hoja1.D4:Hoja1.D201" chart:class="chart:line">
            <chart:data-point chart:repeated="1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4:Hoja1.A201</svg:desc>
                </draw:g>
              </table:table-cell>
              <table:table-cell office:value-type="float" office:value="0">
                <text:p>0</text:p>
                <draw:g>
                  <svg:desc>Hoja1.B4:Hoja1.B201</svg:desc>
                </draw:g>
              </table:table-cell>
              <table:table-cell office:value-type="float" office:value="NaN">
                <text:p>NaN</text:p>
                <draw:g>
                  <svg:desc>Hoja1.C4:Hoja1.C201</svg:desc>
                </draw:g>
              </table:table-cell>
              <table:table-cell office:value-type="float" office:value="0.500001060362603">
                <text:p>0.500001060362603</text:p>
                <draw:g>
                  <svg:desc>Hoja1.D4:Hoja1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6434827838406">
                <text:p>0.156434827838406</text:p>
              </table:table-cell>
              <table:table-cell office:value-type="float" office:value="NaN">
                <text:p>NaN</text:p>
              </table:table-cell>
              <table:table-cell office:value-type="float" office:value="0.54464016457117">
                <text:p>0.544640164571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09017693059994">
                <text:p>0.309017693059994</text:p>
              </table:table-cell>
              <table:table-cell office:value-type="float" office:value="NaN">
                <text:p>NaN</text:p>
              </table:table-cell>
              <table:table-cell office:value-type="float" office:value="0.58778644096598">
                <text:p>0.587786440965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3991481594185">
                <text:p>0.453991481594185</text:p>
              </table:table-cell>
              <table:table-cell office:value-type="float" office:value="NaN">
                <text:p>NaN</text:p>
              </table:table-cell>
              <table:table-cell office:value-type="float" office:value="0.629321628049529">
                <text:p>0.6293216280495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778644096598">
                <text:p>0.58778644096598</text:p>
              </table:table-cell>
              <table:table-cell office:value-type="float" office:value="NaN">
                <text:p>NaN</text:p>
              </table:table-cell>
              <table:table-cell office:value-type="float" office:value="0.669131880228779">
                <text:p>0.6691318802287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07108079859474">
                <text:p>0.707108079859474</text:p>
              </table:table-cell>
              <table:table-cell office:value-type="float" office:value="0.707108079859474">
                <text:p>0.707108079859474</text:p>
              </table:table-cell>
              <table:table-cell office:value-type="float" office:value="0.707108079859474">
                <text:p>0.7071080798594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09018289806456">
                <text:p>0.809018289806456</text:p>
              </table:table-cell>
              <table:table-cell office:value-type="float" office:value="NaN">
                <text:p>NaN</text:p>
              </table:table-cell>
              <table:table-cell office:value-type="float" office:value="0.743146136331412">
                <text:p>0.7431461363314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91007691505577">
                <text:p>0.891007691505577</text:p>
              </table:table-cell>
              <table:table-cell office:value-type="float" office:value="NaN">
                <text:p>NaN</text:p>
              </table:table-cell>
              <table:table-cell office:value-type="float" office:value="0.777147271374915">
                <text:p>0.7771472713749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057424357288">
                <text:p>0.951057424357288</text:p>
              </table:table-cell>
              <table:table-cell office:value-type="float" office:value="NaN">
                <text:p>NaN</text:p>
              </table:table-cell>
              <table:table-cell office:value-type="float" office:value="0.809018289806456">
                <text:p>0.8090182898064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7688857744028">
                <text:p>0.987688857744028</text:p>
              </table:table-cell>
              <table:table-cell office:value-type="float" office:value="NaN">
                <text:p>NaN</text:p>
              </table:table-cell>
              <table:table-cell office:value-type="float" office:value="0.83867183497138">
                <text:p>0.838671834971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999999993254">
                <text:p>0.999999999993254</text:p>
              </table:table-cell>
              <table:table-cell office:value-type="float" office:value="NaN">
                <text:p>NaN</text:p>
              </table:table-cell>
              <table:table-cell office:value-type="float" office:value="0.866026628183543">
                <text:p>0.8660266281835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7687708509612">
                <text:p>0.987687708509612</text:p>
              </table:table-cell>
              <table:table-cell office:value-type="float" office:value="NaN">
                <text:p>NaN</text:p>
              </table:table-cell>
              <table:table-cell office:value-type="float" office:value="0.891007691505577">
                <text:p>0.8910076915055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055154186554">
                <text:p>0.951055154186554</text:p>
              </table:table-cell>
              <table:table-cell office:value-type="float" office:value="NaN">
                <text:p>NaN</text:p>
              </table:table-cell>
              <table:table-cell office:value-type="float" office:value="0.91354655325917">
                <text:p>0.913546553259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91004356297923">
                <text:p>0.891004356297923</text:p>
              </table:table-cell>
              <table:table-cell office:value-type="float" office:value="NaN">
                <text:p>NaN</text:p>
              </table:table-cell>
              <table:table-cell office:value-type="float" office:value="0.933581435702052">
                <text:p>0.9335814357020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09013971686147">
                <text:p>0.809013971686147</text:p>
              </table:table-cell>
              <table:table-cell office:value-type="float" office:value="NaN">
                <text:p>NaN</text:p>
              </table:table-cell>
              <table:table-cell office:value-type="float" office:value="0.951057424357288">
                <text:p>0.9510574243572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7102885153458">
                <text:p>0.707102885153458</text:p>
              </table:table-cell>
              <table:table-cell office:value-type="float" office:value="NaN">
                <text:p>NaN</text:p>
              </table:table-cell>
              <table:table-cell office:value-type="float" office:value="0.965926618530741">
                <text:p>0.965926618530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87780497585758">
                <text:p>0.587780497585758</text:p>
              </table:table-cell>
              <table:table-cell office:value-type="float" office:value="NaN">
                <text:p>NaN</text:p>
              </table:table-cell>
              <table:table-cell office:value-type="float" office:value="0.978148262604162">
                <text:p>0.9781482626041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53984935886186">
                <text:p>0.453984935886186</text:p>
              </table:table-cell>
              <table:table-cell office:value-type="float" office:value="NaN">
                <text:p>NaN</text:p>
              </table:table-cell>
              <table:table-cell office:value-type="float" office:value="0.987688857744028">
                <text:p>0.9876888577440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010706202024">
                <text:p>0.309010706202024</text:p>
              </table:table-cell>
              <table:table-cell office:value-type="float" office:value="NaN">
                <text:p>NaN</text:p>
              </table:table-cell>
              <table:table-cell office:value-type="float" office:value="0.994522253719948">
                <text:p>0.9945222537199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64275718709">
                <text:p>0.1564275718709</text:p>
              </table:table-cell>
              <table:table-cell office:value-type="float" office:value="NaN">
                <text:p>NaN</text:p>
              </table:table-cell>
              <table:table-cell office:value-type="float" office:value="0.998629720580957">
                <text:p>0.9986297205809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0000734641020664359">
                <text:p>-0.00000734641020664359</text:p>
              </table:table-cell>
              <table:table-cell office:value-type="float" office:value="NaN">
                <text:p>NaN</text:p>
              </table:table-cell>
              <table:table-cell office:value-type="float" office:value="0.999999999993254">
                <text:p>0.9999999999932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156442083797469">
                <text:p>-0.156442083797469</text:p>
              </table:table-cell>
              <table:table-cell office:value-type="float" office:value="NaN">
                <text:p>NaN</text:p>
              </table:table-cell>
              <table:table-cell office:value-type="float" office:value="0.998629336098655">
                <text:p>0.9986293360986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09024679901286">
                <text:p>-0.309024679901286</text:p>
              </table:table-cell>
              <table:table-cell office:value-type="float" office:value="NaN">
                <text:p>NaN</text:p>
              </table:table-cell>
              <table:table-cell office:value-type="float" office:value="0.994521485809189">
                <text:p>0.9945214858091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53998027277682">
                <text:p>-0.453998027277682</text:p>
              </table:table-cell>
              <table:table-cell office:value-type="float" office:value="NaN">
                <text:p>NaN</text:p>
              </table:table-cell>
              <table:table-cell office:value-type="float" office:value="0.987687708509612">
                <text:p>0.9876877085096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87792384314479">
                <text:p>-0.587792384314479</text:p>
              </table:table-cell>
              <table:table-cell office:value-type="float" office:value="NaN">
                <text:p>NaN</text:p>
              </table:table-cell>
              <table:table-cell office:value-type="float" office:value="0.978146735196075">
                <text:p>0.9781467351960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707113274527326">
                <text:p>-0.707113274527326</text:p>
              </table:table-cell>
              <table:table-cell office:value-type="float" office:value="NaN">
                <text:p>NaN</text:p>
              </table:table-cell>
              <table:table-cell office:value-type="float" office:value="0.965924717135522">
                <text:p>0.9659247171355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809022607883103">
                <text:p>-0.809022607883103</text:p>
              </table:table-cell>
              <table:table-cell office:value-type="float" office:value="NaN">
                <text:p>NaN</text:p>
              </table:table-cell>
              <table:table-cell office:value-type="float" office:value="0.951055154186554">
                <text:p>0.9510551541865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891011026665144">
                <text:p>-0.891011026665144</text:p>
              </table:table-cell>
              <table:table-cell office:value-type="float" office:value="NaN">
                <text:p>NaN</text:p>
              </table:table-cell>
              <table:table-cell office:value-type="float" office:value="0.933578802978211">
                <text:p>0.9335788029782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951059694476694">
                <text:p>-0.951059694476694</text:p>
              </table:table-cell>
              <table:table-cell office:value-type="float" office:value="NaN">
                <text:p>NaN</text:p>
              </table:table-cell>
              <table:table-cell office:value-type="float" office:value="0.91354356519837">
                <text:p>0.913543565198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987690006925139">
                <text:p>-0.987690006925139</text:p>
              </table:table-cell>
              <table:table-cell office:value-type="float" office:value="NaN">
                <text:p>NaN</text:p>
              </table:table-cell>
              <table:table-cell office:value-type="float" office:value="0.891004356297923">
                <text:p>0.8910043562979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999999999939284">
                <text:p>-0.999999999939284</text:p>
              </table:table-cell>
              <table:table-cell office:value-type="float" office:value="NaN">
                <text:p>NaN</text:p>
              </table:table-cell>
              <table:table-cell office:value-type="float" office:value="0.86602295497065">
                <text:p>0.866022954970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987686559221891">
                <text:p>-0.987686559221891</text:p>
              </table:table-cell>
              <table:table-cell office:value-type="float" office:value="NaN">
                <text:p>NaN</text:p>
              </table:table-cell>
              <table:table-cell office:value-type="float" office:value="0.838667833821316">
                <text:p>0.8386678338213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951052883964491">
                <text:p>-0.951052883964491</text:p>
              </table:table-cell>
              <table:table-cell office:value-type="float" office:value="NaN">
                <text:p>NaN</text:p>
              </table:table-cell>
              <table:table-cell office:value-type="float" office:value="0.809013971686146">
                <text:p>0.8090139716861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891001021042182">
                <text:p>-0.891001021042182</text:p>
              </table:table-cell>
              <table:table-cell office:value-type="float" office:value="NaN">
                <text:p>NaN</text:p>
              </table:table-cell>
              <table:table-cell office:value-type="float" office:value="0.777142648120083">
                <text:p>0.77714264812008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09009653522175">
                <text:p>-0.809009653522175</text:p>
              </table:table-cell>
              <table:table-cell office:value-type="float" office:value="NaN">
                <text:p>NaN</text:p>
              </table:table-cell>
              <table:table-cell office:value-type="float" office:value="0.743141220614138">
                <text:p>0.74314122061413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707097690409281">
                <text:p>-0.707097690409281</text:p>
              </table:table-cell>
              <table:table-cell office:value-type="float" office:value="NaN">
                <text:p>NaN</text:p>
              </table:table-cell>
              <table:table-cell office:value-type="float" office:value="0.707102885153459">
                <text:p>0.70710288515345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587774554173814">
                <text:p>-0.587774554173814</text:p>
              </table:table-cell>
              <table:table-cell office:value-type="float" office:value="NaN">
                <text:p>NaN</text:p>
              </table:table-cell>
              <table:table-cell office:value-type="float" office:value="0.669126420772418">
                <text:p>0.66912642077241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453978390153685">
                <text:p>-0.453978390153685</text:p>
              </table:table-cell>
              <table:table-cell office:value-type="float" office:value="NaN">
                <text:p>NaN</text:p>
              </table:table-cell>
              <table:table-cell office:value-type="float" office:value="0.629315918806882">
                <text:p>0.6293159188068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09003719327378">
                <text:p>-0.309003719327378</text:p>
              </table:table-cell>
              <table:table-cell office:value-type="float" office:value="NaN">
                <text:p>NaN</text:p>
              </table:table-cell>
              <table:table-cell office:value-type="float" office:value="0.587780497585758">
                <text:p>0.58778049758575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156420315894952">
                <text:p>-0.156420315894952</text:p>
              </table:table-cell>
              <table:table-cell office:value-type="float" office:value="NaN">
                <text:p>NaN</text:p>
              </table:table-cell>
              <table:table-cell office:value-type="float" office:value="0.544634003343842">
                <text:p>0.5446340033438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146928204128907">
                <text:p>0.0000146928204128907</text:p>
              </table:table-cell>
              <table:table-cell office:value-type="float" office:value="NaN">
                <text:p>NaN</text:p>
              </table:table-cell>
              <table:table-cell office:value-type="float" office:value="0.499994698175742">
                <text:p>0.49999469817574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6449339748088">
                <text:p>0.156449339748088</text:p>
              </table:table-cell>
              <table:table-cell office:value-type="float" office:value="NaN">
                <text:p>NaN</text:p>
              </table:table-cell>
              <table:table-cell office:value-type="float" office:value="0.453984935886185">
                <text:p>0.45398493588618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90316667259">
                <text:p>0.3090316667259</text:p>
              </table:table-cell>
              <table:table-cell office:value-type="float" office:value="NaN">
                <text:p>NaN</text:p>
              </table:table-cell>
              <table:table-cell office:value-type="float" office:value="0.406730826625172">
                <text:p>0.40673082662517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54004572936677">
                <text:p>0.454004572936677</text:p>
              </table:table-cell>
              <table:table-cell office:value-type="float" office:value="NaN">
                <text:p>NaN</text:p>
              </table:table-cell>
              <table:table-cell office:value-type="float" office:value="0.358361891227204">
                <text:p>0.3583618912272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87798327631255">
                <text:p>0.587798327631255</text:p>
              </table:table-cell>
              <table:table-cell office:value-type="float" office:value="NaN">
                <text:p>NaN</text:p>
              </table:table-cell>
              <table:table-cell office:value-type="float" office:value="0.309010706202024">
                <text:p>0.3090107062020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07118469157016">
                <text:p>0.707118469157016</text:p>
              </table:table-cell>
              <table:table-cell office:value-type="float" office:value="NaN">
                <text:p>NaN</text:p>
              </table:table-cell>
              <table:table-cell office:value-type="float" office:value="0.258812540349915">
                <text:p>0.2588125403499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09026925916086">
                <text:p>0.809026925916086</text:p>
              </table:table-cell>
              <table:table-cell office:value-type="float" office:value="NaN">
                <text:p>NaN</text:p>
              </table:table-cell>
              <table:table-cell office:value-type="float" office:value="0.207904983997589">
                <text:p>0.2079049839975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1014361776623">
                <text:p>0.891014361776623</text:p>
              </table:table-cell>
              <table:table-cell office:value-type="float" office:value="NaN">
                <text:p>NaN</text:p>
              </table:table-cell>
              <table:table-cell office:value-type="float" office:value="0.1564275718709">
                <text:p>0.15642757187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1061964544772">
                <text:p>0.951061964544772</text:p>
              </table:table-cell>
              <table:table-cell office:value-type="float" office:value="NaN">
                <text:p>NaN</text:p>
              </table:table-cell>
              <table:table-cell office:value-type="float" office:value="0.104521400638075">
                <text:p>0.1045214006380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7691156052944">
                <text:p>0.987691156052944</text:p>
              </table:table-cell>
              <table:table-cell office:value-type="float" office:value="NaN">
                <text:p>NaN</text:p>
              </table:table-cell>
              <table:table-cell office:value-type="float" office:value="0.0523287421717418">
                <text:p>0.05232874217174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9999999831345">
                <text:p>0.999999999831345</text:p>
              </table:table-cell>
              <table:table-cell office:value-type="float" office:value="NaN">
                <text:p>NaN</text:p>
              </table:table-cell>
              <table:table-cell office:value-type="float" office:value="-0.00000734641020664359">
                <text:p>-0.000007346410206643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87685409880865">
                <text:p>0.987685409880865</text:p>
              </table:table-cell>
              <table:table-cell office:value-type="float" office:value="NaN">
                <text:p>NaN</text:p>
              </table:table-cell>
              <table:table-cell office:value-type="float" office:value="-0.0523434148560607">
                <text:p>-0.052343414856060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10506136911">
                <text:p>0.9510506136911</text:p>
              </table:table-cell>
              <table:table-cell office:value-type="float" office:value="NaN">
                <text:p>NaN</text:p>
              </table:table-cell>
              <table:table-cell office:value-type="float" office:value="-0.104536012969304">
                <text:p>-0.1045360129693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90997685738353">
                <text:p>0.890997685738353</text:p>
              </table:table-cell>
              <table:table-cell office:value-type="float" office:value="NaN">
                <text:p>NaN</text:p>
              </table:table-cell>
              <table:table-cell office:value-type="float" office:value="-0.156442083797468">
                <text:p>-0.1564420837974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09005335314541">
                <text:p>0.809005335314541</text:p>
              </table:table-cell>
              <table:table-cell office:value-type="float" office:value="NaN">
                <text:p>NaN</text:p>
              </table:table-cell>
              <table:table-cell office:value-type="float" office:value="-0.207919355743128">
                <text:p>-0.20791935574312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07092495626942">
                <text:p>0.707092495626942</text:p>
              </table:table-cell>
              <table:table-cell office:value-type="float" office:value="NaN">
                <text:p>NaN</text:p>
              </table:table-cell>
              <table:table-cell office:value-type="float" office:value="-0.258826732522286">
                <text:p>-0.25882673252228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87768610730149">
                <text:p>0.587768610730149</text:p>
              </table:table-cell>
              <table:table-cell office:value-type="float" office:value="NaN">
                <text:p>NaN</text:p>
              </table:table-cell>
              <table:table-cell office:value-type="float" office:value="-0.309024679901285">
                <text:p>-0.30902467990128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53971844396684">
                <text:p>0.453971844396684</text:p>
              </table:table-cell>
              <table:table-cell office:value-type="float" office:value="NaN">
                <text:p>NaN</text:p>
              </table:table-cell>
              <table:table-cell office:value-type="float" office:value="-0.358375608152239">
                <text:p>-0.3583756081522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08996732436054">
                <text:p>0.308996732436054</text:p>
              </table:table-cell>
              <table:table-cell office:value-type="float" office:value="NaN">
                <text:p>NaN</text:p>
              </table:table-cell>
              <table:table-cell office:value-type="float" office:value="-0.406744249178666">
                <text:p>-0.40674424917866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56413059910561">
                <text:p>0.156413059910561</text:p>
              </table:table-cell>
              <table:table-cell office:value-type="float" office:value="NaN">
                <text:p>NaN</text:p>
              </table:table-cell>
              <table:table-cell office:value-type="float" office:value="-0.453998027277682">
                <text:p>-0.4539980272776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000220392306196771">
                <text:p>-0.0000220392306196771</text:p>
              </table:table-cell>
              <table:table-cell office:value-type="float" office:value="NaN">
                <text:p>NaN</text:p>
              </table:table-cell>
              <table:table-cell office:value-type="float" office:value="-0.500007422522479">
                <text:p>-0.50000742252247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156456595690264">
                <text:p>-0.156456595690264</text:p>
              </table:table-cell>
              <table:table-cell office:value-type="float" office:value="NaN">
                <text:p>NaN</text:p>
              </table:table-cell>
              <table:table-cell office:value-type="float" office:value="-0.544646325769104">
                <text:p>-0.54464632576910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09038653533836">
                <text:p>-0.309038653533836</text:p>
              </table:table-cell>
              <table:table-cell office:value-type="float" office:value="NaN">
                <text:p>NaN</text:p>
              </table:table-cell>
              <table:table-cell office:value-type="float" office:value="-0.587792384314479">
                <text:p>-0.5877923843144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454011118571169">
                <text:p>-0.454011118571169</text:p>
              </table:table-cell>
              <table:table-cell office:value-type="float" office:value="NaN">
                <text:p>NaN</text:p>
              </table:table-cell>
              <table:table-cell office:value-type="float" office:value="-0.629327337258211">
                <text:p>-0.6293273372582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87804270916307">
                <text:p>-0.587804270916307</text:p>
              </table:table-cell>
              <table:table-cell office:value-type="float" office:value="NaN">
                <text:p>NaN</text:p>
              </table:table-cell>
              <table:table-cell office:value-type="float" office:value="-0.669137339649027">
                <text:p>-0.6691373396490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707123663748544">
                <text:p>-0.707123663748544</text:p>
              </table:table-cell>
              <table:table-cell office:value-type="float" office:value="-0.707113274527326">
                <text:p>-0.707113274527326</text:p>
              </table:table-cell>
              <table:table-cell office:value-type="float" office:value="-0.707113274527326">
                <text:p>-0.70711327452732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809031243905407">
                <text:p>-0.809031243905407</text:p>
              </table:table-cell>
              <table:table-cell office:value-type="float" office:value="NaN">
                <text:p>NaN</text:p>
              </table:table-cell>
              <table:table-cell office:value-type="float" office:value="-0.74315105200858">
                <text:p>-0.7431510520085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891017696840014">
                <text:p>-0.891017696840014</text:p>
              </table:table-cell>
              <table:table-cell office:value-type="float" office:value="NaN">
                <text:p>NaN</text:p>
              </table:table-cell>
              <table:table-cell office:value-type="float" office:value="-0.777151894587804">
                <text:p>-0.77715189458780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95106423456152">
                <text:p>-0.95106423456152</text:p>
              </table:table-cell>
              <table:table-cell office:value-type="float" office:value="NaN">
                <text:p>NaN</text:p>
              </table:table-cell>
              <table:table-cell office:value-type="float" office:value="-0.809022607883103">
                <text:p>-0.8090226078831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987692305127444">
                <text:p>-0.987692305127444</text:p>
              </table:table-cell>
              <table:table-cell office:value-type="float" office:value="NaN">
                <text:p>NaN</text:p>
              </table:table-cell>
              <table:table-cell office:value-type="float" office:value="-0.838675836076181">
                <text:p>-0.83867583607618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999999999669435">
                <text:p>-0.999999999669435</text:p>
              </table:table-cell>
              <table:table-cell office:value-type="float" office:value="NaN">
                <text:p>NaN</text:p>
              </table:table-cell>
              <table:table-cell office:value-type="float" office:value="-0.866030301349697">
                <text:p>-0.86603030134969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987684260486533">
                <text:p>-0.987684260486533</text:p>
              </table:table-cell>
              <table:table-cell office:value-type="float" office:value="NaN">
                <text:p>NaN</text:p>
              </table:table-cell>
              <table:table-cell office:value-type="float" office:value="-0.891011026665144">
                <text:p>-0.8910110266651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951048343366382">
                <text:p>-0.951048343366382</text:p>
              </table:table-cell>
              <table:table-cell office:value-type="float" office:value="NaN">
                <text:p>NaN</text:p>
              </table:table-cell>
              <table:table-cell office:value-type="float" office:value="-0.913549541270666">
                <text:p>-0.91354954127066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890994350386438">
                <text:p>-0.890994350386438</text:p>
              </table:table-cell>
              <table:table-cell office:value-type="float" office:value="NaN">
                <text:p>NaN</text:p>
              </table:table-cell>
              <table:table-cell office:value-type="float" office:value="-0.933584068375507">
                <text:p>-0.93358406837550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809001017063246">
                <text:p>-0.809001017063246</text:p>
              </table:table-cell>
              <table:table-cell office:value-type="float" office:value="NaN">
                <text:p>NaN</text:p>
              </table:table-cell>
              <table:table-cell office:value-type="float" office:value="-0.951059694476694">
                <text:p>-0.95105969447669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707087300806441">
                <text:p>-0.707087300806441</text:p>
              </table:table-cell>
              <table:table-cell office:value-type="float" office:value="NaN">
                <text:p>NaN</text:p>
              </table:table-cell>
              <table:table-cell office:value-type="float" office:value="-0.965928519873829">
                <text:p>-0.96592851987382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587762667254761">
                <text:p>-0.587762667254761</text:p>
              </table:table-cell>
              <table:table-cell office:value-type="float" office:value="NaN">
                <text:p>NaN</text:p>
              </table:table-cell>
              <table:table-cell office:value-type="float" office:value="-0.978149789959458">
                <text:p>-0.97814978995945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53965298615181">
                <text:p>-0.453965298615181</text:p>
              </table:table-cell>
              <table:table-cell office:value-type="float" office:value="NaN">
                <text:p>NaN</text:p>
              </table:table-cell>
              <table:table-cell office:value-type="float" office:value="-0.987690006925139">
                <text:p>-0.98769000692513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308989745528054">
                <text:p>-0.308989745528054</text:p>
              </table:table-cell>
              <table:table-cell office:value-type="float" office:value="NaN">
                <text:p>NaN</text:p>
              </table:table-cell>
              <table:table-cell office:value-type="float" office:value="-0.994523021577032">
                <text:p>-0.99452302157703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156405803917731">
                <text:p>-0.156405803917731</text:p>
              </table:table-cell>
              <table:table-cell office:value-type="float" office:value="NaN">
                <text:p>NaN</text:p>
              </table:table-cell>
              <table:table-cell office:value-type="float" office:value="-0.998630105009362">
                <text:p>-0.9986301050093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293856408226095">
                <text:p>0.0000293856408226095</text:p>
              </table:table-cell>
              <table:table-cell office:value-type="float" office:value="NaN">
                <text:p>NaN</text:p>
              </table:table-cell>
              <table:table-cell office:value-type="float" office:value="-0.999999999939284">
                <text:p>-0.99999999993928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56463851623995">
                <text:p>0.156463851623995</text:p>
              </table:table-cell>
              <table:table-cell office:value-type="float" office:value="NaN">
                <text:p>NaN</text:p>
              </table:table-cell>
              <table:table-cell office:value-type="float" office:value="-0.998628951562458">
                <text:p>-0.99862895156245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09045640325091">
                <text:p>0.309045640325091</text:p>
              </table:table-cell>
              <table:table-cell office:value-type="float" office:value="NaN">
                <text:p>NaN</text:p>
              </table:table-cell>
              <table:table-cell office:value-type="float" office:value="-0.994520717844757">
                <text:p>-0.99452071784475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5401766418116">
                <text:p>0.45401766418116</text:p>
              </table:table-cell>
              <table:table-cell office:value-type="float" office:value="NaN">
                <text:p>NaN</text:p>
              </table:table-cell>
              <table:table-cell office:value-type="float" office:value="-0.987686559221891">
                <text:p>-0.98768655922189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87810214169637">
                <text:p>0.587810214169637</text:p>
              </table:table-cell>
              <table:table-cell office:value-type="float" office:value="NaN">
                <text:p>NaN</text:p>
              </table:table-cell>
              <table:table-cell office:value-type="float" office:value="-0.978145207735198">
                <text:p>-0.97814520773519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07128858301908">
                <text:p>0.707128858301908</text:p>
              </table:table-cell>
              <table:table-cell office:value-type="float" office:value="NaN">
                <text:p>NaN</text:p>
              </table:table-cell>
              <table:table-cell office:value-type="float" office:value="-0.965922815688172">
                <text:p>-0.96592281568817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09035561851065">
                <text:p>0.809035561851065</text:p>
              </table:table-cell>
              <table:table-cell office:value-type="float" office:value="NaN">
                <text:p>NaN</text:p>
              </table:table-cell>
              <table:table-cell office:value-type="float" office:value="-0.951052883964491">
                <text:p>-0.95105288396449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91021031855318">
                <text:p>0.891021031855318</text:p>
              </table:table-cell>
              <table:table-cell office:value-type="float" office:value="NaN">
                <text:p>NaN</text:p>
              </table:table-cell>
              <table:table-cell office:value-type="float" office:value="-0.933576170203986">
                <text:p>-0.93357617020398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51066504526941">
                <text:p>0.951066504526941</text:p>
              </table:table-cell>
              <table:table-cell office:value-type="float" office:value="NaN">
                <text:p>NaN</text:p>
              </table:table-cell>
              <table:table-cell office:value-type="float" office:value="-0.913540577088266">
                <text:p>-0.91354057708826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87693454148638">
                <text:p>0.987693454148638</text:p>
              </table:table-cell>
              <table:table-cell office:value-type="float" office:value="NaN">
                <text:p>NaN</text:p>
              </table:table-cell>
              <table:table-cell office:value-type="float" office:value="-0.891001021042182">
                <text:p>-0.8910010210421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453556">
                <text:p>0.999999999453556</text:p>
              </table:table-cell>
              <table:table-cell office:value-type="float" office:value="NaN">
                <text:p>NaN</text:p>
              </table:table-cell>
              <table:table-cell office:value-type="float" office:value="-0.866019281711018">
                <text:p>-0.86601928171101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87683111038897">
                <text:p>0.987683111038897</text:p>
              </table:table-cell>
              <table:table-cell office:value-type="float" office:value="NaN">
                <text:p>NaN</text:p>
              </table:table-cell>
              <table:table-cell office:value-type="float" office:value="-0.83866383262599">
                <text:p>-0.838663832625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51046072990335">
                <text:p>0.951046072990335</text:p>
              </table:table-cell>
              <table:table-cell office:value-type="float" office:value="NaN">
                <text:p>NaN</text:p>
              </table:table-cell>
              <table:table-cell office:value-type="float" office:value="-0.809009653522175">
                <text:p>-0.80900965352217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90991014986436">
                <text:p>0.890991014986436</text:p>
              </table:table-cell>
              <table:table-cell office:value-type="float" office:value="NaN">
                <text:p>NaN</text:p>
              </table:table-cell>
              <table:table-cell office:value-type="float" office:value="-0.77713802482331">
                <text:p>-0.7771380248233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08996698768289">
                <text:p>0.808996698768289</text:p>
              </table:table-cell>
              <table:table-cell office:value-type="float" office:value="NaN">
                <text:p>NaN</text:p>
              </table:table-cell>
              <table:table-cell office:value-type="float" office:value="-0.743136304856756">
                <text:p>-0.74313630485675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0708210594778">
                <text:p>0.70708210594778</text:p>
              </table:table-cell>
              <table:table-cell office:value-type="float" office:value="NaN">
                <text:p>NaN</text:p>
              </table:table-cell>
              <table:table-cell office:value-type="float" office:value="-0.707097690409281">
                <text:p>-0.70709769040928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87756723747651">
                <text:p>0.587756723747651</text:p>
              </table:table-cell>
              <table:table-cell office:value-type="float" office:value="NaN">
                <text:p>NaN</text:p>
              </table:table-cell>
              <table:table-cell office:value-type="float" office:value="-0.669120961279944">
                <text:p>-0.6691209612799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53958752809178">
                <text:p>0.453958752809178</text:p>
              </table:table-cell>
              <table:table-cell office:value-type="float" office:value="NaN">
                <text:p>NaN</text:p>
              </table:table-cell>
              <table:table-cell office:value-type="float" office:value="-0.629310209530271">
                <text:p>-0.62931020953027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08982758603377">
                <text:p>0.308982758603377</text:p>
              </table:table-cell>
              <table:table-cell office:value-type="float" office:value="NaN">
                <text:p>NaN</text:p>
              </table:table-cell>
              <table:table-cell office:value-type="float" office:value="-0.587774554173814">
                <text:p>-0.58777455417381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56398547916458">
                <text:p>0.156398547916458</text:p>
              </table:table-cell>
              <table:table-cell office:value-type="float" office:value="NaN">
                <text:p>NaN</text:p>
              </table:table-cell>
              <table:table-cell office:value-type="float" office:value="-0.54462784208712">
                <text:p>-0.544627842087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000036732051023956">
                <text:p>-0.000036732051023956</text:p>
              </table:table-cell>
              <table:table-cell office:value-type="float" office:value="NaN">
                <text:p>NaN</text:p>
              </table:table-cell>
              <table:table-cell office:value-type="float" office:value="-0.499988335961896">
                <text:p>-0.49998833596189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56471107549285">
                <text:p>-0.156471107549285</text:p>
              </table:table-cell>
              <table:table-cell office:value-type="float" office:value="NaN">
                <text:p>NaN</text:p>
              </table:table-cell>
              <table:table-cell office:value-type="float" office:value="-0.453978390153685">
                <text:p>-0.45397839015368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309052627099669">
                <text:p>-0.309052627099669</text:p>
              </table:table-cell>
              <table:table-cell office:value-type="float" office:value="NaN">
                <text:p>NaN</text:p>
              </table:table-cell>
              <table:table-cell office:value-type="float" office:value="-0.406724115315497">
                <text:p>-0.40672411531549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454024209766646">
                <text:p>-0.454024209766646</text:p>
              </table:table-cell>
              <table:table-cell office:value-type="float" office:value="NaN">
                <text:p>NaN</text:p>
              </table:table-cell>
              <table:table-cell office:value-type="float" office:value="-0.358355032735676">
                <text:p>-0.35835503273567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87816157391242">
                <text:p>-0.587816157391242</text:p>
              </table:table-cell>
              <table:table-cell office:value-type="float" office:value="NaN">
                <text:p>NaN</text:p>
              </table:table-cell>
              <table:table-cell office:value-type="float" office:value="-0.309003719327377">
                <text:p>-0.30900371932737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707134052817108">
                <text:p>-0.707134052817108</text:p>
              </table:table-cell>
              <table:table-cell office:value-type="float" office:value="NaN">
                <text:p>NaN</text:p>
              </table:table-cell>
              <table:table-cell office:value-type="float" office:value="-0.258805444242778">
                <text:p>-0.25880544424277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809039879753059">
                <text:p>-0.809039879753059</text:p>
              </table:table-cell>
              <table:table-cell office:value-type="float" office:value="NaN">
                <text:p>NaN</text:p>
              </table:table-cell>
              <table:table-cell office:value-type="float" office:value="-0.207897798107989">
                <text:p>-0.20789779810798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891024366822533">
                <text:p>-0.891024366822533</text:p>
              </table:table-cell>
              <table:table-cell office:value-type="float" office:value="NaN">
                <text:p>NaN</text:p>
              </table:table-cell>
              <table:table-cell office:value-type="float" office:value="-0.156420315894952">
                <text:p>-0.15642031589495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951068774441032">
                <text:p>-0.951068774441032</text:p>
              </table:table-cell>
              <table:table-cell office:value-type="float" office:value="NaN">
                <text:p>NaN</text:p>
              </table:table-cell>
              <table:table-cell office:value-type="float" office:value="-0.104514094463999">
                <text:p>-0.1045140944639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987694603116527">
                <text:p>-0.987694603116527</text:p>
              </table:table-cell>
              <table:table-cell office:value-type="float" office:value="NaN">
                <text:p>NaN</text:p>
              </table:table-cell>
              <table:table-cell office:value-type="float" office:value="-0.0523214058253456">
                <text:p>-0.05232140582534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999999999183708">
                <text:p>-0.999999999183708</text:p>
              </table:table-cell>
              <table:table-cell office:value-type="float" office:value="NaN">
                <text:p>NaN</text:p>
              </table:table-cell>
              <table:table-cell office:value-type="float" office:value="0.0000146928204128907">
                <text:p>0.000014692820412890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987681961537955">
                <text:p>-0.987681961537955</text:p>
              </table:table-cell>
              <table:table-cell office:value-type="float" office:value="NaN">
                <text:p>NaN</text:p>
              </table:table-cell>
              <table:table-cell office:value-type="float" office:value="0.0523507511939836">
                <text:p>0.052350751193983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951043802562962">
                <text:p>-0.951043802562962</text:p>
              </table:table-cell>
              <table:table-cell office:value-type="float" office:value="NaN">
                <text:p>NaN</text:p>
              </table:table-cell>
              <table:table-cell office:value-type="float" office:value="0.104543319126456">
                <text:p>0.1045433191264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890987679538347">
                <text:p>-0.890987679538347</text:p>
              </table:table-cell>
              <table:table-cell office:value-type="float" office:value="NaN">
                <text:p>NaN</text:p>
              </table:table-cell>
              <table:table-cell office:value-type="float" office:value="0.156449339748088">
                <text:p>0.15644933974808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808992380429671">
                <text:p>-0.808992380429671</text:p>
              </table:table-cell>
              <table:table-cell office:value-type="float" office:value="NaN">
                <text:p>NaN</text:p>
              </table:table-cell>
              <table:table-cell office:value-type="float" office:value="0.207926541599066">
                <text:p>0.20792654159906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707076911050956">
                <text:p>-0.707076911050956</text:p>
              </table:table-cell>
              <table:table-cell office:value-type="float" office:value="NaN">
                <text:p>NaN</text:p>
              </table:table-cell>
              <table:table-cell office:value-type="float" office:value="0.258833828587518">
                <text:p>0.25883382858751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58775078020882">
                <text:p>-0.58775078020882</text:p>
              </table:table-cell>
              <table:table-cell office:value-type="float" office:value="NaN">
                <text:p>NaN</text:p>
              </table:table-cell>
              <table:table-cell office:value-type="float" office:value="0.309031666725899">
                <text:p>0.3090316667258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453952206978674">
                <text:p>-0.453952206978674</text:p>
              </table:table-cell>
              <table:table-cell office:value-type="float" office:value="NaN">
                <text:p>NaN</text:p>
              </table:table-cell>
              <table:table-cell office:value-type="float" office:value="0.358382466585745">
                <text:p>0.35838246658574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308975771662025">
                <text:p>-0.308975771662025</text:p>
              </table:table-cell>
              <table:table-cell office:value-type="float" office:value="NaN">
                <text:p>NaN</text:p>
              </table:table-cell>
              <table:table-cell office:value-type="float" office:value="0.406750960422486">
                <text:p>0.40675096042248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156391291906746">
                <text:p>-0.156391291906746</text:p>
              </table:table-cell>
              <table:table-cell office:value-type="float" office:value="NaN">
                <text:p>NaN</text:p>
              </table:table-cell>
              <table:table-cell office:value-type="float" office:value="0.454004572936677">
                <text:p>0.4540045729366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440784612286491">
                <text:p>0.0000440784612286491</text:p>
              </table:table-cell>
              <table:table-cell office:value-type="float" office:value="NaN">
                <text:p>NaN</text:p>
              </table:table-cell>
              <table:table-cell office:value-type="float" office:value="0.500013784655369">
                <text:p>0.50001378465536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56478363466127">
                <text:p>0.156478363466127</text:p>
              </table:table-cell>
              <table:table-cell office:value-type="float" office:value="NaN">
                <text:p>NaN</text:p>
              </table:table-cell>
              <table:table-cell office:value-type="float" office:value="0.544652486937645">
                <text:p>0.54465248693764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09059613857568">
                <text:p>0.309059613857568</text:p>
              </table:table-cell>
              <table:table-cell office:value-type="float" office:value="NaN">
                <text:p>NaN</text:p>
              </table:table-cell>
              <table:table-cell office:value-type="float" office:value="0.587798327631254">
                <text:p>0.58779832763125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54030755327627">
                <text:p>0.454030755327627</text:p>
              </table:table-cell>
              <table:table-cell office:value-type="float" office:value="NaN">
                <text:p>NaN</text:p>
              </table:table-cell>
              <table:table-cell office:value-type="float" office:value="0.629333046432929">
                <text:p>0.62933304643292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87822100581123">
                <text:p>0.587822100581123</text:p>
              </table:table-cell>
              <table:table-cell office:value-type="float" office:value="NaN">
                <text:p>NaN</text:p>
              </table:table-cell>
              <table:table-cell office:value-type="float" office:value="0.669142799033162">
                <text:p>0.6691427990331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07139247294142">
                <text:p>0.707139247294142</text:p>
              </table:table-cell>
              <table:table-cell office:value-type="float" office:value="0.707118469157016">
                <text:p>0.707118469157016</text:p>
              </table:table-cell>
              <table:table-cell office:value-type="float" office:value="0.707118469157016">
                <text:p>0.70711846915701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80904419761139">
                <text:p>0.80904419761139</text:p>
              </table:table-cell>
              <table:table-cell office:value-type="float" office:value="NaN">
                <text:p>NaN</text:p>
              </table:table-cell>
              <table:table-cell office:value-type="float" office:value="0.743155967645639">
                <text:p>0.74315596764563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91027701741658">
                <text:p>0.891027701741658</text:p>
              </table:table-cell>
              <table:table-cell office:value-type="float" office:value="NaN">
                <text:p>NaN</text:p>
              </table:table-cell>
              <table:table-cell office:value-type="float" office:value="0.777156517758751">
                <text:p>0.77715651775875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51071044303795">
                <text:p>0.951071044303795</text:p>
              </table:table-cell>
              <table:table-cell office:value-type="float" office:value="NaN">
                <text:p>NaN</text:p>
              </table:table-cell>
              <table:table-cell office:value-type="float" office:value="0.809026925916086">
                <text:p>0.80902692591608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98769575203111">
                <text:p>0.98769575203111</text:p>
              </table:table-cell>
              <table:table-cell office:value-type="float" office:value="NaN">
                <text:p>NaN</text:p>
              </table:table-cell>
              <table:table-cell office:value-type="float" office:value="0.838679837135719">
                <text:p>0.83867983713571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9999998859889">
                <text:p>0.999999998859889</text:p>
              </table:table-cell>
              <table:table-cell office:value-type="float" office:value="NaN">
                <text:p>NaN</text:p>
              </table:table-cell>
              <table:table-cell office:value-type="float" office:value="0.866033974469112">
                <text:p>0.86603397446911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87680811983709">
                <text:p>0.987680811983709</text:p>
              </table:table-cell>
              <table:table-cell office:value-type="float" office:value="NaN">
                <text:p>NaN</text:p>
              </table:table-cell>
              <table:table-cell office:value-type="float" office:value="0.891014361776623">
                <text:p>0.8910143617766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5104153208426">
                <text:p>0.95104153208426</text:p>
              </table:table-cell>
              <table:table-cell office:value-type="float" office:value="NaN">
                <text:p>NaN</text:p>
              </table:table-cell>
              <table:table-cell office:value-type="float" office:value="0.913552529232857">
                <text:p>0.91355252923285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9098434404217">
                <text:p>0.89098434404217</text:p>
              </table:table-cell>
              <table:table-cell office:value-type="float" office:value="NaN">
                <text:p>NaN</text:p>
              </table:table-cell>
              <table:table-cell office:value-type="float" office:value="0.933586700998578">
                <text:p>0.93358670099857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08988062047391">
                <text:p>0.808988062047391</text:p>
              </table:table-cell>
              <table:table-cell office:value-type="float" office:value="NaN">
                <text:p>NaN</text:p>
              </table:table-cell>
              <table:table-cell office:value-type="float" office:value="0.951061964544772">
                <text:p>0.95106196454477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7071716115972">
                <text:p>0.707071716115972</text:p>
              </table:table-cell>
              <table:table-cell office:value-type="float" office:value="NaN">
                <text:p>NaN</text:p>
              </table:table-cell>
              <table:table-cell office:value-type="float" office:value="0.965930421164786">
                <text:p>0.96593042116478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87744836638272">
                <text:p>0.587744836638272</text:p>
              </table:table-cell>
              <table:table-cell office:value-type="float" office:value="NaN">
                <text:p>NaN</text:p>
              </table:table-cell>
              <table:table-cell office:value-type="float" office:value="0.978151317261964">
                <text:p>0.97815131726196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53945661123671">
                <text:p>0.453945661123671</text:p>
              </table:table-cell>
              <table:table-cell office:value-type="float" office:value="NaN">
                <text:p>NaN</text:p>
              </table:table-cell>
              <table:table-cell office:value-type="float" office:value="0.987691156052944">
                <text:p>0.98769115605294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8968784704001">
                <text:p>0.308968784704001</text:p>
              </table:table-cell>
              <table:table-cell office:value-type="float" office:value="NaN">
                <text:p>NaN</text:p>
              </table:table-cell>
              <table:table-cell office:value-type="float" office:value="0.994523789380443">
                <text:p>0.99452378938044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56384035888592">
                <text:p>0.156384035888592</text:p>
              </table:table-cell>
              <table:table-cell office:value-type="float" office:value="NaN">
                <text:p>NaN</text:p>
              </table:table-cell>
              <table:table-cell office:value-type="float" office:value="0.998630489383872">
                <text:p>0.9986304893838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0000514248714238579">
                <text:p>-0.0000514248714238579</text:p>
              </table:table-cell>
              <table:table-cell office:value-type="float" office:value="NaN">
                <text:p>NaN</text:p>
              </table:table-cell>
              <table:table-cell office:value-type="float" office:value="0.999999999831345">
                <text:p>0.99999999983134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56485619374526">
                <text:p>-0.156485619374526</text:p>
              </table:table-cell>
              <table:table-cell office:value-type="float" office:value="NaN">
                <text:p>NaN</text:p>
              </table:table-cell>
              <table:table-cell office:value-type="float" office:value="0.998628566972365">
                <text:p>0.99862856697236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309066600598787">
                <text:p>-0.309066600598787</text:p>
              </table:table-cell>
              <table:table-cell office:value-type="float" office:value="NaN">
                <text:p>NaN</text:p>
              </table:table-cell>
              <table:table-cell office:value-type="float" office:value="0.99451994982665">
                <text:p>0.9945199498266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54037300864109">
                <text:p>-0.454037300864109</text:p>
              </table:table-cell>
              <table:table-cell office:value-type="float" office:value="NaN">
                <text:p>NaN</text:p>
              </table:table-cell>
              <table:table-cell office:value-type="float" office:value="0.987685409880865">
                <text:p>0.98768540988086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587828043739279">
                <text:p>-0.587828043739279</text:p>
              </table:table-cell>
              <table:table-cell office:value-type="float" office:value="NaN">
                <text:p>NaN</text:p>
              </table:table-cell>
              <table:table-cell office:value-type="float" office:value="0.97814368022153">
                <text:p>0.9781436802215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707144441733014">
                <text:p>-0.707144441733014</text:p>
              </table:table-cell>
              <table:table-cell office:value-type="float" office:value="NaN">
                <text:p>NaN</text:p>
              </table:table-cell>
              <table:table-cell office:value-type="float" office:value="0.965920914188692">
                <text:p>0.96592091418869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809048515426057">
                <text:p>-0.809048515426057</text:p>
              </table:table-cell>
              <table:table-cell office:value-type="float" office:value="NaN">
                <text:p>NaN</text:p>
              </table:table-cell>
              <table:table-cell office:value-type="float" office:value="0.9510506136911">
                <text:p>0.951050613691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891031036612697">
                <text:p>-0.891031036612697</text:p>
              </table:table-cell>
              <table:table-cell office:value-type="float" office:value="NaN">
                <text:p>NaN</text:p>
              </table:table-cell>
              <table:table-cell office:value-type="float" office:value="0.933573537379375">
                <text:p>0.93357353737937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951073314115228">
                <text:p>-0.951073314115228</text:p>
              </table:table-cell>
              <table:table-cell office:value-type="float" office:value="NaN">
                <text:p>NaN</text:p>
              </table:table-cell>
              <table:table-cell office:value-type="float" office:value="0.913537588928859">
                <text:p>0.91353758892885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987696900892387">
                <text:p>-0.987696900892387</text:p>
              </table:table-cell>
              <table:table-cell office:value-type="float" office:value="NaN">
                <text:p>NaN</text:p>
              </table:table-cell>
              <table:table-cell office:value-type="float" office:value="0.890997685738353">
                <text:p>0.8909976857383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999999998482101">
                <text:p>-0.999999998482101</text:p>
              </table:table-cell>
              <table:table-cell office:value-type="float" office:value="NaN">
                <text:p>NaN</text:p>
              </table:table-cell>
              <table:table-cell office:value-type="float" office:value="0.866015608404647">
                <text:p>0.86601560840464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987679662376158">
                <text:p>-0.987679662376158</text:p>
              </table:table-cell>
              <table:table-cell office:value-type="float" office:value="NaN">
                <text:p>NaN</text:p>
              </table:table-cell>
              <table:table-cell office:value-type="float" office:value="0.838659831385401">
                <text:p>0.83865983138540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951039261554231">
                <text:p>-0.951039261554231</text:p>
              </table:table-cell>
              <table:table-cell office:value-type="float" office:value="NaN">
                <text:p>NaN</text:p>
              </table:table-cell>
              <table:table-cell office:value-type="float" office:value="0.809005335314541">
                <text:p>0.80900533531454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89098100849791">
                <text:p>-0.89098100849791</text:p>
              </table:table-cell>
              <table:table-cell office:value-type="float" office:value="NaN">
                <text:p>NaN</text:p>
              </table:table-cell>
              <table:table-cell office:value-type="float" office:value="0.777133401484594">
                <text:p>0.77713340148459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808983743621451">
                <text:p>-0.808983743621451</text:p>
              </table:table-cell>
              <table:table-cell office:value-type="float" office:value="NaN">
                <text:p>NaN</text:p>
              </table:table-cell>
              <table:table-cell office:value-type="float" office:value="0.743131389059268">
                <text:p>0.74313138905926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707066521142827">
                <text:p>-0.707066521142827</text:p>
              </table:table-cell>
              <table:table-cell office:value-type="float" office:value="NaN">
                <text:p>NaN</text:p>
              </table:table-cell>
              <table:table-cell office:value-type="float" office:value="0.707092495626942">
                <text:p>0.70709249562694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587738893035997">
                <text:p>-0.587738893035997</text:p>
              </table:table-cell>
              <table:table-cell office:value-type="float" office:value="NaN">
                <text:p>NaN</text:p>
              </table:table-cell>
              <table:table-cell office:value-type="float" office:value="0.669115501751359">
                <text:p>0.66911550175135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453939115244169">
                <text:p>-0.453939115244169</text:p>
              </table:table-cell>
              <table:table-cell office:value-type="float" office:value="NaN">
                <text:p>NaN</text:p>
              </table:table-cell>
              <table:table-cell office:value-type="float" office:value="0.629304500219697">
                <text:p>0.62930450021969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308961797729298">
                <text:p>-0.308961797729298</text:p>
              </table:table-cell>
              <table:table-cell office:value-type="float" office:value="NaN">
                <text:p>NaN</text:p>
              </table:table-cell>
              <table:table-cell office:value-type="float" office:value="0.587768610730147">
                <text:p>0.58776861073014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156376779861998">
                <text:p>-0.156376779861998</text:p>
              </table:table-cell>
              <table:table-cell office:value-type="float" office:value="NaN">
                <text:p>NaN</text:p>
              </table:table-cell>
              <table:table-cell office:value-type="float" office:value="0.544621680801004">
                <text:p>0.54462168080100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58771281619844">
                <text:p>0.000058771281619844</text:p>
              </table:table-cell>
              <table:table-cell office:value-type="float" office:value="NaN">
                <text:p>NaN</text:p>
              </table:table-cell>
              <table:table-cell office:value-type="float" office:value="0.499981973721068">
                <text:p>0.49998197372106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156492875274479">
                <text:p>0.156492875274479</text:p>
              </table:table-cell>
              <table:table-cell office:value-type="float" office:value="NaN">
                <text:p>NaN</text:p>
              </table:table-cell>
              <table:table-cell office:value-type="float" office:value="0.453971844396682">
                <text:p>0.45397184439668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09073587323322">
                <text:p>0.309073587323322</text:p>
              </table:table-cell>
              <table:table-cell office:value-type="float" office:value="NaN">
                <text:p>NaN</text:p>
              </table:table-cell>
              <table:table-cell office:value-type="float" office:value="0.406717403983873">
                <text:p>0.40671740398387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54043846376081">
                <text:p>0.454043846376081</text:p>
              </table:table-cell>
              <table:table-cell office:value-type="float" office:value="NaN">
                <text:p>NaN</text:p>
              </table:table-cell>
              <table:table-cell office:value-type="float" office:value="0.358348174224806">
                <text:p>0.35834817422480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87833986865708">
                <text:p>0.587833986865708</text:p>
              </table:table-cell>
              <table:table-cell office:value-type="float" office:value="NaN">
                <text:p>NaN</text:p>
              </table:table-cell>
              <table:table-cell office:value-type="float" office:value="0.308996732436054">
                <text:p>0.30899673243605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07149636133725">
                <text:p>0.707149636133725</text:p>
              </table:table-cell>
              <table:table-cell office:value-type="float" office:value="NaN">
                <text:p>NaN</text:p>
              </table:table-cell>
              <table:table-cell office:value-type="float" office:value="0.258798348121673">
                <text:p>0.25879834812167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0905283319706">
                <text:p>0.80905283319706</text:p>
              </table:table-cell>
              <table:table-cell office:value-type="float" office:value="NaN">
                <text:p>NaN</text:p>
              </table:table-cell>
              <table:table-cell office:value-type="float" office:value="0.207890612207167">
                <text:p>0.20789061220716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91034371435647">
                <text:p>0.891034371435647</text:p>
              </table:table-cell>
              <table:table-cell office:value-type="float" office:value="NaN">
                <text:p>NaN</text:p>
              </table:table-cell>
              <table:table-cell office:value-type="float" office:value="0.156413059910563">
                <text:p>0.15641305991056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51075583875333">
                <text:p>0.951075583875333</text:p>
              </table:table-cell>
              <table:table-cell office:value-type="float" office:value="NaN">
                <text:p>NaN</text:p>
              </table:table-cell>
              <table:table-cell office:value-type="float" office:value="0.104506788284282">
                <text:p>0.10450678828428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87698049700359">
                <text:p>0.987698049700359</text:p>
              </table:table-cell>
              <table:table-cell office:value-type="float" office:value="NaN">
                <text:p>NaN</text:p>
              </table:table-cell>
              <table:table-cell office:value-type="float" office:value="0.0523140694761243">
                <text:p>0.0523140694761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9999998050343">
                <text:p>0.999999998050343</text:p>
              </table:table-cell>
              <table:table-cell office:value-type="float" office:value="NaN">
                <text:p>NaN</text:p>
              </table:table-cell>
              <table:table-cell office:value-type="float" office:value="-0.0000220392306179007">
                <text:p>-0.000022039230617900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87678512715301">
                <text:p>0.987678512715301</text:p>
              </table:table-cell>
              <table:table-cell office:value-type="float" office:value="NaN">
                <text:p>NaN</text:p>
              </table:table-cell>
              <table:table-cell office:value-type="float" office:value="-0.0523580875290803">
                <text:p>-0.052358087529080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951036990972874">
                <text:p>0.951036990972874</text:p>
              </table:table-cell>
              <table:table-cell office:value-type="float" office:value="NaN">
                <text:p>NaN</text:p>
              </table:table-cell>
              <table:table-cell office:value-type="float" office:value="-0.104550625277967">
                <text:p>-0.10455062527796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90977672905563">
                <text:p>0.890977672905563</text:p>
              </table:table-cell>
              <table:table-cell office:value-type="float" office:value="NaN">
                <text:p>NaN</text:p>
              </table:table-cell>
              <table:table-cell office:value-type="float" office:value="-0.156456595690264">
                <text:p>-0.15645659569026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08979425151847">
                <text:p>0.808979425151847</text:p>
              </table:table-cell>
              <table:table-cell office:value-type="float" office:value="NaN">
                <text:p>NaN</text:p>
              </table:table-cell>
              <table:table-cell office:value-type="float" office:value="-0.207933727443782">
                <text:p>-0.20793372744378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07061326131525">
                <text:p>0.707061326131525</text:p>
              </table:table-cell>
              <table:table-cell office:value-type="float" office:value="NaN">
                <text:p>NaN</text:p>
              </table:table-cell>
              <table:table-cell office:value-type="float" office:value="-0.258840924638781">
                <text:p>-0.25884092463878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87732949402005">
                <text:p>0.587732949402005</text:p>
              </table:table-cell>
              <table:table-cell office:value-type="float" office:value="NaN">
                <text:p>NaN</text:p>
              </table:table-cell>
              <table:table-cell office:value-type="float" office:value="-0.309038653533834">
                <text:p>-0.30903865353383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53932569340171">
                <text:p>0.453932569340171</text:p>
              </table:table-cell>
              <table:table-cell office:value-type="float" office:value="NaN">
                <text:p>NaN</text:p>
              </table:table-cell>
              <table:table-cell office:value-type="float" office:value="-0.358389324999909">
                <text:p>-0.35838932499990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08954810737921">
                <text:p>0.308954810737921</text:p>
              </table:table-cell>
              <table:table-cell office:value-type="float" office:value="NaN">
                <text:p>NaN</text:p>
              </table:table-cell>
              <table:table-cell office:value-type="float" office:value="-0.406757671644355">
                <text:p>-0.40675767164435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56369523826964">
                <text:p>0.156369523826964</text:p>
              </table:table-cell>
              <table:table-cell office:value-type="float" office:value="NaN">
                <text:p>NaN</text:p>
              </table:table-cell>
              <table:table-cell office:value-type="float" office:value="-0.454011118571169">
                <text:p>-0.45401111857116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661176918091056">
                <text:p>-0.0000661176918091056</text:p>
              </table:table-cell>
              <table:table-cell office:value-type="float" office:value="NaN">
                <text:p>NaN</text:p>
              </table:table-cell>
              <table:table-cell office:value-type="float" office:value="-0.500020146761273">
                <text:p>-0.50002014676127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156500131165986">
                <text:p>-0.156500131165986</text:p>
              </table:table-cell>
              <table:table-cell office:value-type="float" office:value="NaN">
                <text:p>NaN</text:p>
              </table:table-cell>
              <table:table-cell office:value-type="float" office:value="-0.544658648076791">
                <text:p>-0.54465864807679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309080574031183">
                <text:p>-0.309080574031183</text:p>
              </table:table-cell>
              <table:table-cell office:value-type="float" office:value="NaN">
                <text:p>NaN</text:p>
              </table:table-cell>
              <table:table-cell office:value-type="float" office:value="-0.587804270916307">
                <text:p>-0.58780427091630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454050391863552">
                <text:p>-0.454050391863552</text:p>
              </table:table-cell>
              <table:table-cell office:value-type="float" office:value="NaN">
                <text:p>NaN</text:p>
              </table:table-cell>
              <table:table-cell office:value-type="float" office:value="-0.629338755573681">
                <text:p>-0.62933875557368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587839929960414">
                <text:p>-0.587839929960414</text:p>
              </table:table-cell>
              <table:table-cell office:value-type="float" office:value="NaN">
                <text:p>NaN</text:p>
              </table:table-cell>
              <table:table-cell office:value-type="float" office:value="-0.669148258381184">
                <text:p>-0.66914825838118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707154830496268">
                <text:p>-0.707154830496268</text:p>
              </table:table-cell>
              <table:table-cell office:value-type="float" office:value="-0.707123663748542">
                <text:p>-0.707123663748542</text:p>
              </table:table-cell>
              <table:table-cell office:value-type="float" office:value="-0.707123663748542">
                <text:p>-0.70712366374854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809057150924396">
                <text:p>-0.809057150924396</text:p>
              </table:table-cell>
              <table:table-cell office:value-type="float" office:value="NaN">
                <text:p>NaN</text:p>
              </table:table-cell>
              <table:table-cell office:value-type="float" office:value="-0.743160883242591">
                <text:p>-0.74316088324259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891037706210507">
                <text:p>-0.891037706210507</text:p>
              </table:table-cell>
              <table:table-cell office:value-type="float" office:value="NaN">
                <text:p>NaN</text:p>
              </table:table-cell>
              <table:table-cell office:value-type="float" office:value="-0.777161140887755">
                <text:p>-0.77716114088775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951077853584108">
                <text:p>-0.951077853584108</text:p>
              </table:table-cell>
              <table:table-cell office:value-type="float" office:value="NaN">
                <text:p>NaN</text:p>
              </table:table-cell>
              <table:table-cell office:value-type="float" office:value="-0.809031243905407">
                <text:p>-0.80903124390540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987699198455025">
                <text:p>-0.987699198455025</text:p>
              </table:table-cell>
              <table:table-cell office:value-type="float" office:value="NaN">
                <text:p>NaN</text:p>
              </table:table-cell>
              <table:table-cell office:value-type="float" office:value="-0.838683838149994">
                <text:p>-0.83868383814999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99999997564615">
                <text:p>-0.999999997564615</text:p>
              </table:table-cell>
              <table:table-cell office:value-type="float" office:value="NaN">
                <text:p>NaN</text:p>
              </table:table-cell>
              <table:table-cell office:value-type="float" office:value="-0.866037647541786">
                <text:p>-0.86603764754178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98767736300114">
                <text:p>-0.98767736300114</text:p>
              </table:table-cell>
              <table:table-cell office:value-type="float" office:value="NaN">
                <text:p>NaN</text:p>
              </table:table-cell>
              <table:table-cell office:value-type="float" office:value="-0.891017696840014">
                <text:p>-0.89101769684001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95103472034019">
                <text:p>-0.95103472034019</text:p>
              </table:table-cell>
              <table:table-cell office:value-type="float" office:value="NaN">
                <text:p>NaN</text:p>
              </table:table-cell>
              <table:table-cell office:value-type="float" office:value="-0.913555517145745">
                <text:p>-0.91355551714574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890974337265129">
                <text:p>-0.890974337265129</text:p>
              </table:table-cell>
              <table:table-cell office:value-type="float" office:value="NaN">
                <text:p>NaN</text:p>
              </table:table-cell>
              <table:table-cell office:value-type="float" office:value="-0.933589333571262">
                <text:p>-0.93358933357126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808975106638588">
                <text:p>-0.808975106638588</text:p>
              </table:table-cell>
              <table:table-cell office:value-type="float" office:value="NaN">
                <text:p>NaN</text:p>
              </table:table-cell>
              <table:table-cell office:value-type="float" office:value="-0.951064234561521">
                <text:p>-0.95106423456152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70705613108206">
                <text:p>-0.70705613108206</text:p>
              </table:table-cell>
              <table:table-cell office:value-type="float" office:value="NaN">
                <text:p>NaN</text:p>
              </table:table-cell>
              <table:table-cell office:value-type="float" office:value="-0.965932322403612">
                <text:p>-0.96593232240361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587727005736294">
                <text:p>-0.587727005736294</text:p>
              </table:table-cell>
              <table:table-cell office:value-type="float" office:value="NaN">
                <text:p>NaN</text:p>
              </table:table-cell>
              <table:table-cell office:value-type="float" office:value="-0.978152844511679">
                <text:p>-0.97815284451167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453926023411668">
                <text:p>-0.453926023411668</text:p>
              </table:table-cell>
              <table:table-cell office:value-type="float" office:value="NaN">
                <text:p>NaN</text:p>
              </table:table-cell>
              <table:table-cell office:value-type="float" office:value="-0.987692305127444">
                <text:p>-0.987692305127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